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128.89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79.74pt"/>
    </style:style>
    <style:style style:name="co15" style:family="table-column">
      <style:table-column-properties fo:break-before="auto" style:column-width="52.7pt"/>
    </style:style>
    <style:style style:name="co16" style:family="table-column">
      <style:table-column-properties fo:break-before="auto" style:column-width="73.56pt"/>
    </style:style>
    <style:style style:name="co17" style:family="table-column">
      <style:table-column-properties fo:break-before="auto" style:column-width="75.09pt"/>
    </style:style>
    <style:style style:name="co18" style:family="table-column">
      <style:table-column-properties fo:break-before="auto" style:column-width="60.46pt"/>
    </style:style>
    <style:style style:name="co19" style:family="table-column">
      <style:table-column-properties fo:break-before="auto" style:column-width="85.89pt"/>
    </style:style>
    <style:style style:name="co20" style:family="table-column">
      <style:table-column-properties fo:break-before="auto" style:column-width="143.04pt"/>
    </style:style>
    <style:style style:name="co21" style:family="table-column">
      <style:table-column-properties fo:break-before="auto" style:column-width="70.44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302.06pt"/>
    </style:style>
    <style:style style:name="co24" style:family="table-column">
      <style:table-column-properties fo:break-before="auto" style:column-width="102.1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98.25pt"/>
    </style:style>
    <style:style style:name="co27" style:family="table-column">
      <style:table-column-properties fo:break-before="auto" style:column-width="87.45pt"/>
    </style:style>
    <style:style style:name="co28" style:family="table-column">
      <style:table-column-properties fo:break-before="auto" style:column-width="86.71pt"/>
    </style:style>
    <style:style style:name="co29" style:family="table-column">
      <style:table-column-properties fo:break-before="auto" style:column-width="84.9pt"/>
    </style:style>
    <style:style style:name="co30" style:family="table-column">
      <style:table-column-properties fo:break-before="auto" style:column-width="133pt"/>
    </style:style>
    <style:style style:name="co31" style:family="table-column">
      <style:table-column-properties fo:break-before="auto" style:column-width="108.06pt"/>
    </style:style>
    <style:style style:name="co32" style:family="table-column">
      <style:table-column-properties fo:break-before="auto" style:column-width="82.06pt"/>
    </style:style>
    <style:style style:name="co33" style:family="table-column">
      <style:table-column-properties fo:break-before="auto" style:column-width="116.56pt"/>
    </style:style>
    <style:style style:name="co34" style:family="table-column">
      <style:table-column-properties fo:break-before="auto" style:column-width="100.35pt"/>
    </style:style>
    <style:style style:name="co35" style:family="table-column">
      <style:table-column-properties fo:break-before="auto" style:column-width="78.21pt"/>
    </style:style>
    <style:style style:name="co36" style:family="table-column">
      <style:table-column-properties fo:break-before="auto" style:column-width="111.15pt"/>
    </style:style>
    <style:style style:name="co37" style:family="table-column">
      <style:table-column-properties fo:break-before="auto" style:column-width="84.1pt"/>
    </style:style>
    <style:style style:name="co38" style:family="table-column">
      <style:table-column-properties fo:break-before="auto" style:column-width="176.74pt"/>
    </style:style>
    <style:style style:name="co39" style:family="table-column">
      <style:table-column-properties fo:break-before="auto" style:column-width="204.55pt"/>
    </style:style>
    <style:style style:name="co40" style:family="table-column">
      <style:table-column-properties fo:break-before="auto" style:column-width="117.3pt"/>
    </style:style>
    <style:style style:name="co41" style:family="table-column">
      <style:table-column-properties fo:break-before="auto" style:column-width="118.09pt"/>
    </style:style>
    <style:style style:name="co42" style:family="table-column">
      <style:table-column-properties fo:break-before="auto" style:column-width="150.49pt"/>
    </style:style>
    <style:style style:name="co43" style:family="table-column">
      <style:table-column-properties fo:break-before="auto" style:column-width="14.09pt"/>
    </style:style>
    <style:style style:name="co44" style:family="table-column">
      <style:table-column-properties fo:break-before="auto" style:column-width="78.69pt"/>
    </style:style>
    <style:style style:name="co45" style:family="table-column">
      <style:table-column-properties fo:break-before="auto" style:column-width="205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37">
      <style:table-cell-properties fo:background-color="#fff200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ackground-color="#fff200"/>
      <style:text-properties fo:color="#ce181e"/>
    </style:style>
    <style:style style:name="ce13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14" style:family="table-cell" style:parent-style-name="Default" style:data-style-name="N11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 style:data-style-name="N84"/>
    <style:style style:name="ce17" style:family="table-cell" style:parent-style-name="Default" style:data-style-name="N4"/>
    <style:style style:name="ce18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vertical-align="top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 style:data-style-name="N0"/>
    <style:style style:name="ce28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ba131a"/>
    </style:style>
    <style:style style:name="ce34" style:family="table-cell" style:parent-style-name="Default">
      <style:text-properties fo:color="#ba131a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08f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508f"/>
    </style:style>
    <style:style style:name="ce37" style:family="table-cell" style:parent-style-name="Default">
      <style:text-properties fo:color="#00508f"/>
    </style:style>
    <style:style style:name="ce3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ext-properties style:font-name="Liberation Sans1" style:font-name-asian="Liberation Sans1" style:font-name-complex="Liberation Sans1"/>
    </style:style>
    <style:style style:name="ce4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estão 1" table:style-name="ta1">
        <table:shapes>
          <draw:frame draw:z-index="0" draw:style-name="gr1" draw:text-style-name="P1" svg:width="613.96pt" svg:height="364.39pt" svg:x="202.85pt" svg:y="920.83pt">
            <draw:object draw:notify-on-update-of-ranges="'Questão 1'.A76:'Questão 1'.A85 'Questão 1'.C76:'Questão 1'.C8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74">
          <table:table-cell table:number-columns-repeated="3"/>
        </table:table-row>
        <table:table-row table:style-name="ro1">
          <table:table-cell office:value-type="string" calcext:value-type="string">
            <text:p>Faixa de dias</text:p>
          </table:table-cell>
          <table:table-cell office:value-type="string" calcext:value-type="string">
            <text:p>Assinaturas</text:p>
          </table:table-cell>
          <table:table-cell/>
        </table:table-row>
        <table:table-row table:style-name="ro1">
          <table:table-cell office:value-type="string" calcext:value-type="string">
            <text:p>0 a 5 dias</text:p>
          </table:table-cell>
          <table:table-cell office:value-type="float" office:value="3458" calcext:value-type="float">
            <text:p>3458</text:p>
          </table:table-cell>
          <table:table-cell table:style-name="ce1" table:formula="of:=[.B76]/[.B$87]" office:value-type="percentage" office:value="0.552396166134185" calcext:value-type="percentage">
            <text:p>55%</text:p>
          </table:table-cell>
        </table:table-row>
        <table:table-row table:style-name="ro1">
          <table:table-cell office:value-type="string" calcext:value-type="string">
            <text:p>5 a 10 dias</text:p>
          </table:table-cell>
          <table:table-cell office:value-type="float" office:value="254" calcext:value-type="float">
            <text:p>254</text:p>
          </table:table-cell>
          <table:table-cell table:style-name="ce1" table:formula="of:=[.B77]/[.B$87]" office:value-type="percentage" office:value="0.0405750798722045" calcext:value-type="percentage">
            <text:p>4%</text:p>
          </table:table-cell>
        </table:table-row>
        <table:table-row table:style-name="ro1">
          <table:table-cell office:value-type="string" calcext:value-type="string">
            <text:p>10 a 15 dias</text:p>
          </table:table-cell>
          <table:table-cell office:value-type="float" office:value="159" calcext:value-type="float">
            <text:p>159</text:p>
          </table:table-cell>
          <table:table-cell table:style-name="ce1" table:formula="of:=[.B78]/[.B$87]" office:value-type="percentage" office:value="0.0253993610223642" calcext:value-type="percentage">
            <text:p>3%</text:p>
          </table:table-cell>
        </table:table-row>
        <table:table-row table:style-name="ro1">
          <table:table-cell office:value-type="string" calcext:value-type="string">
            <text:p>15 a 30 dias</text:p>
          </table:table-cell>
          <table:table-cell office:value-type="float" office:value="196" calcext:value-type="float">
            <text:p>196</text:p>
          </table:table-cell>
          <table:table-cell table:style-name="ce1" table:formula="of:=[.B79]/[.B$87]" office:value-type="percentage" office:value="0.0313099041533546" calcext:value-type="percentage">
            <text:p>3%</text:p>
          </table:table-cell>
        </table:table-row>
        <table:table-row table:style-name="ro1">
          <table:table-cell office:value-type="string" calcext:value-type="string">
            <text:p>30 a 60 dias</text:p>
          </table:table-cell>
          <table:table-cell office:value-type="float" office:value="60" calcext:value-type="float">
            <text:p>60</text:p>
          </table:table-cell>
          <table:table-cell table:style-name="ce1" table:formula="of:=[.B80]/[.B$87]" office:value-type="percentage" office:value="0.00958466453674121" calcext:value-type="percentage">
            <text:p>1%</text:p>
          </table:table-cell>
        </table:table-row>
        <table:table-row table:style-name="ro1">
          <table:table-cell office:value-type="string" calcext:value-type="string">
            <text:p>60 a 90 dias</text:p>
          </table:table-cell>
          <table:table-cell office:value-type="float" office:value="37" calcext:value-type="float">
            <text:p>37</text:p>
          </table:table-cell>
          <table:table-cell table:style-name="ce1" table:formula="of:=[.B81]/[.B$87]" office:value-type="percentage" office:value="0.00591054313099042" calcext:value-type="percentage">
            <text:p>1%</text:p>
          </table:table-cell>
        </table:table-row>
        <table:table-row table:style-name="ro1">
          <table:table-cell office:value-type="string" calcext:value-type="string">
            <text:p>90 a 120 dias</text:p>
          </table:table-cell>
          <table:table-cell office:value-type="float" office:value="179" calcext:value-type="float">
            <text:p>179</text:p>
          </table:table-cell>
          <table:table-cell table:style-name="ce1" table:formula="of:=[.B82]/[.B$87]" office:value-type="percentage" office:value="0.028594249201278" calcext:value-type="percentage">
            <text:p>3%</text:p>
          </table:table-cell>
        </table:table-row>
        <table:table-row table:style-name="ro1">
          <table:table-cell office:value-type="string" calcext:value-type="string">
            <text:p>120 a 150 dias</text:p>
          </table:table-cell>
          <table:table-cell office:value-type="float" office:value="377" calcext:value-type="float">
            <text:p>377</text:p>
          </table:table-cell>
          <table:table-cell table:style-name="ce1" table:formula="of:=[.B83]/[.B$87]" office:value-type="percentage" office:value="0.060223642172524" calcext:value-type="percentage">
            <text:p>6%</text:p>
          </table:table-cell>
        </table:table-row>
        <table:table-row table:style-name="ro1">
          <table:table-cell office:value-type="string" calcext:value-type="string">
            <text:p>150 a 180 dias</text:p>
          </table:table-cell>
          <table:table-cell office:value-type="float" office:value="584" calcext:value-type="float">
            <text:p>584</text:p>
          </table:table-cell>
          <table:table-cell table:style-name="ce1" table:formula="of:=[.B84]/[.B$87]" office:value-type="percentage" office:value="0.0932907348242811" calcext:value-type="percentage">
            <text:p>9%</text:p>
          </table:table-cell>
        </table:table-row>
        <table:table-row table:style-name="ro1">
          <table:table-cell office:value-type="string" calcext:value-type="string">
            <text:p>Maior que 180</text:p>
          </table:table-cell>
          <table:table-cell office:value-type="float" office:value="760" calcext:value-type="float">
            <text:p>760</text:p>
          </table:table-cell>
          <table:table-cell table:style-name="ce1" table:formula="of:=[.B85]/[.B$87]" office:value-type="percentage" office:value="0.121405750798722" calcext:value-type="percentage">
            <text:p>12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6260" calcext:value-type="float">
            <text:p>6260</text:p>
          </table:table-cell>
          <table:table-cell table:style-name="ce2"/>
        </table:table-row>
      </table:table>
      <table:table table:name="Students.json" table:style-name="ta1">
        <table:shapes>
          <draw:frame draw:z-index="0" draw:style-name="gr1" draw:text-style-name="P1" svg:width="272.15pt" svg:height="187.46pt" svg:x="2.32pt" svg:y="124.24pt">
            <draw:object draw:notify-on-update-of-ranges="'Students.json'.A5:'Students.json'.A7 'Students.json'.C5:'Students.json'.C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23.75pt" svg:height="231.17pt" svg:x="828.99pt" svg:y="134.02pt">
            <draw:object draw:notify-on-update-of-ranges="'Students.json'.F5:'Students.json'.F9 'Students.json'.H5:'Students.json'.H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5.92pt" svg:y="525.37pt">
            <draw:object draw:notify-on-update-of-ranges="'Students.json'.B33:'Students.json'.B37 'Students.json'.D33:'Students.json'.D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453.03pt" svg:height="255.2pt" svg:x="484.87pt" svg:y="527.02pt">
            <draw:object draw:notify-on-update-of-ranges="'Students.json'.H33:'Students.json'.H37 'Students.json'.J33:'Students.json'.J3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506.95pt" svg:height="234.17pt" svg:x="285.28pt" svg:y="129.51pt">
            <draw:object draw:notify-on-update-of-ranges="'Students.json'.L5:'Students.json'.L9 'Students.json'.N5:'Students.json'.N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1" table:default-cell-style-name="Default"/>
        <table:table-row table:style-name="ro1">
          <table:table-cell table:style-name="ce3" office:value-type="string" calcext:value-type="string">
            <text:p>Questao 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tudents.json</text:p>
          </table:table-cell>
          <table:table-cell table:style-name="ce4"/>
          <table:table-cell table:style-name="ce4" office:value-type="float" office:value="60000" calcext:value-type="float">
            <text:p>60000</text:p>
          </table:table-cell>
          <table:table-cell table:style-name="ce4"/>
          <table:table-cell table:style-name="ce9" office:value-type="string" calcext:value-type="string">
            <text:p>Novembro/2017</text:p>
          </table:table-cell>
          <table:table-cell table:style-name="ce12" office:value-type="string" calcext:value-type="string">
            <text:p>Maio/2012 – novembro/2017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orma de Login</text:p>
          </table:table-cell>
          <table:table-cell table:style-name="ce5" office:value-type="string" calcext:value-type="string">
            <text:p>Quantidade</text:p>
          </table:table-cell>
          <table:table-cell table:style-name="ce5" office:value-type="string" calcext:value-type="string">
            <text:p>Percentual</text:p>
          </table:table-cell>
          <table:table-cell table:number-columns-repeated="2"/>
          <table:table-cell table:style-name="ce10" office:value-type="string" calcext:value-type="string">
            <text:p>Universidade</text:p>
          </table:table-cell>
          <table:table-cell table:style-name="ce10" office:value-type="string" calcext:value-type="string">
            <text:p>Quantidade</text:p>
          </table:table-cell>
          <table:table-cell table:style-name="ce10" office:value-type="string" calcext:value-type="string">
            <text:p>Percentual</text:p>
          </table:table-cell>
          <table:table-cell table:number-columns-repeated="3"/>
          <table:table-cell table:style-name="ce5" office:value-type="string" calcext:value-type="string">
            <text:p>Curso</text:p>
          </table:table-cell>
          <table:table-cell table:style-name="ce5" office:value-type="string" calcext:value-type="string">
            <text:p>Quantidade</text:p>
          </table:table-cell>
          <table:table-cell table:style-name="ce5" office:value-type="string" calcext:value-type="string">
            <text:p>Percentual</text:p>
          </table:table-cell>
          <table:table-cell/>
          <table:table-cell table:style-name="ce6"/>
          <table:table-cell table:style-name="ce8" table:number-columns-repeated="1008"/>
        </table:table-row>
        <table:table-row table:style-name="ro1">
          <table:table-cell table:style-name="ce6" office:value-type="string" calcext:value-type="string">
            <text:p>facebook</text:p>
          </table:table-cell>
          <table:table-cell table:style-name="ce6" office:value-type="float" office:value="30151" calcext:value-type="float">
            <text:p>30151</text:p>
          </table:table-cell>
          <table:table-cell table:style-name="ce7" table:formula="of:=[.B5]/[.D$2]" office:value-type="percentage" office:value="0.502516666666667" calcext:value-type="percentage">
            <text:p>50.25%</text:p>
          </table:table-cell>
          <table:table-cell table:number-columns-repeated="2"/>
          <table:table-cell table:style-name="ce6" office:value-type="string" calcext:value-type="string">
            <text:p>Estácio</text:p>
          </table:table-cell>
          <table:table-cell table:style-name="ce6" office:value-type="float" office:value="8919" calcext:value-type="float">
            <text:p>8919</text:p>
          </table:table-cell>
          <table:table-cell table:style-name="ce7" table:formula="of:=[.G5]/[.D$2]" office:value-type="percentage" office:value="0.14865" calcext:value-type="percentage">
            <text:p>14.87%</text:p>
          </table:table-cell>
          <table:table-cell table:number-columns-repeated="3"/>
          <table:table-cell table:style-name="ce6" office:value-type="string" calcext:value-type="string">
            <text:p>Direito</text:p>
          </table:table-cell>
          <table:table-cell table:style-name="ce6" office:value-type="float" office:value="9862" calcext:value-type="float">
            <text:p>9862</text:p>
          </table:table-cell>
          <table:table-cell table:style-name="ce7" table:formula="of:=[.M5]/[.D$2]" office:value-type="percentage" office:value="0.164366666666667" calcext:value-type="percentage">
            <text:p>16.44%</text:p>
          </table:table-cell>
          <table:table-cell/>
          <table:table-cell table:style-name="ce6"/>
          <table:table-cell table:style-name="ce8" table:number-columns-repeated="1008"/>
        </table:table-row>
        <table:table-row table:style-name="ro1">
          <table:table-cell table:style-name="ce6" office:value-type="string" calcext:value-type="string">
            <text:p>google</text:p>
          </table:table-cell>
          <table:table-cell table:style-name="ce6" office:value-type="float" office:value="19555" calcext:value-type="float">
            <text:p>19555</text:p>
          </table:table-cell>
          <table:table-cell table:style-name="ce7" table:formula="of:=[.B6]/[.D$2]" office:value-type="percentage" office:value="0.325916666666667" calcext:value-type="percentage">
            <text:p>32.59%</text:p>
          </table:table-cell>
          <table:table-cell table:number-columns-repeated="2"/>
          <table:table-cell table:style-name="ce6" office:value-type="string" calcext:value-type="string">
            <text:p>UNIP</text:p>
          </table:table-cell>
          <table:table-cell table:style-name="ce6" office:value-type="float" office:value="4392" calcext:value-type="float">
            <text:p>4392</text:p>
          </table:table-cell>
          <table:table-cell table:style-name="ce7" table:formula="of:=[.G6]/[.D$2]" office:value-type="percentage" office:value="0.0732" calcext:value-type="percentage">
            <text:p>7.32%</text:p>
          </table:table-cell>
          <table:table-cell table:number-columns-repeated="3"/>
          <table:table-cell table:style-name="ce6" office:value-type="string" calcext:value-type="string">
            <text:p>Administração</text:p>
          </table:table-cell>
          <table:table-cell table:style-name="ce6" office:value-type="float" office:value="4099" calcext:value-type="float">
            <text:p>4099</text:p>
          </table:table-cell>
          <table:table-cell table:style-name="ce7" table:formula="of:=[.M6]/[.D$2]" office:value-type="percentage" office:value="0.0683166666666667" calcext:value-type="percentage">
            <text:p>6.83%</text:p>
          </table:table-cell>
          <table:table-cell/>
          <table:table-cell table:style-name="ce6"/>
          <table:table-cell table:style-name="ce8" table:number-columns-repeated="1008"/>
        </table:table-row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float" office:value="10294" calcext:value-type="float">
            <text:p>10294</text:p>
          </table:table-cell>
          <table:table-cell table:style-name="ce7" table:formula="of:=[.B7]/[.D$2]" office:value-type="percentage" office:value="0.171566666666667" calcext:value-type="percentage">
            <text:p>17.16%</text:p>
          </table:table-cell>
          <table:table-cell table:number-columns-repeated="2"/>
          <table:table-cell table:style-name="ce6" office:value-type="string" calcext:value-type="string">
            <text:p>UNOPAR</text:p>
          </table:table-cell>
          <table:table-cell table:style-name="ce6" office:value-type="float" office:value="1784" calcext:value-type="float">
            <text:p>1784</text:p>
          </table:table-cell>
          <table:table-cell table:style-name="ce7" table:formula="of:=[.G7]/[.D$2]" office:value-type="percentage" office:value="0.0297333333333333" calcext:value-type="percentage">
            <text:p>2.97%</text:p>
          </table:table-cell>
          <table:table-cell table:number-columns-repeated="3"/>
          <table:table-cell table:style-name="ce6" office:value-type="string" calcext:value-type="string">
            <text:p>Engenharia civil</text:p>
          </table:table-cell>
          <table:table-cell table:style-name="ce6" office:value-type="float" office:value="3585" calcext:value-type="float">
            <text:p>3585</text:p>
          </table:table-cell>
          <table:table-cell table:style-name="ce7" table:formula="of:=[.M7]/[.D$2]" office:value-type="percentage" office:value="0.05975" calcext:value-type="percentage">
            <text:p>5.98%</text:p>
          </table:table-cell>
          <table:table-cell/>
          <table:table-cell table:style-name="ce6"/>
          <table:table-cell table:style-name="ce8"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5:.B7])" office:value-type="float" office:value="60000" calcext:value-type="float">
            <text:p>60000</text:p>
          </table:table-cell>
          <table:table-cell table:style-name="ce7" table:formula="of:=[.B8]/[.D$2]" office:value-type="percentage" office:value="1" calcext:value-type="percentage">
            <text:p>100.00%</text:p>
          </table:table-cell>
          <table:table-cell table:number-columns-repeated="2"/>
          <table:table-cell table:style-name="ce6" office:value-type="string" calcext:value-type="string">
            <text:p>UNINTER</text:p>
          </table:table-cell>
          <table:table-cell table:style-name="ce6" office:value-type="float" office:value="1780" calcext:value-type="float">
            <text:p>1780</text:p>
          </table:table-cell>
          <table:table-cell table:style-name="ce7" table:formula="of:=[.G8]/[.D$2]" office:value-type="percentage" office:value="0.0296666666666667" calcext:value-type="percentage">
            <text:p>2.97%</text:p>
          </table:table-cell>
          <table:table-cell table:number-columns-repeated="3"/>
          <table:table-cell table:style-name="ce6" office:value-type="string" calcext:value-type="string">
            <text:p>Contabilidade</text:p>
          </table:table-cell>
          <table:table-cell table:style-name="ce6" office:value-type="float" office:value="2744" calcext:value-type="float">
            <text:p>2744</text:p>
          </table:table-cell>
          <table:table-cell table:style-name="ce7" table:formula="of:=[.M8]/[.D$2]" office:value-type="percentage" office:value="0.0457333333333333" calcext:value-type="percentage">
            <text:p>4.57%</text:p>
          </table:table-cell>
          <table:table-cell/>
          <table:table-cell table:style-name="ce6"/>
          <table:table-cell table:style-name="ce8" table:number-columns-repeated="1008"/>
        </table:table-row>
        <table:table-row table:style-name="ro1">
          <table:table-cell table:style-name="ce6" table:number-columns-repeated="3"/>
          <table:table-cell table:number-columns-repeated="2"/>
          <table:table-cell table:style-name="ce11" office:value-type="string" calcext:value-type="string">
            <text:p>Estácio EAD</text:p>
          </table:table-cell>
          <table:table-cell table:style-name="ce11" office:value-type="float" office:value="1446" calcext:value-type="float">
            <text:p>1446</text:p>
          </table:table-cell>
          <table:table-cell table:style-name="ce13" table:formula="of:=[.G9]/[.D$2]" office:value-type="percentage" office:value="0.0241" calcext:value-type="percentage">
            <text:p>2.41%</text:p>
          </table:table-cell>
          <table:table-cell table:number-columns-repeated="3"/>
          <table:table-cell table:style-name="ce6" office:value-type="string" calcext:value-type="string">
            <text:p>Pedagogia</text:p>
          </table:table-cell>
          <table:table-cell table:style-name="ce6" office:value-type="float" office:value="2627" calcext:value-type="float">
            <text:p>2627</text:p>
          </table:table-cell>
          <table:table-cell table:style-name="ce7" table:formula="of:=[.M9]/[.D$2]" office:value-type="percentage" office:value="0.0437833333333333" calcext:value-type="percentage">
            <text:p>4.38%</text:p>
          </table:table-cell>
          <table:table-cell/>
          <table:table-cell table:style-name="ce6"/>
          <table:table-cell table:style-name="ce8" table:number-columns-repeated="1008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9"/>
          <table:table-cell table:style-name="ce14"/>
          <table:table-cell table:style-name="ce8" table:number-columns-repeated="1009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Quantidade</text:p>
          </table:table-cell>
          <table:table-cell table:style-name="ce5" office:value-type="string" calcext:value-type="string">
            <text:p>Percentual</text:p>
          </table:table-cell>
          <table:table-cell table:number-columns-repeated="3"/>
          <table:table-cell table:style-name="ce5" office:value-type="string" calcext:value-type="string">
            <text:p>Cidade</text:p>
          </table:table-cell>
          <table:table-cell table:style-name="ce5" office:value-type="string" calcext:value-type="string">
            <text:p>Quantidade</text:p>
          </table:table-cell>
          <table:table-cell table:style-name="ce5" office:value-type="string" calcext:value-type="string">
            <text:p>Percentual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io de Janeiro</text:p>
          </table:table-cell>
          <table:table-cell table:style-name="ce6" office:value-type="float" office:value="5201" calcext:value-type="float">
            <text:p>5201</text:p>
          </table:table-cell>
          <table:table-cell table:style-name="ce7" table:formula="of:=[.C33]/[.D$2]" office:value-type="percentage" office:value="0.0866833333333333" calcext:value-type="percentage">
            <text:p>8.67%</text:p>
          </table:table-cell>
          <table:table-cell table:number-columns-repeated="3"/>
          <table:table-cell table:style-name="ce6" office:value-type="string" calcext:value-type="string">
            <text:p>Rio de Janeiro</text:p>
          </table:table-cell>
          <table:table-cell table:style-name="ce6" office:value-type="float" office:value="2457" calcext:value-type="float">
            <text:p>2457</text:p>
          </table:table-cell>
          <table:table-cell table:style-name="ce7" table:formula="of:=[.I33]/[.D$2]" office:value-type="percentage" office:value="0.04095" calcext:value-type="percentage">
            <text:p>4.10%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ão Paulo</text:p>
          </table:table-cell>
          <table:table-cell table:style-name="ce6" office:value-type="float" office:value="3873" calcext:value-type="float">
            <text:p>3873</text:p>
          </table:table-cell>
          <table:table-cell table:style-name="ce7" table:formula="of:=[.C34]/[.D$2]" office:value-type="percentage" office:value="0.06455" calcext:value-type="percentage">
            <text:p>6.46%</text:p>
          </table:table-cell>
          <table:table-cell table:number-columns-repeated="3"/>
          <table:table-cell table:style-name="ce6" office:value-type="string" calcext:value-type="string">
            <text:p>São Paulo</text:p>
          </table:table-cell>
          <table:table-cell table:style-name="ce6" office:value-type="float" office:value="1162" calcext:value-type="float">
            <text:p>1162</text:p>
          </table:table-cell>
          <table:table-cell table:style-name="ce7" table:formula="of:=[.I34]/[.D$2]" office:value-type="percentage" office:value="0.0193666666666667" calcext:value-type="percentage">
            <text:p>1.94%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Minas Gerais</text:p>
          </table:table-cell>
          <table:table-cell table:style-name="ce6" office:value-type="float" office:value="2363" calcext:value-type="float">
            <text:p>2363</text:p>
          </table:table-cell>
          <table:table-cell table:style-name="ce7" table:formula="of:=[.C35]/[.D$2]" office:value-type="percentage" office:value="0.0393833333333333" calcext:value-type="percentage">
            <text:p>3.94%</text:p>
          </table:table-cell>
          <table:table-cell table:number-columns-repeated="3"/>
          <table:table-cell table:style-name="ce6" office:value-type="string" calcext:value-type="string">
            <text:p>Salvador</text:p>
          </table:table-cell>
          <table:table-cell table:style-name="ce6" office:value-type="float" office:value="623" calcext:value-type="float">
            <text:p>623</text:p>
          </table:table-cell>
          <table:table-cell table:style-name="ce7" table:formula="of:=[.I35]/[.D$2]" office:value-type="percentage" office:value="0.0103833333333333" calcext:value-type="percentage">
            <text:p>1.04%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Paraná</text:p>
          </table:table-cell>
          <table:table-cell table:style-name="ce6" office:value-type="float" office:value="1395" calcext:value-type="float">
            <text:p>1395</text:p>
          </table:table-cell>
          <table:table-cell table:style-name="ce7" table:formula="of:=[.C36]/[.D$2]" office:value-type="percentage" office:value="0.02325" calcext:value-type="percentage">
            <text:p>2.33%</text:p>
          </table:table-cell>
          <table:table-cell table:number-columns-repeated="3"/>
          <table:table-cell table:style-name="ce6" office:value-type="string" calcext:value-type="string">
            <text:p>Belo Horizonte</text:p>
          </table:table-cell>
          <table:table-cell table:style-name="ce6" office:value-type="float" office:value="549" calcext:value-type="float">
            <text:p>549</text:p>
          </table:table-cell>
          <table:table-cell table:style-name="ce7" table:formula="of:=[.I36]/[.D$2]" office:value-type="percentage" office:value="0.00915" calcext:value-type="percentage">
            <text:p>0.92%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Bahia</text:p>
          </table:table-cell>
          <table:table-cell table:style-name="ce6" office:value-type="float" office:value="1314" calcext:value-type="float">
            <text:p>1314</text:p>
          </table:table-cell>
          <table:table-cell table:style-name="ce7" table:formula="of:=[.C37]/[.D$2]" office:value-type="percentage" office:value="0.0219" calcext:value-type="percentage">
            <text:p>2.19%</text:p>
          </table:table-cell>
          <table:table-cell table:number-columns-repeated="3"/>
          <table:table-cell table:style-name="ce6" office:value-type="string" calcext:value-type="string">
            <text:p>Fortaleza</text:p>
          </table:table-cell>
          <table:table-cell table:style-name="ce6" office:value-type="float" office:value="457" calcext:value-type="float">
            <text:p>457</text:p>
          </table:table-cell>
          <table:table-cell table:style-name="ce7" table:formula="of:=[.I37]/[.D$2]" office:value-type="percentage" office:value="0.00761666666666667" calcext:value-type="percentage">
            <text:p>0.76%</text:p>
          </table:table-cell>
          <table:table-cell table:number-columns-repeated="1014"/>
        </table:table-row>
        <table:table-row table:style-name="ro1" table:number-rows-repeated="22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ssions.json" table:style-name="ta1">
        <table:shapes>
          <draw:frame draw:z-index="0" draw:style-name="gr1" draw:text-style-name="P1" svg:width="522.51pt" svg:height="299.23pt" svg:x="298.26pt" svg:y="345.26pt">
            <draw:object draw:notify-on-update-of-ranges="'Sessions.json'.B29:'Sessions.json'.B45 'Sessions.json'.D29:'Sessions.json'.D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18.64pt" svg:height="191.25pt" svg:x="464.43pt" svg:y="126.51pt">
            <draw:object draw:notify-on-update-of-ranges="'Sessions.json'.I5:'Sessions.json'.I8 'Sessions.json'.K5:'Sessions.json'.K8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number-columns-repeated="1015" table:default-cell-style-name="Default"/>
        <table:table-row table:style-name="ro1">
          <table:table-cell table:style-name="ce3" office:value-type="string" calcext:value-type="string">
            <text:p>Questao 2</text:p>
          </table:table-cell>
          <table:table-cell table:style-name="ce8" table:number-columns-repeated="1023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sessions.json</text:p>
          </table:table-cell>
          <table:table-cell table:style-name="ce4" table:number-columns-repeated="3"/>
          <table:table-cell table:style-name="ce4" office:value-type="string" calcext:value-type="string">
            <text:p>Fevereiro/2017</text:p>
          </table:table-cell>
          <table:table-cell table:style-name="ce4" office:value-type="string" calcext:value-type="string">
            <text:p>Junho/2018</text:p>
          </table:table-cell>
          <table:table-cell table:style-name="ce4" table:number-columns-repeated="1017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3" office:value-type="string" calcext:value-type="string">
            <text:p>student id</text:p>
          </table:table-cell>
          <table:table-cell table:style-name="ce3" office:value-type="string" calcext:value-type="string">
            <text:p>Acessos</text:p>
          </table:table-cell>
          <table:table-cell table:style-name="ce3"/>
          <table:table-cell table:style-name="ce15" office:value-type="string" calcext:value-type="string">
            <text:p>Dia de Acesso</text:p>
          </table:table-cell>
          <table:table-cell table:style-name="ce3" office:value-type="string" calcext:value-type="string">
            <text:p>Quantidade</text:p>
          </table:table-cell>
          <table:table-cell table:style-name="ce3" office:value-type="string" calcext:value-type="string">
            <text:p>Percentual</text:p>
          </table:table-cell>
          <table:table-cell/>
          <table:table-cell table:style-name="ce3"/>
          <table:table-cell table:style-name="ce3" office:value-type="string" calcext:value-type="string">
            <text:p>Meios de Acesso</text:p>
          </table:table-cell>
          <table:table-cell table:style-name="ce3" office:value-type="string" calcext:value-type="string">
            <text:p>Quantidade</text:p>
          </table:table-cell>
          <table:table-cell table:style-name="ce3" office:value-type="string" calcext:value-type="string">
            <text:p>Percentual</text:p>
          </table:table-cell>
          <table:table-cell table:number-columns-repeated="1013"/>
        </table:table-row>
        <table:table-row table:style-name="ro1">
          <table:table-cell office:value-type="float" office:value="8634223" calcext:value-type="float">
            <text:p>8634223</text:p>
          </table:table-cell>
          <table:table-cell office:value-type="float" office:value="2543" calcext:value-type="float">
            <text:p>2543</text:p>
          </table:table-cell>
          <table:table-cell/>
          <table:table-cell table:style-name="ce16" office:value-type="date" office:date-value="2017-11-22" calcext:value-type="date">
            <text:p>2017-11-22</text:p>
          </table:table-cell>
          <table:table-cell office:value-type="float" office:value="27657" calcext:value-type="float">
            <text:p>27657</text:p>
          </table:table-cell>
          <table:table-cell table:style-name="ce18" table:formula="of:=SUM([.E5:.E9])/[.E11]" office:value-type="percentage" office:value="0.0555700891025559" calcext:value-type="percentage" table:number-columns-spanned="1" table:number-rows-spanned="5">
            <text:p>5.56%</text:p>
          </table:table-cell>
          <table:table-cell table:number-columns-repeated="2"/>
          <table:table-cell office:value-type="string" calcext:value-type="string">
            <text:p>Website <text:s text:c="3"/></text:p>
          </table:table-cell>
          <table:table-cell office:value-type="float" office:value="855697" calcext:value-type="float">
            <text:p>855697</text:p>
          </table:table-cell>
          <table:table-cell table:style-name="ce2" table:formula="of:=[.J5]/[.J$9]" office:value-type="percentage" office:value="0.611621929549941" calcext:value-type="percentage">
            <text:p>61.16%</text:p>
          </table:table-cell>
          <table:table-cell table:number-columns-repeated="1013"/>
        </table:table-row>
        <table:table-row table:style-name="ro1">
          <table:table-cell office:value-type="float" office:value="9187725" calcext:value-type="float">
            <text:p>9187725</text:p>
          </table:table-cell>
          <table:table-cell office:value-type="float" office:value="1766" calcext:value-type="float">
            <text:p>1766</text:p>
          </table:table-cell>
          <table:table-cell/>
          <table:table-cell table:style-name="ce16" office:value-type="date" office:date-value="2017-11-21" calcext:value-type="date">
            <text:p>2017-11-21</text:p>
          </table:table-cell>
          <table:table-cell office:value-type="float" office:value="13207" calcext:value-type="float">
            <text:p>13207</text:p>
          </table:table-cell>
          <table:covered-table-cell/>
          <table:table-cell table:number-columns-repeated="2"/>
          <table:table-cell office:value-type="string" calcext:value-type="string">
            <text:p>Android <text:s text:c="3"/></text:p>
          </table:table-cell>
          <table:table-cell office:value-type="float" office:value="360385" calcext:value-type="float">
            <text:p>360385</text:p>
          </table:table-cell>
          <table:table-cell table:style-name="ce2" table:formula="of:=[.J6]/[.J$9]" office:value-type="percentage" office:value="0.257590442739493" calcext:value-type="percentage">
            <text:p>25.76%</text:p>
          </table:table-cell>
          <table:table-cell table:number-columns-repeated="1013"/>
        </table:table-row>
        <table:table-row table:style-name="ro1">
          <table:table-cell office:value-type="float" office:value="97540741" calcext:value-type="float">
            <text:p>97540741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16" office:value-type="date" office:date-value="2017-11-20" calcext:value-type="date">
            <text:p>2017-11-20</text:p>
          </table:table-cell>
          <table:table-cell office:value-type="float" office:value="12713" calcext:value-type="float">
            <text:p>12713</text:p>
          </table:table-cell>
          <table:covered-table-cell/>
          <table:table-cell table:number-columns-repeated="2"/>
          <table:table-cell office:value-type="string" calcext:value-type="string">
            <text:p>iOS <text:s text:c="7"/></text:p>
          </table:table-cell>
          <table:table-cell office:value-type="float" office:value="106867" calcext:value-type="float">
            <text:p>106867</text:p>
          </table:table-cell>
          <table:table-cell table:style-name="ce2" table:formula="of:=[.J7]/[.J$9]" office:value-type="percentage" office:value="0.0763847492105425" calcext:value-type="percentage">
            <text:p>7.64%</text:p>
          </table:table-cell>
          <table:table-cell table:number-columns-repeated="1013"/>
        </table:table-row>
        <table:table-row table:style-name="ro1">
          <table:table-cell office:value-type="float" office:value="56029708" calcext:value-type="float">
            <text:p>56029708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16" office:value-type="date" office:date-value="2017-11-30" calcext:value-type="date">
            <text:p>2017-11-30</text:p>
          </table:table-cell>
          <table:table-cell office:value-type="float" office:value="12134" calcext:value-type="float">
            <text:p>12134</text:p>
          </table:table-cell>
          <table:covered-table-cell/>
          <table:table-cell table:number-columns-repeated="2"/>
          <table:table-cell office:value-type="string" calcext:value-type="string">
            <text:p>Webapp <text:s text:c="5"/></text:p>
          </table:table-cell>
          <table:table-cell office:value-type="float" office:value="76113" calcext:value-type="float">
            <text:p>76113</text:p>
          </table:table-cell>
          <table:table-cell table:style-name="ce2" table:formula="of:=[.J8]/[.J$9]" office:value-type="percentage" office:value="0.0544028785000236" calcext:value-type="percentage">
            <text:p>5.44%</text:p>
          </table:table-cell>
          <table:table-cell table:number-columns-repeated="1013"/>
        </table:table-row>
        <table:table-row table:style-name="ro1">
          <table:table-cell office:value-type="float" office:value="62447266" calcext:value-type="float">
            <text:p>62447266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16" office:value-type="date" office:date-value="2017-11-16" calcext:value-type="date">
            <text:p>2017-11-16</text:p>
          </table:table-cell>
          <table:table-cell office:value-type="float" office:value="12035" calcext:value-type="float">
            <text:p>12035</text:p>
          </table:table-cell>
          <table:covered-table-cell/>
          <table:table-cell table:number-columns-repeated="2"/>
          <table:table-cell office:value-type="string" calcext:value-type="string">
            <text:p>total</text:p>
          </table:table-cell>
          <table:table-cell table:formula="of:=SUM([.J5:.J8])" office:value-type="float" office:value="1399062" calcext:value-type="float">
            <text:p>139906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399062" calcext:value-type="float">
            <text:p>1399062</text:p>
          </table:table-cell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Acessos</text:p>
          </table:table-cell>
          <table:table-cell table:style-name="ce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vereiro_17</text:p>
          </table:table-cell>
          <table:table-cell office:value-type="float" office:value="12338" calcext:value-type="float">
            <text:p>12338</text:p>
          </table:table-cell>
          <table:table-cell table:style-name="ce2" table:formula="of:=[.C29]/[.E$11]" office:value-type="percentage" office:value="0.00881876571588679" calcext:value-type="percentage">
            <text:p>0.88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ço_17</text:p>
          </table:table-cell>
          <table:table-cell office:value-type="float" office:value="42911" calcext:value-type="float">
            <text:p>42911</text:p>
          </table:table-cell>
          <table:table-cell table:style-name="ce2" table:formula="of:=[.C30]/[.E$11]" office:value-type="percentage" office:value="0.0306712640326161" calcext:value-type="percentage">
            <text:p>3.07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bril_17</text:p>
          </table:table-cell>
          <table:table-cell office:value-type="float" office:value="59283" calcext:value-type="float">
            <text:p>59283</text:p>
          </table:table-cell>
          <table:table-cell table:style-name="ce2" table:formula="of:=[.C31]/[.E$11]" office:value-type="percentage" office:value="0.0423733901714148" calcext:value-type="percentage">
            <text:p>4.24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io_17</text:p>
          </table:table-cell>
          <table:table-cell office:value-type="float" office:value="85175" calcext:value-type="float">
            <text:p>85175</text:p>
          </table:table-cell>
          <table:table-cell table:style-name="ce2" table:formula="of:=[.C32]/[.E$11]" office:value-type="percentage" office:value="0.0608800753647801" calcext:value-type="percentage">
            <text:p>6.09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ho_17</text:p>
          </table:table-cell>
          <table:table-cell office:value-type="float" office:value="111395" calcext:value-type="float">
            <text:p>111395</text:p>
          </table:table-cell>
          <table:table-cell table:style-name="ce2" table:formula="of:=[.C33]/[.E$11]" office:value-type="percentage" office:value="0.079621203349101" calcext:value-type="percentage">
            <text:p>7.96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lho_17</text:p>
          </table:table-cell>
          <table:table-cell office:value-type="float" office:value="37906" calcext:value-type="float">
            <text:p>37906</text:p>
          </table:table-cell>
          <table:table-cell table:style-name="ce2" table:formula="of:=[.C34]/[.E$11]" office:value-type="percentage" office:value="0.0270938671767227" calcext:value-type="percentage">
            <text:p>2.71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gosto_17</text:p>
          </table:table-cell>
          <table:table-cell office:value-type="float" office:value="70242" calcext:value-type="float">
            <text:p>70242</text:p>
          </table:table-cell>
          <table:table-cell table:style-name="ce2" table:formula="of:=[.C35]/[.E$11]" office:value-type="percentage" office:value="0.0502064954948387" calcext:value-type="percentage">
            <text:p>5.02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embro_17</text:p>
          </table:table-cell>
          <table:table-cell office:value-type="float" office:value="123633" calcext:value-type="float">
            <text:p>123633</text:p>
          </table:table-cell>
          <table:table-cell table:style-name="ce2" table:formula="of:=[.C36]/[.E$11]" office:value-type="percentage" office:value="0.0883684926043306" calcext:value-type="percentage">
            <text:p>8.84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utubro_17</text:p>
          </table:table-cell>
          <table:table-cell office:value-type="float" office:value="144772" calcext:value-type="float">
            <text:p>144772</text:p>
          </table:table-cell>
          <table:table-cell table:style-name="ce2" table:formula="of:=[.C37]/[.E$11]" office:value-type="percentage" office:value="0.103477901622659" calcext:value-type="percentage">
            <text:p>10.35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vembro_17</text:p>
          </table:table-cell>
          <table:table-cell office:value-type="float" office:value="281754" calcext:value-type="float">
            <text:p>281754</text:p>
          </table:table-cell>
          <table:table-cell table:style-name="ce2" table:formula="of:=[.C38]/[.E$11]" office:value-type="percentage" office:value="0.20138778696012" calcext:value-type="percentage">
            <text:p>20.14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zembro_17</text:p>
          </table:table-cell>
          <table:table-cell office:value-type="float" office:value="85514" calcext:value-type="float">
            <text:p>85514</text:p>
          </table:table-cell>
          <table:table-cell table:style-name="ce2" table:formula="of:=[.C39]/[.E$11]" office:value-type="percentage" office:value="0.0611223805664081" calcext:value-type="percentage">
            <text:p>6.11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neiro_18</text:p>
          </table:table-cell>
          <table:table-cell office:value-type="float" office:value="20650" calcext:value-type="float">
            <text:p>20650</text:p>
          </table:table-cell>
          <table:table-cell table:style-name="ce2" table:formula="of:=[.C40]/[.E$11]" office:value-type="percentage" office:value="0.0147598891257142" calcext:value-type="percentage">
            <text:p>1.48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vereiro_18</text:p>
          </table:table-cell>
          <table:table-cell office:value-type="float" office:value="29725" calcext:value-type="float">
            <text:p>29725</text:p>
          </table:table-cell>
          <table:table-cell table:style-name="ce2" table:formula="of:=[.C41]/[.E$11]" office:value-type="percentage" office:value="0.0212463779303562" calcext:value-type="percentage">
            <text:p>2.12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ço_18</text:p>
          </table:table-cell>
          <table:table-cell office:value-type="float" office:value="65430" calcext:value-type="float">
            <text:p>65430</text:p>
          </table:table-cell>
          <table:table-cell table:style-name="ce2" table:formula="of:=[.C42]/[.E$11]" office:value-type="percentage" office:value="0.0467670482080137" calcext:value-type="percentage">
            <text:p>4.68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bril_18</text:p>
          </table:table-cell>
          <table:table-cell office:value-type="float" office:value="97324" calcext:value-type="float">
            <text:p>97324</text:p>
          </table:table-cell>
          <table:table-cell table:style-name="ce2" table:formula="of:=[.C43]/[.E$11]" office:value-type="percentage" office:value="0.0695637505700248" calcext:value-type="percentage">
            <text:p>6.96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io_18</text:p>
          </table:table-cell>
          <table:table-cell office:value-type="float" office:value="103540" calcext:value-type="float">
            <text:p>103540</text:p>
          </table:table-cell>
          <table:table-cell table:style-name="ce2" table:formula="of:=[.C44]/[.E$11]" office:value-type="percentage" office:value="0.0740067273644771" calcext:value-type="percentage">
            <text:p>7.40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ho_18</text:p>
          </table:table-cell>
          <table:table-cell office:value-type="float" office:value="27470" calcext:value-type="float">
            <text:p>27470</text:p>
          </table:table-cell>
          <table:table-cell table:style-name="ce2" table:formula="of:=[.C45]/[.E$11]" office:value-type="percentage" office:value="0.0196345837425361" calcext:value-type="percentage">
            <text:p>1.96%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SUM([.C29:.C45])" office:value-type="float" office:value="1399062" calcext:value-type="float">
            <text:p>1399062</text:p>
          </table:table-cell>
          <table:table-cell table:style-name="ce17" table:formula="of:=[.C46]*100/[.E$11]" office:value-type="float" office:value="100" calcext:value-type="float">
            <text:p>100.00</text:p>
          </table:table-cell>
          <table:table-cell table:number-columns-repeated="1020"/>
        </table:table-row>
        <table:table-row table:style-name="ro1" table:number-rows-repeated="18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bjects.json" table:style-name="ta1">
        <table:shapes>
          <draw:frame draw:z-index="0" draw:style-name="gr1" draw:text-style-name="P1" svg:width="613.64pt" svg:height="321.51pt" svg:x="332.16pt" svg:y="54.2pt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0" table:default-cell-style-name="Default"/>
        <table:table-column table:style-name="co2" table:number-columns-repeated="1023" table:default-cell-style-name="Default"/>
        <table:table-row table:style-name="ro1">
          <table:table-cell table:style-name="ce3" office:value-type="string" calcext:value-type="string">
            <text:p>Questao 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subjects.json</text:p>
          </table:table-cell>
          <table:table-cell table:style-name="ce4" table:number-columns-repeated="3"/>
          <table:table-cell table:style-name="ce4" office:value-type="string" calcext:value-type="string">
            <text:p>Agosto/2015</text:p>
          </table:table-cell>
          <table:table-cell table:style-name="ce4" office:value-type="string" calcext:value-type="string">
            <text:p>Junho/2018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isciplinas</text:p>
          </table:table-cell>
          <table:table-cell table:style-name="ce3" office:value-type="string" calcext:value-type="string">
            <text:p>Acessos</text:p>
          </table:table-cell>
          <table:table-cell table:style-name="ce3" office:value-type="string" calcext:value-type="string">
            <text:p>Percent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oquímica</text:p>
          </table:table-cell>
          <table:table-cell office:value-type="float" office:value="4229" calcext:value-type="float">
            <text:p>4229</text:p>
          </table:table-cell>
          <table:table-cell table:style-name="ce2" table:formula="of:=[.B5]/[.B$20]" office:value-type="percentage" office:value="0.0704833333333333" calcext:value-type="percentage">
            <text:p>7.0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lculo I</text:p>
          </table:table-cell>
          <table:table-cell office:value-type="float" office:value="4128" calcext:value-type="float">
            <text:p>4128</text:p>
          </table:table-cell>
          <table:table-cell table:style-name="ce2" table:formula="of:=[.B6]/[.B$20]" office:value-type="percentage" office:value="0.0688" calcext:value-type="percentage">
            <text:p>6.8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omia Humana</text:p>
          </table:table-cell>
          <table:table-cell office:value-type="float" office:value="3989" calcext:value-type="float">
            <text:p>3989</text:p>
          </table:table-cell>
          <table:table-cell table:style-name="ce2" table:formula="of:=[.B7]/[.B$20]" office:value-type="percentage" office:value="0.0664833333333333" calcext:value-type="percentage">
            <text:p>6.6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ito Constitucional</text:p>
          </table:table-cell>
          <table:table-cell office:value-type="float" office:value="3928" calcext:value-type="float">
            <text:p>3928</text:p>
          </table:table-cell>
          <table:table-cell table:style-name="ce2" table:formula="of:=[.B8]/[.B$20]" office:value-type="percentage" office:value="0.0654666666666667" calcext:value-type="percentage">
            <text:p>6.5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mática Financeira</text:p>
          </table:table-cell>
          <table:table-cell office:value-type="float" office:value="3418" calcext:value-type="float">
            <text:p>3418</text:p>
          </table:table-cell>
          <table:table-cell table:style-name="ce2" table:formula="of:=[.B9]/[.B$20]" office:value-type="percentage" office:value="0.0569666666666667" calcext:value-type="percentage">
            <text:p>5.7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ísica I</text:p>
          </table:table-cell>
          <table:table-cell office:value-type="float" office:value="3091" calcext:value-type="float">
            <text:p>3091</text:p>
          </table:table-cell>
          <table:table-cell table:style-name="ce2" table:formula="of:=[.B10]/[.B$20]" office:value-type="percentage" office:value="0.0515166666666667" calcext:value-type="percentage">
            <text:p>5.1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ito Penal I</text:p>
          </table:table-cell>
          <table:table-cell office:value-type="float" office:value="2968" calcext:value-type="float">
            <text:p>2968</text:p>
          </table:table-cell>
          <table:table-cell table:style-name="ce2" table:formula="of:=[.B11]/[.B$20]" office:value-type="percentage" office:value="0.0494666666666667" calcext:value-type="percentage">
            <text:p>4.9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ito Constitucional I</text:p>
          </table:table-cell>
          <table:table-cell office:value-type="float" office:value="2894" calcext:value-type="float">
            <text:p>2894</text:p>
          </table:table-cell>
          <table:table-cell table:style-name="ce2" table:formula="of:=[.B12]/[.B$20]" office:value-type="percentage" office:value="0.0482333333333333" calcext:value-type="percentage">
            <text:p>4.8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siologia Humana</text:p>
          </table:table-cell>
          <table:table-cell office:value-type="float" office:value="2859" calcext:value-type="float">
            <text:p>2859</text:p>
          </table:table-cell>
          <table:table-cell table:style-name="ce2" table:formula="of:=[.B13]/[.B$20]" office:value-type="percentage" office:value="0.04765" calcext:value-type="percentage">
            <text:p>4.7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lculo II</text:p>
          </table:table-cell>
          <table:table-cell office:value-type="float" office:value="2572" calcext:value-type="float">
            <text:p>2572</text:p>
          </table:table-cell>
          <table:table-cell table:style-name="ce2" table:formula="of:=[.B14]/[.B$20]" office:value-type="percentage" office:value="0.0428666666666667" calcext:value-type="percentage">
            <text:p>4.2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ito Processual Civil I</text:p>
          </table:table-cell>
          <table:table-cell office:value-type="float" office:value="2566" calcext:value-type="float">
            <text:p>2566</text:p>
          </table:table-cell>
          <table:table-cell table:style-name="ce2" table:formula="of:=[.B15]/[.B$20]" office:value-type="percentage" office:value="0.0427666666666667" calcext:value-type="percentage">
            <text:p>4.2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lculo Diferencial e Integral I</text:p>
          </table:table-cell>
          <table:table-cell office:value-type="float" office:value="2467" calcext:value-type="float">
            <text:p>2467</text:p>
          </table:table-cell>
          <table:table-cell table:style-name="ce2" table:formula="of:=[.B16]/[.B$20]" office:value-type="percentage" office:value="0.0411166666666667" calcext:value-type="percentage">
            <text:p>4.1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ética</text:p>
          </table:table-cell>
          <table:table-cell office:value-type="float" office:value="2313" calcext:value-type="float">
            <text:p>2313</text:p>
          </table:table-cell>
          <table:table-cell table:style-name="ce2" table:formula="of:=[.B17]/[.B$20]" office:value-type="percentage" office:value="0.03855" calcext:value-type="percentage">
            <text:p>3.8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istência dos Materiais</text:p>
          </table:table-cell>
          <table:table-cell office:value-type="float" office:value="2284" calcext:value-type="float">
            <text:p>2284</text:p>
          </table:table-cell>
          <table:table-cell table:style-name="ce2" table:formula="of:=[.B18]/[.B$20]" office:value-type="percentage" office:value="0.0380666666666667" calcext:value-type="percentage">
            <text:p>3.8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odologia Científica</text:p>
          </table:table-cell>
          <table:table-cell office:value-type="float" office:value="2144" calcext:value-type="float">
            <text:p>2144</text:p>
          </table:table-cell>
          <table:table-cell table:style-name="ce2" table:formula="of:=[.B19]/[.B$20]" office:value-type="percentage" office:value="0.0357333333333333" calcext:value-type="percentage">
            <text:p>3.5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00" calcext:value-type="float">
            <text:p>60000</text:p>
          </table:table-cell>
          <table:table-cell table:style-name="ce2" table:formula="of:=[.B20]/[.B$20]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1" table:number-rows-repeated="18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stions.json_Answers.json" table:style-name="ta1">
        <table:shapes>
          <draw:frame draw:z-index="0" draw:style-name="gr1" draw:text-style-name="P1" svg:width="611.15pt" svg:height="329.64pt" svg:x="180.68pt" svg:y="46.71pt">
            <draw:object draw:notify-on-update-of-ranges="'Questions.json_Answers.json'.A47:'Questions.json_Answers.json'.A63 'Questions.json_Answers.json'.C14:'Questions.json_Answers.json'.C30 'Questions.json_Answers.json'.C47:'Questions.json_Answers.json'.C6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1018" table:default-cell-style-name="Default"/>
        <table:table-row table:style-name="ro1">
          <table:table-cell table:style-name="ce3" office:value-type="string" calcext:value-type="string">
            <text:p>Questao 2</text:p>
          </table:table-cell>
          <table:table-cell table:style-name="ce8" table:number-columns-repeated="1023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questions.json</text:p>
          </table:table-cell>
          <table:table-cell table:style-name="ce4" table:number-columns-repeated="3"/>
          <table:table-cell table:style-name="ce4" office:value-type="string" calcext:value-type="string">
            <text:p>Setembro/2013</text:p>
          </table:table-cell>
          <table:table-cell table:style-name="ce4" office:value-type="string" calcext:value-type="string">
            <text:p>Junho/2018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N° de Perguntas</text:p>
          </table:table-cell>
          <table:table-cell table:style-name="ce3" office:value-type="string" calcext:value-type="string">
            <text:p>Percentual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9" office:value-type="string" calcext:value-type="string">
            <text:p>2017-11-01</text:p>
          </table:table-cell>
          <table:table-cell office:value-type="float" office:value="53" calcext:value-type="float">
            <text:p>53</text:p>
          </table:table-cell>
          <table:table-cell table:style-name="ce2" table:formula="of:=[.B5]/[.B$11]" office:value-type="percentage" office:value="0.0135688684075781" calcext:value-type="percentage">
            <text:p>1.36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017-11-05</text:p>
          </table:table-cell>
          <table:table-cell office:value-type="float" office:value="49" calcext:value-type="float">
            <text:p>49</text:p>
          </table:table-cell>
          <table:table-cell table:style-name="ce2" table:formula="of:=[.B6]/[.B$11]" office:value-type="percentage" office:value="0.0125448028673835" calcext:value-type="percentage">
            <text:p>1.25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017-11-13</text:p>
          </table:table-cell>
          <table:table-cell office:value-type="float" office:value="47" calcext:value-type="float">
            <text:p>47</text:p>
          </table:table-cell>
          <table:table-cell table:style-name="ce2" table:formula="of:=[.B7]/[.B$11]" office:value-type="percentage" office:value="0.0120327700972862" calcext:value-type="percentage">
            <text:p>1.20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017-11-20</text:p>
          </table:table-cell>
          <table:table-cell office:value-type="float" office:value="46" calcext:value-type="float">
            <text:p>46</text:p>
          </table:table-cell>
          <table:table-cell table:style-name="ce2" table:formula="of:=[.B8]/[.B$11]" office:value-type="percentage" office:value="0.0117767537122376" calcext:value-type="percentage">
            <text:p>1.18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017-10-31</text:p>
          </table:table-cell>
          <table:table-cell office:value-type="float" office:value="44" calcext:value-type="float">
            <text:p>44</text:p>
          </table:table-cell>
          <table:table-cell table:style-name="ce2" table:formula="of:=[.B9]/[.B$11]" office:value-type="percentage" office:value="0.0112647209421403" calcext:value-type="percentage">
            <text:p>1.13%</text:p>
          </table:table-cell>
          <table:table-cell table:number-columns-repeated="1021"/>
        </table:table-row>
        <table:table-row table:style-name="ro1">
          <table:table-cell table:style-name="ce19"/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906" calcext:value-type="float">
            <text:p>3906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9"/>
          <table:table-cell/>
          <table:table-cell table:style-name="ce2"/>
          <table:table-cell table:number-columns-repeated="1021"/>
        </table:table-row>
        <table:table-row table:style-name="ro1"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N° de Perguntas</text:p>
          </table:table-cell>
          <table:table-cell table:style-name="ce3" office:value-type="string" calcext:value-type="string">
            <text:p>Percent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vereiro_17</text:p>
          </table:table-cell>
          <table:table-cell office:value-type="float" office:value="20" calcext:value-type="float">
            <text:p>20</text:p>
          </table:table-cell>
          <table:table-cell table:style-name="ce2" table:formula="of:=[.B14]/[.B$11]" office:value-type="percentage" office:value="0.00512032770097286" calcext:value-type="percentage">
            <text:p>0.5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ço_17</text:p>
          </table:table-cell>
          <table:table-cell office:value-type="float" office:value="51" calcext:value-type="float">
            <text:p>51</text:p>
          </table:table-cell>
          <table:table-cell table:style-name="ce2" table:formula="of:=[.B15]/[.B$11]" office:value-type="percentage" office:value="0.0130568356374808" calcext:value-type="percentage">
            <text:p>1.3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l_17</text:p>
          </table:table-cell>
          <table:table-cell office:value-type="float" office:value="87" calcext:value-type="float">
            <text:p>87</text:p>
          </table:table-cell>
          <table:table-cell table:style-name="ce2" table:formula="of:=[.B16]/[.B$11]" office:value-type="percentage" office:value="0.022273425499232" calcext:value-type="percentage">
            <text:p>2.2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o_17</text:p>
          </table:table-cell>
          <table:table-cell office:value-type="float" office:value="112" calcext:value-type="float">
            <text:p>112</text:p>
          </table:table-cell>
          <table:table-cell table:style-name="ce2" table:formula="of:=[.B17]/[.B$11]" office:value-type="percentage" office:value="0.028673835125448" calcext:value-type="percentage">
            <text:p>2.8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ho_17</text:p>
          </table:table-cell>
          <table:table-cell office:value-type="float" office:value="98" calcext:value-type="float">
            <text:p>98</text:p>
          </table:table-cell>
          <table:table-cell table:style-name="ce2" table:formula="of:=[.B18]/[.B$11]" office:value-type="percentage" office:value="0.025089605734767" calcext:value-type="percentage">
            <text:p>2.5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ho_17</text:p>
          </table:table-cell>
          <table:table-cell office:value-type="float" office:value="43" calcext:value-type="float">
            <text:p>43</text:p>
          </table:table-cell>
          <table:table-cell table:style-name="ce2" table:formula="of:=[.B19]/[.B$11]" office:value-type="percentage" office:value="0.0110087045570917" calcext:value-type="percentage">
            <text:p>1.1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osto_17</text:p>
          </table:table-cell>
          <table:table-cell office:value-type="float" office:value="66" calcext:value-type="float">
            <text:p>66</text:p>
          </table:table-cell>
          <table:table-cell table:style-name="ce2" table:formula="of:=[.B20]/[.B$11]" office:value-type="percentage" office:value="0.0168970814132104" calcext:value-type="percentage">
            <text:p>1.6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embro_17</text:p>
          </table:table-cell>
          <table:table-cell office:value-type="float" office:value="161" calcext:value-type="float">
            <text:p>161</text:p>
          </table:table-cell>
          <table:table-cell table:style-name="ce2" table:formula="of:=[.B21]/[.B$11]" office:value-type="percentage" office:value="0.0412186379928315" calcext:value-type="percentage">
            <text:p>4.1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ubro_17</text:p>
          </table:table-cell>
          <table:table-cell office:value-type="float" office:value="286" calcext:value-type="float">
            <text:p>286</text:p>
          </table:table-cell>
          <table:table-cell table:style-name="ce2" table:formula="of:=[.B22]/[.B$11]" office:value-type="percentage" office:value="0.0732206861239119" calcext:value-type="percentage">
            <text:p>7.32%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Novembro_17</text:p>
          </table:table-cell>
          <table:table-cell office:value-type="float" office:value="898" calcext:value-type="float">
            <text:p>898</text:p>
          </table:table-cell>
          <table:table-cell table:style-name="ce2" table:formula="of:=[.B23]/[.B$11]" office:value-type="percentage" office:value="0.229902713773681" calcext:value-type="percentage">
            <text:p>22.99%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Dezembro_17</text:p>
          </table:table-cell>
          <table:table-cell office:value-type="float" office:value="166" calcext:value-type="float">
            <text:p>166</text:p>
          </table:table-cell>
          <table:table-cell table:style-name="ce2" table:formula="of:=[.B24]/[.B$11]" office:value-type="percentage" office:value="0.0424987199180748" calcext:value-type="percentage">
            <text:p>4.25%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Janeiro_18</text:p>
          </table:table-cell>
          <table:table-cell office:value-type="float" office:value="47" calcext:value-type="float">
            <text:p>47</text:p>
          </table:table-cell>
          <table:table-cell table:style-name="ce2" table:formula="of:=[.B25]/[.B$11]" office:value-type="percentage" office:value="0.0120327700972862" calcext:value-type="percentage">
            <text:p>1.20%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Fevereiro_18</text:p>
          </table:table-cell>
          <table:table-cell office:value-type="float" office:value="41" calcext:value-type="float">
            <text:p>41</text:p>
          </table:table-cell>
          <table:table-cell table:style-name="ce2" table:formula="of:=[.B26]/[.B$11]" office:value-type="percentage" office:value="0.0104966717869944" calcext:value-type="percentage">
            <text:p>1.05%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Março_18</text:p>
          </table:table-cell>
          <table:table-cell office:value-type="float" office:value="139" calcext:value-type="float">
            <text:p>139</text:p>
          </table:table-cell>
          <table:table-cell table:style-name="ce2" table:formula="of:=[.B27]/[.B$11]" office:value-type="percentage" office:value="0.0355862775217614" calcext:value-type="percentage">
            <text:p>3.56%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bril_18</text:p>
          </table:table-cell>
          <table:table-cell office:value-type="float" office:value="237" calcext:value-type="float">
            <text:p>237</text:p>
          </table:table-cell>
          <table:table-cell table:style-name="ce2" table:formula="of:=[.B28]/[.B$11]" office:value-type="percentage" office:value="0.0606758832565284" calcext:value-type="percentage">
            <text:p>6.07%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Maio_18</text:p>
          </table:table-cell>
          <table:table-cell office:value-type="float" office:value="232" calcext:value-type="float">
            <text:p>232</text:p>
          </table:table-cell>
          <table:table-cell table:style-name="ce2" table:formula="of:=[.B29]/[.B$11]" office:value-type="percentage" office:value="0.0593958013312852" calcext:value-type="percentage">
            <text:p>5.94%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Junho_18</text:p>
          </table:table-cell>
          <table:table-cell office:value-type="float" office:value="41" calcext:value-type="float">
            <text:p>41</text:p>
          </table:table-cell>
          <table:table-cell table:style-name="ce2" table:formula="of:=[.B30]/[.B$11]" office:value-type="percentage" office:value="0.0104966717869944" calcext:value-type="percentage">
            <text:p>1.05%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 table:number-rows-repeated="2">
          <table:table-cell table:style-name="ce19"/>
          <table:table-cell/>
          <table:table-cell table:style-name="ce2"/>
          <table:table-cell table:number-columns-repeated="3"/>
          <table:table-cell table:style-name="ce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swers.json</text:p>
          </table:table-cell>
          <table:table-cell table:style-name="ce4" table:number-columns-repeated="3"/>
          <table:table-cell table:style-name="ce4" office:value-type="string" calcext:value-type="string">
            <text:p>Agosto/2013</text:p>
          </table:table-cell>
          <table:table-cell table:style-name="ce4" office:value-type="string" calcext:value-type="string">
            <text:p>Junho/2018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N° de Respostas</text:p>
          </table:table-cell>
          <table:table-cell table:style-name="ce3" office:value-type="string" calcext:value-type="string">
            <text:p>Percentual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Setembro_17</text:p>
          </table:table-cell>
          <table:table-cell office:value-type="float" office:value="385" calcext:value-type="float">
            <text:p>385</text:p>
          </table:table-cell>
          <table:table-cell table:style-name="ce2" table:formula="of:=[.B38]/[.B$44]" office:value-type="percentage" office:value="0.0511831959585217" calcext:value-type="percentage">
            <text:p>5.1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ubro_17</text:p>
          </table:table-cell>
          <table:table-cell office:value-type="float" office:value="596" calcext:value-type="float">
            <text:p>596</text:p>
          </table:table-cell>
          <table:table-cell table:style-name="ce2" table:formula="of:=[.B39]/[.B$44]" office:value-type="percentage" office:value="0.0792342462111141" calcext:value-type="percentage">
            <text:p>7.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mbro_17</text:p>
          </table:table-cell>
          <table:table-cell office:value-type="float" office:value="1533" calcext:value-type="float">
            <text:p>1533</text:p>
          </table:table-cell>
          <table:table-cell table:style-name="ce2" table:formula="of:=[.B40]/[.B$44]" office:value-type="percentage" office:value="0.203802180271204" calcext:value-type="percentage">
            <text:p>20.3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zembro_17</text:p>
          </table:table-cell>
          <table:table-cell office:value-type="float" office:value="159" calcext:value-type="float">
            <text:p>159</text:p>
          </table:table-cell>
          <table:table-cell table:style-name="ce2" table:formula="of:=[.B41]/[.B$44]" office:value-type="percentage" office:value="0.0211379952140388" calcext:value-type="percentage">
            <text:p>2.1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neiro_18</text:p>
          </table:table-cell>
          <table:table-cell office:value-type="float" office:value="36" calcext:value-type="float">
            <text:p>36</text:p>
          </table:table-cell>
          <table:table-cell table:style-name="ce2" table:formula="of:=[.B42]/[.B$44]" office:value-type="percentage" office:value="0.00478596118053709" calcext:value-type="percentage">
            <text:p>0.48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522" calcext:value-type="float">
            <text:p>7522</text:p>
          </table:table-cell>
          <table:table-cell table:number-columns-repeated="1022"/>
        </table:table-row>
        <table:table-row table:style-name="ro1">
          <table:table-cell table:style-name="ce20" table:number-columns-repeated="4"/>
          <table:table-cell table:number-columns-repeated="4"/>
          <table:table-cell table:style-name="ce20"/>
          <table:table-cell/>
          <table:table-cell table:style-name="ce20" table:number-columns-repeated="1014"/>
        </table:table-row>
        <table:table-row table:style-name="ro1"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N° de Respostas</text:p>
          </table:table-cell>
          <table:table-cell table:style-name="ce3" office:value-type="string" calcext:value-type="string">
            <text:p>Percentual</text:p>
          </table:table-cell>
          <table:table-cell table:style-name="ce20"/>
          <table:table-cell table:number-columns-repeated="4"/>
          <table:table-cell table:style-name="ce20"/>
          <table:table-cell/>
          <table:table-cell table:style-name="ce20" table:number-columns-repeated="1014"/>
        </table:table-row>
        <table:table-row table:style-name="ro1">
          <table:table-cell office:value-type="string" calcext:value-type="string">
            <text:p>Fevereiro_17</text:p>
          </table:table-cell>
          <table:table-cell office:value-type="float" office:value="62" calcext:value-type="float">
            <text:p>62</text:p>
          </table:table-cell>
          <table:table-cell table:style-name="ce2" table:formula="of:=[.B47]/[.B$44]" office:value-type="percentage" office:value="0.00824248869981388" calcext:value-type="percentage">
            <text:p>0.82%</text:p>
          </table:table-cell>
          <table:table-cell table:style-name="ce20"/>
          <table:table-cell table:number-columns-repeated="4"/>
          <table:table-cell table:style-name="ce20"/>
          <table:table-cell/>
          <table:table-cell table:style-name="ce20" table:number-columns-repeated="1014"/>
        </table:table-row>
        <table:table-row table:style-name="ro1">
          <table:table-cell office:value-type="string" calcext:value-type="string">
            <text:p>Março_17</text:p>
          </table:table-cell>
          <table:table-cell office:value-type="float" office:value="147" calcext:value-type="float">
            <text:p>147</text:p>
          </table:table-cell>
          <table:table-cell table:style-name="ce2" table:formula="of:=[.B48]/[.B$44]" office:value-type="percentage" office:value="0.0195426748205265" calcext:value-type="percentage">
            <text:p>1.95%</text:p>
          </table:table-cell>
          <table:table-cell table:style-name="ce20"/>
          <table:table-cell table:number-columns-repeated="4"/>
          <table:table-cell table:style-name="ce20"/>
          <table:table-cell/>
          <table:table-cell table:style-name="ce20" table:number-columns-repeated="1014"/>
        </table:table-row>
        <table:table-row table:style-name="ro1">
          <table:table-cell office:value-type="string" calcext:value-type="string">
            <text:p>Abril_17</text:p>
          </table:table-cell>
          <table:table-cell office:value-type="float" office:value="148" calcext:value-type="float">
            <text:p>148</text:p>
          </table:table-cell>
          <table:table-cell table:style-name="ce2" table:formula="of:=[.B49]/[.B$44]" office:value-type="percentage" office:value="0.0196756181866525" calcext:value-type="percentage">
            <text:p>1.97%</text:p>
          </table:table-cell>
          <table:table-cell table:style-name="ce20"/>
          <table:table-cell table:number-columns-repeated="4"/>
          <table:table-cell table:style-name="ce20"/>
          <table:table-cell/>
          <table:table-cell table:style-name="ce20" table:number-columns-repeated="1014"/>
        </table:table-row>
        <table:table-row table:style-name="ro1">
          <table:table-cell office:value-type="string" calcext:value-type="string">
            <text:p>Maio_17</text:p>
          </table:table-cell>
          <table:table-cell office:value-type="float" office:value="287" calcext:value-type="float">
            <text:p>287</text:p>
          </table:table-cell>
          <table:table-cell table:style-name="ce2" table:formula="of:=[.B50]/[.B$44]" office:value-type="percentage" office:value="0.0381547460781707" calcext:value-type="percentage">
            <text:p>3.82%</text:p>
          </table:table-cell>
          <table:table-cell table:style-name="ce20"/>
          <table:table-cell table:number-columns-repeated="4"/>
          <table:table-cell table:style-name="ce20"/>
          <table:table-cell/>
          <table:table-cell table:style-name="ce20" table:number-columns-repeated="1014"/>
        </table:table-row>
        <table:table-row table:style-name="ro1">
          <table:table-cell office:value-type="string" calcext:value-type="string">
            <text:p>Junho_17</text:p>
          </table:table-cell>
          <table:table-cell office:value-type="float" office:value="269" calcext:value-type="float">
            <text:p>269</text:p>
          </table:table-cell>
          <table:table-cell table:style-name="ce2" table:formula="of:=[.B51]/[.B$44]" office:value-type="percentage" office:value="0.0357617654879022" calcext:value-type="percentage">
            <text:p>3.58%</text:p>
          </table:table-cell>
          <table:table-cell table:style-name="ce20"/>
          <table:table-cell table:number-columns-repeated="4"/>
          <table:table-cell table:style-name="ce20"/>
          <table:table-cell/>
          <table:table-cell table:style-name="ce20" table:number-columns-repeated="1014"/>
        </table:table-row>
        <table:table-row table:style-name="ro1">
          <table:table-cell office:value-type="string" calcext:value-type="string">
            <text:p>Julho_17</text:p>
          </table:table-cell>
          <table:table-cell office:value-type="float" office:value="96" calcext:value-type="float">
            <text:p>96</text:p>
          </table:table-cell>
          <table:table-cell table:style-name="ce2" table:formula="of:=[.B52]/[.B$44]" office:value-type="percentage" office:value="0.0127625631480989" calcext:value-type="percentage">
            <text:p>1.2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osto_17</text:p>
          </table:table-cell>
          <table:table-cell office:value-type="float" office:value="201" calcext:value-type="float">
            <text:p>201</text:p>
          </table:table-cell>
          <table:table-cell table:style-name="ce2" table:formula="of:=[.B53]/[.B$44]" office:value-type="percentage" office:value="0.0267216165913321" calcext:value-type="percentage">
            <text:p>2.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embro_17</text:p>
          </table:table-cell>
          <table:table-cell table:style-name="ce20" office:value-type="float" office:value="385" calcext:value-type="float">
            <text:p>385</text:p>
          </table:table-cell>
          <table:table-cell table:style-name="ce2" table:formula="of:=[.B54]/[.B$44]" office:value-type="percentage" office:value="0.0511831959585217" calcext:value-type="percentage">
            <text:p>5.1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ubro_17</text:p>
          </table:table-cell>
          <table:table-cell table:style-name="ce20" office:value-type="float" office:value="596" calcext:value-type="float">
            <text:p>596</text:p>
          </table:table-cell>
          <table:table-cell table:style-name="ce2" table:formula="of:=[.B55]/[.B$44]" office:value-type="percentage" office:value="0.0792342462111141" calcext:value-type="percentage">
            <text:p>7.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mbro_17</text:p>
          </table:table-cell>
          <table:table-cell table:style-name="ce20" office:value-type="float" office:value="1533" calcext:value-type="float">
            <text:p>1533</text:p>
          </table:table-cell>
          <table:table-cell table:style-name="ce2" table:formula="of:=[.B56]/[.B$44]" office:value-type="percentage" office:value="0.203802180271204" calcext:value-type="percentage">
            <text:p>20.3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zembro_17</text:p>
          </table:table-cell>
          <table:table-cell table:style-name="ce20" office:value-type="float" office:value="159" calcext:value-type="float">
            <text:p>159</text:p>
          </table:table-cell>
          <table:table-cell table:style-name="ce2" table:formula="of:=[.B57]/[.B$44]" office:value-type="percentage" office:value="0.0211379952140388" calcext:value-type="percentage">
            <text:p>2.1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neiro_18</text:p>
          </table:table-cell>
          <table:table-cell table:style-name="ce20" office:value-type="float" office:value="36" calcext:value-type="float">
            <text:p>36</text:p>
          </table:table-cell>
          <table:table-cell table:style-name="ce2" table:formula="of:=[.B58]/[.B$44]" office:value-type="percentage" office:value="0.00478596118053709" calcext:value-type="percentage">
            <text:p>0.4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vereiro_18</text:p>
          </table:table-cell>
          <table:table-cell table:style-name="ce20" office:value-type="float" office:value="118" calcext:value-type="float">
            <text:p>118</text:p>
          </table:table-cell>
          <table:table-cell table:style-name="ce2" table:formula="of:=[.B59]/[.B$44]" office:value-type="percentage" office:value="0.0156873172028716" calcext:value-type="percentage">
            <text:p>1.5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ço_18</text:p>
          </table:table-cell>
          <table:table-cell table:style-name="ce20" office:value-type="float" office:value="278" calcext:value-type="float">
            <text:p>278</text:p>
          </table:table-cell>
          <table:table-cell table:style-name="ce2" table:formula="of:=[.B60]/[.B$44]" office:value-type="percentage" office:value="0.0369582557830364" calcext:value-type="percentage">
            <text:p>3.7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l_18</text:p>
          </table:table-cell>
          <table:table-cell office:value-type="float" office:value="413" calcext:value-type="float">
            <text:p>413</text:p>
          </table:table-cell>
          <table:table-cell table:style-name="ce2" table:formula="of:=[.B61]/[.B$44]" office:value-type="percentage" office:value="0.0549056102100505" calcext:value-type="percentage">
            <text:p>5.4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o_18</text:p>
          </table:table-cell>
          <table:table-cell office:value-type="float" office:value="410" calcext:value-type="float">
            <text:p>410</text:p>
          </table:table-cell>
          <table:table-cell table:style-name="ce2" table:formula="of:=[.B62]/[.B$44]" office:value-type="percentage" office:value="0.0545067801116724" calcext:value-type="percentage">
            <text:p>5.4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ho_18</text:p>
          </table:table-cell>
          <table:table-cell office:value-type="float" office:value="70" calcext:value-type="float">
            <text:p>70</text:p>
          </table:table-cell>
          <table:table-cell table:style-name="ce2" table:formula="of:=[.B63]/[.B$44]" office:value-type="percentage" office:value="0.00930603562882212" calcext:value-type="percentage">
            <text:p>0.93%</text:p>
          </table:table-cell>
          <table:table-cell table:number-columns-repeated="1021"/>
        </table:table-row>
        <table:table-row table:style-name="ro1" table:number-rows-repeated="1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lesviews.json_etc" table:style-name="ta1">
        <table:shapes>
          <draw:frame draw:z-index="0" draw:style-name="gr1" draw:text-style-name="P1" svg:width="337.58pt" svg:height="228.13pt" svg:x="28.01pt" svg:y="573.73pt">
            <draw:object draw:notify-on-update-of-ranges="'filesviews.json_etc'.A38:'filesviews.json_etc'.A39 'filesviews.json_etc'.C38:'filesviews.json_etc'.C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65.14pt" svg:height="275.56pt" svg:x="432.51pt" svg:y="618.89pt">
            <draw:object draw:notify-on-update-of-ranges="'filesviews.json_etc'.F38:'filesviews.json_etc'.F46 'filesviews.json_etc'.H38:'filesviews.json_etc'.H4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1012" table:default-cell-style-name="Default"/>
        <table:table-row table:style-name="ro1"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filesviews.json</text:p>
          </table:table-cell>
          <table:table-cell table:style-name="ce4" table:number-columns-repeated="3"/>
          <table:table-cell table:style-name="ce4" office:value-type="string" calcext:value-type="string">
            <text:p>Novembro/2013</text:p>
          </table:table-cell>
          <table:table-cell table:style-name="ce4" office:value-type="string" calcext:value-type="string">
            <text:p>Junho/2018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Arquivos Visualizados</text:p>
          </table:table-cell>
          <table:table-cell table:style-name="ce21" office:value-type="string" calcext:value-type="string">
            <text:p>N° de visualizações</text:p>
          </table:table-cell>
          <table:table-cell table:style-name="ce21" office:value-type="string" calcext:value-type="string">
            <text:p>Percentual</text:p>
          </table:table-cell>
          <table:table-cell table:style-name="ce3"/>
          <table:table-cell table:style-name="ce21" office:value-type="string" calcext:value-type="string">
            <text:p>Período</text:p>
          </table:table-cell>
          <table:table-cell table:style-name="ce21" office:value-type="string" calcext:value-type="string">
            <text:p>N° de visualizações</text:p>
          </table:table-cell>
          <table:table-cell table:style-name="ce21" office:value-type="string" calcext:value-type="string">
            <text:p>Percentu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1 <text:s text:c="4"/></text:p>
          </table:table-cell>
          <table:table-cell table:style-name="ce23" office:value-type="float" office:value="2303" calcext:value-type="float">
            <text:p>2303</text:p>
          </table:table-cell>
          <table:table-cell table:style-name="ce25" table:formula="of:=[.B4]/[.B$10]" office:value-type="percentage" office:value="0.000760321203519465" calcext:value-type="percentage">
            <text:p>0.08%</text:p>
          </table:table-cell>
          <table:table-cell/>
          <table:table-cell table:style-name="ce23" office:value-type="string" calcext:value-type="string">
            <text:p>Set_17</text:p>
          </table:table-cell>
          <table:table-cell table:style-name="ce23" office:value-type="float" office:value="291051" calcext:value-type="float">
            <text:p>291051</text:p>
          </table:table-cell>
          <table:table-cell table:style-name="ce25" table:formula="of:=[.F4]/[.B$10]" office:value-type="percentage" office:value="0.0960886871930282" calcext:value-type="percentage">
            <text:p>9.6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2</text:p>
          </table:table-cell>
          <table:table-cell table:style-name="ce23" office:value-type="float" office:value="2169" calcext:value-type="float">
            <text:p>2169</text:p>
          </table:table-cell>
          <table:table-cell table:style-name="ce25" table:formula="of:=[.B5]/[.B$10]" office:value-type="percentage" office:value="0.000716081932450595" calcext:value-type="percentage">
            <text:p>0.07%</text:p>
          </table:table-cell>
          <table:table-cell/>
          <table:table-cell table:style-name="ce23" office:value-type="string" calcext:value-type="string">
            <text:p>Out_17</text:p>
          </table:table-cell>
          <table:table-cell table:style-name="ce23" office:value-type="float" office:value="373772" calcext:value-type="float">
            <text:p>373772</text:p>
          </table:table-cell>
          <table:table-cell table:style-name="ce25" table:formula="of:=[.F5]/[.B$10]" office:value-type="percentage" office:value="0.123398513626521" calcext:value-type="percentage">
            <text:p>12.3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liando o aprendizado</text:p>
          </table:table-cell>
          <table:table-cell table:style-name="ce23" office:value-type="float" office:value="1804" calcext:value-type="float">
            <text:p>1804</text:p>
          </table:table-cell>
          <table:table-cell table:style-name="ce25" table:formula="of:=[.B6]/[.B$10]" office:value-type="percentage" office:value="0.000595579440360015" calcext:value-type="percentage">
            <text:p>0.06%</text:p>
          </table:table-cell>
          <table:table-cell table:style-name="ce2"/>
          <table:table-cell table:style-name="ce23" office:value-type="string" calcext:value-type="string">
            <text:p>Nov_17</text:p>
          </table:table-cell>
          <table:table-cell table:style-name="ce23" office:value-type="float" office:value="470164" calcext:value-type="float">
            <text:p>470164</text:p>
          </table:table-cell>
          <table:table-cell table:style-name="ce25" table:formula="of:=[.F6]/[.B$10]" office:value-type="percentage" office:value="0.15522173614048" calcext:value-type="percentage">
            <text:p>15.5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DQ Prova</text:p>
          </table:table-cell>
          <table:table-cell table:style-name="ce23" office:value-type="float" office:value="1541" calcext:value-type="float">
            <text:p>1541</text:p>
          </table:table-cell>
          <table:table-cell table:style-name="ce25" table:formula="of:=[.B7]/[.B$10]" office:value-type="percentage" office:value="0.000508751617292009" calcext:value-type="percentage">
            <text:p>0.05%</text:p>
          </table:table-cell>
          <table:table-cell table:style-name="ce27"/>
          <table:table-cell table:style-name="ce23" office:value-type="string" calcext:value-type="string">
            <text:p>Dez_17</text:p>
          </table:table-cell>
          <table:table-cell table:style-name="ce23" office:value-type="float" office:value="103643" calcext:value-type="float">
            <text:p>103643</text:p>
          </table:table-cell>
          <table:table-cell table:style-name="ce25" table:formula="of:=[.F7]/[.B$10]" office:value-type="percentage" office:value="0.0342170953088875" calcext:value-type="percentage">
            <text:p>3.42%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PLANEJAMENTO DE CARREIRA E SUCESSO PROFISSIONAL</text:p>
          </table:table-cell>
          <table:table-cell table:style-name="ce24" office:value-type="float" office:value="1441" calcext:value-type="float">
            <text:p>1441</text:p>
          </table:table-cell>
          <table:table-cell table:style-name="ce26" table:formula="of:=[.B8]/[.B$10]" office:value-type="percentage" office:value="0.000475737235897329" calcext:value-type="percentage">
            <text:p>0.05%</text:p>
          </table:table-cell>
          <table:table-cell/>
          <table:table-cell table:style-name="ce24" office:value-type="string" calcext:value-type="string">
            <text:p>Jan_18</text:p>
          </table:table-cell>
          <table:table-cell table:style-name="ce24" office:value-type="float" office:value="18098" calcext:value-type="float">
            <text:p>18098</text:p>
          </table:table-cell>
          <table:table-cell table:style-name="ce26" table:formula="of:=[.F8]/[.B$10]" office:value-type="percentage" office:value="0.00597494274480907" calcext:value-type="percentage">
            <text:p>0.6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style-name="ce23" office:value-type="float" office:value="3028983" calcext:value-type="float">
            <text:p>302898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tudyplanviews.json</text:p>
          </table:table-cell>
          <table:table-cell table:style-name="ce4" table:number-columns-repeated="3"/>
          <table:table-cell table:style-name="ce4" office:value-type="string" calcext:value-type="string">
            <text:p>Agosto/2017</text:p>
          </table:table-cell>
          <table:table-cell table:style-name="ce4" office:value-type="string" calcext:value-type="string">
            <text:p>Junho/2018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ópicos</text:p>
          </table:table-cell>
          <table:table-cell table:style-name="ce21" office:value-type="string" calcext:value-type="string">
            <text:p>N° de visualizações</text:p>
          </table:table-cell>
          <table:table-cell table:style-name="ce21" office:value-type="string" calcext:value-type="string">
            <text:p>Percentual</text:p>
          </table:table-cell>
          <table:table-cell table:style-name="ce3"/>
          <table:table-cell table:style-name="ce21" office:value-type="string" calcext:value-type="string">
            <text:p>Disciplinas</text:p>
          </table:table-cell>
          <table:table-cell table:style-name="ce21" office:value-type="string" calcext:value-type="string">
            <text:p>N° de visualizações</text:p>
          </table:table-cell>
          <table:table-cell table:style-name="ce21" office:value-type="string" calcext:value-type="string">
            <text:p>Percentual</text:p>
          </table:table-cell>
          <table:table-cell table:number-columns-repeated="3"/>
          <table:table-cell office:value-type="string" calcext:value-type="string">
            <text:p>period</text:p>
          </table:table-cell>
          <table:table-cell office:value-type="string" calcext:value-type="string">
            <text:p>number of files visualized</text:p>
          </table:table-cell>
          <table:table-cell office:value-type="string" calcext:value-type="string">
            <text:p>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/A</text:p>
          </table:table-cell>
          <table:table-cell table:style-name="ce23" office:value-type="float" office:value="1814" calcext:value-type="float">
            <text:p>1814</text:p>
          </table:table-cell>
          <table:table-cell table:style-name="ce25" table:formula="of:=[.B15]/[.B$22]" office:value-type="percentage" office:value="0.2340947218996" calcext:value-type="percentage">
            <text:p>23.41%</text:p>
          </table:table-cell>
          <table:table-cell/>
          <table:table-cell office:value-type="string" calcext:value-type="string">
            <text:p>Direito Penal I</text:p>
          </table:table-cell>
          <table:table-cell table:style-name="ce23" office:value-type="float" office:value="622" calcext:value-type="float">
            <text:p>622</text:p>
          </table:table-cell>
          <table:table-cell table:style-name="ce25" table:formula="of:=[.F15]/[.F$22]" office:value-type="percentage" office:value="0.0802684217318364" calcext:value-type="percentage">
            <text:p>8.03%</text:p>
          </table:table-cell>
          <table:table-cell table:number-columns-repeated="3"/>
          <table:table-cell office:value-type="string" calcext:value-type="string">
            <text:p>September</text:p>
          </table:table-cell>
          <table:table-cell office:value-type="float" office:value="1313" calcext:value-type="float">
            <text:p>1313</text:p>
          </table:table-cell>
          <table:table-cell table:style-name="ce17" table:formula="of:=[.L15]*100/[.F$22]" office:value-type="float" office:value="16.9441218221706" calcext:value-type="float">
            <text:p>16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umos-de-quimica</text:p>
          </table:table-cell>
          <table:table-cell table:style-name="ce23" office:value-type="float" office:value="241" calcext:value-type="float">
            <text:p>241</text:p>
          </table:table-cell>
          <table:table-cell table:style-name="ce25" table:formula="of:=[.B16]/[.B$22]" office:value-type="percentage" office:value="0.0311007871983482" calcext:value-type="percentage">
            <text:p>3.11%</text:p>
          </table:table-cell>
          <table:table-cell/>
          <table:table-cell office:value-type="string" calcext:value-type="string">
            <text:p>BioquÃ­mica </text:p>
          </table:table-cell>
          <table:table-cell table:style-name="ce23" office:value-type="float" office:value="554" calcext:value-type="float">
            <text:p>554</text:p>
          </table:table-cell>
          <table:table-cell table:style-name="ce25" table:formula="of:=[.F16]/[.F$22]" office:value-type="percentage" office:value="0.0714930958833398" calcext:value-type="percentage">
            <text:p>7.15%</text:p>
          </table:table-cell>
          <table:table-cell table:number-columns-repeated="3"/>
          <table:table-cell office:value-type="string" calcext:value-type="string">
            <text:p>October</text:p>
          </table:table-cell>
          <table:table-cell office:value-type="float" office:value="1306" calcext:value-type="float">
            <text:p>1306</text:p>
          </table:table-cell>
          <table:table-cell table:style-name="ce17" table:formula="of:=[.L16]*100/[.F$22]" office:value-type="float" office:value="16.8537875854949" calcext:value-type="float">
            <text:p>16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oquimica-estrutural-parte-i</text:p>
          </table:table-cell>
          <table:table-cell table:style-name="ce23" office:value-type="float" office:value="233" calcext:value-type="float">
            <text:p>233</text:p>
          </table:table-cell>
          <table:table-cell table:style-name="ce25" table:formula="of:=[.B17]/[.B$22]" office:value-type="percentage" office:value="0.0300683959220545" calcext:value-type="percentage">
            <text:p>3.01%</text:p>
          </table:table-cell>
          <table:table-cell/>
          <table:table-cell office:value-type="string" calcext:value-type="string">
            <text:p>CÃ¡lculo I </text:p>
          </table:table-cell>
          <table:table-cell table:style-name="ce23" office:value-type="float" office:value="551" calcext:value-type="float">
            <text:p>551</text:p>
          </table:table-cell>
          <table:table-cell table:style-name="ce25" table:formula="of:=[.F17]/[.F$22]" office:value-type="percentage" office:value="0.0711059491547297" calcext:value-type="percentage">
            <text:p>7.11%</text:p>
          </table:table-cell>
          <table:table-cell table:number-columns-repeated="3"/>
          <table:table-cell office:value-type="string" calcext:value-type="string">
            <text:p>November</text:p>
          </table:table-cell>
          <table:table-cell office:value-type="float" office:value="2405" calcext:value-type="float">
            <text:p>2405</text:p>
          </table:table-cell>
          <table:table-cell table:style-name="ce17" table:formula="of:=[.L17]*100/[.F$22]" office:value-type="float" office:value="31.0362627435798" calcext:value-type="float">
            <text:p>31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ceitos-gerais-de-contabilidade</text:p>
          </table:table-cell>
          <table:table-cell table:style-name="ce23" office:value-type="float" office:value="213" calcext:value-type="float">
            <text:p>213</text:p>
          </table:table-cell>
          <table:table-cell table:style-name="ce25" table:formula="of:=[.B18]/[.B$22]" office:value-type="percentage" office:value="0.0274874177313202" calcext:value-type="percentage">
            <text:p>2.75%</text:p>
          </table:table-cell>
          <table:table-cell/>
          <table:table-cell office:value-type="string" calcext:value-type="string">
            <text:p>Direito Civil I </text:p>
          </table:table-cell>
          <table:table-cell table:style-name="ce23" office:value-type="float" office:value="542" calcext:value-type="float">
            <text:p>542</text:p>
          </table:table-cell>
          <table:table-cell table:style-name="ce25" table:formula="of:=[.F18]/[.F$22]" office:value-type="percentage" office:value="0.0699445089688992" calcext:value-type="percentage">
            <text:p>6.99%</text:p>
          </table:table-cell>
          <table:table-cell table:number-columns-repeated="3"/>
          <table:table-cell office:value-type="string" calcext:value-type="string">
            <text:p>December</text:p>
          </table:table-cell>
          <table:table-cell office:value-type="float" office:value="487" calcext:value-type="float">
            <text:p>487</text:p>
          </table:table-cell>
          <table:table-cell table:style-name="ce17" table:formula="of:=[.L18]*100/[.F$22]" office:value-type="float" office:value="6.28468189443799" calcext:value-type="float">
            <text:p>6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roducao-ao-estudo-do-direito-civil</text:p>
          </table:table-cell>
          <table:table-cell table:style-name="ce23" office:value-type="float" office:value="166" calcext:value-type="float">
            <text:p>166</text:p>
          </table:table-cell>
          <table:table-cell table:style-name="ce25" table:formula="of:=[.B19]/[.B$22]" office:value-type="percentage" office:value="0.0214221189830946" calcext:value-type="percentage">
            <text:p>2.14%</text:p>
          </table:table-cell>
          <table:table-cell/>
          <table:table-cell office:value-type="string" calcext:value-type="string">
            <text:p>Contabilidade I </text:p>
          </table:table-cell>
          <table:table-cell table:style-name="ce23" office:value-type="float" office:value="394" calcext:value-type="float">
            <text:p>394</text:p>
          </table:table-cell>
          <table:table-cell table:style-name="ce25" table:formula="of:=[.F19]/[.F$22]" office:value-type="percentage" office:value="0.0508452703574655" calcext:value-type="percentage">
            <text:p>5.08%</text:p>
          </table:table-cell>
          <table:table-cell table:number-columns-repeated="3"/>
          <table:table-cell office:value-type="string" calcext:value-type="string">
            <text:p>January</text:p>
          </table:table-cell>
          <table:table-cell office:value-type="float" office:value="85" calcext:value-type="float">
            <text:p>85</text:p>
          </table:table-cell>
          <table:table-cell table:style-name="ce17" table:formula="of:=[.L19]*100/[.F$22]" office:value-type="float" office:value="1.09691573106207" calcext:value-type="float">
            <text:p>1.10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dimensao-do-direito</text:p>
          </table:table-cell>
          <table:table-cell table:style-name="ce24" office:value-type="float" office:value="165" calcext:value-type="float">
            <text:p>165</text:p>
          </table:table-cell>
          <table:table-cell table:style-name="ce26" table:formula="of:=[.B20]/[.B$22]" office:value-type="percentage" office:value="0.0212930700735579" calcext:value-type="percentage">
            <text:p>2.13%</text:p>
          </table:table-cell>
          <table:table-cell/>
          <table:table-cell table:style-name="ce22" office:value-type="string" calcext:value-type="string">
            <text:p>N/A</text:p>
          </table:table-cell>
          <table:table-cell table:style-name="ce24" office:value-type="float" office:value="288" calcext:value-type="float">
            <text:p>288</text:p>
          </table:table-cell>
          <table:table-cell table:style-name="ce26" table:formula="of:=[.F20]/[.F$22]" office:value-type="percentage" office:value="0.0371660859465738" calcext:value-type="percentage">
            <text:p>3.72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749" calcext:value-type="float">
            <text:p>7749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7749" calcext:value-type="float">
            <text:p>77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textbooksolutionviews.json</text:p>
          </table:table-cell>
          <table:table-cell table:style-name="ce4" table:number-columns-repeated="3"/>
          <table:table-cell table:style-name="ce4" office:value-type="string" calcext:value-type="string">
            <text:p>Agosto/2017</text:p>
          </table:table-cell>
          <table:table-cell table:style-name="ce4" office:value-type="string" calcext:value-type="string">
            <text:p>Junho/2018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ítulo do Livro</text:p>
          </table:table-cell>
          <table:table-cell table:style-name="ce21" office:value-type="string" calcext:value-type="string">
            <text:p>N° de visualizações</text:p>
          </table:table-cell>
          <table:table-cell table:style-name="ce21" office:value-type="string" calcext:value-type="string">
            <text:p>Percentual</text:p>
          </table:table-cell>
          <table:table-cell table:style-name="ce3"/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N° de visualizações</text:p>
          </table:table-cell>
          <table:table-cell table:style-name="ce3" office:value-type="string" calcext:value-type="string">
            <text:p>Percentu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stência Dos Materiais – 7 Ed. 2010 </text:p>
          </table:table-cell>
          <table:table-cell table:style-name="ce23" office:value-type="float" office:value="1012" calcext:value-type="float">
            <text:p>1012</text:p>
          </table:table-cell>
          <table:table-cell table:style-name="ce25" table:formula="of:=[.B27]/[.B$33]" office:value-type="percentage" office:value="0.0438322938322938" calcext:value-type="percentage">
            <text:p>4.38%</text:p>
          </table:table-cell>
          <table:table-cell/>
          <table:table-cell office:value-type="string" calcext:value-type="string">
            <text:p>Set_17</text:p>
          </table:table-cell>
          <table:table-cell office:value-type="float" office:value="3625" calcext:value-type="float">
            <text:p>3625</text:p>
          </table:table-cell>
          <table:table-cell table:style-name="ce2" table:formula="of:=[.F27]/[.B$33]" office:value-type="percentage" office:value="0.15700796950797" calcext:value-type="percentage">
            <text:p>15.7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ànica Vetorial Para Engenheiros - Estática – 9 Ed. 2011</text:p>
          </table:table-cell>
          <table:table-cell table:style-name="ce23" office:value-type="float" office:value="941" calcext:value-type="float">
            <text:p>941</text:p>
          </table:table-cell>
          <table:table-cell table:style-name="ce25" table:formula="of:=[.B28]/[.B$33]" office:value-type="percentage" office:value="0.0407571032571033" calcext:value-type="percentage">
            <text:p>4.08%</text:p>
          </table:table-cell>
          <table:table-cell/>
          <table:table-cell office:value-type="string" calcext:value-type="string">
            <text:p>Out_17</text:p>
          </table:table-cell>
          <table:table-cell office:value-type="float" office:value="2856" calcext:value-type="float">
            <text:p>2856</text:p>
          </table:table-cell>
          <table:table-cell table:style-name="ce2" table:formula="of:=[.F28]/[.B$33]" office:value-type="percentage" office:value="0.123700623700624" calcext:value-type="percentage">
            <text:p>12.3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álculo - Vol. 2 – 7 Ed. 2013 </text:p>
          </table:table-cell>
          <table:table-cell table:style-name="ce23" office:value-type="float" office:value="712" calcext:value-type="float">
            <text:p>712</text:p>
          </table:table-cell>
          <table:table-cell table:style-name="ce25" table:formula="of:=[.B29]/[.B$33]" office:value-type="percentage" office:value="0.0308385308385308" calcext:value-type="percentage">
            <text:p>3.08%</text:p>
          </table:table-cell>
          <table:table-cell/>
          <table:table-cell office:value-type="string" calcext:value-type="string">
            <text:p>Nov_17</text:p>
          </table:table-cell>
          <table:table-cell office:value-type="float" office:value="4871" calcext:value-type="float">
            <text:p>4871</text:p>
          </table:table-cell>
          <table:table-cell table:style-name="ce2" table:formula="of:=[.F29]/[.B$33]" office:value-type="percentage" office:value="0.210975398475398" calcext:value-type="percentage">
            <text:p>21.1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ânica Dos Materiais - 7? Ed. 2015 <text:s text:c="2"/></text:p>
          </table:table-cell>
          <table:table-cell table:style-name="ce23" office:value-type="float" office:value="690" calcext:value-type="float">
            <text:p>690</text:p>
          </table:table-cell>
          <table:table-cell table:style-name="ce25" table:formula="of:=[.B30]/[.B$33]" office:value-type="percentage" office:value="0.0298856548856549" calcext:value-type="percentage">
            <text:p>2.99%</text:p>
          </table:table-cell>
          <table:table-cell/>
          <table:table-cell office:value-type="string" calcext:value-type="string">
            <text:p>Dez_17</text:p>
          </table:table-cell>
          <table:table-cell office:value-type="float" office:value="1857" calcext:value-type="float">
            <text:p>1857</text:p>
          </table:table-cell>
          <table:table-cell table:style-name="ce2" table:formula="of:=[.F30]/[.B$33]" office:value-type="percentage" office:value="0.0804313929313929" calcext:value-type="percentage">
            <text:p>8.04%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Princípios de Bioquímica de Lehninger – 6 Ed. 2014 </text:p>
          </table:table-cell>
          <table:table-cell table:style-name="ce24" office:value-type="float" office:value="594" calcext:value-type="float">
            <text:p>594</text:p>
          </table:table-cell>
          <table:table-cell table:style-name="ce26" table:formula="of:=[.B31]/[.B$33]" office:value-type="percentage" office:value="0.0257276507276507" calcext:value-type="percentage">
            <text:p>2.57%</text:p>
          </table:table-cell>
          <table:table-cell/>
          <table:table-cell office:value-type="string" calcext:value-type="string">
            <text:p>Jan_18</text:p>
          </table:table-cell>
          <table:table-cell office:value-type="float" office:value="626" calcext:value-type="float">
            <text:p>626</text:p>
          </table:table-cell>
          <table:table-cell table:style-name="ce2" table:formula="of:=[.F31]/[.B$33]" office:value-type="percentage" office:value="0.0271136521136521" calcext:value-type="percentage">
            <text:p>2.71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3088" calcext:value-type="float">
            <text:p>230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valuations.json</text:p>
          </table:table-cell>
          <table:table-cell table:style-name="ce4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valiação</text:p>
          </table:table-cell>
          <table:table-cell table:style-name="ce3" office:value-type="string" calcext:value-type="string">
            <text:p>N° de avaliações</text:p>
          </table:table-cell>
          <table:table-cell table:style-name="ce3" office:value-type="string" calcext:value-type="string">
            <text:p>Percentual</text:p>
          </table:table-cell>
          <table:table-cell table:style-name="ce3" table:number-columns-repeated="2"/>
          <table:table-cell table:style-name="ce3" office:value-type="string" calcext:value-type="string">
            <text:p>Item avaliado</text:p>
          </table:table-cell>
          <table:table-cell table:style-name="ce3" office:value-type="string" calcext:value-type="string">
            <text:p>N° de avaliações</text:p>
          </table:table-cell>
          <table:table-cell table:style-name="ce3" office:value-type="string" calcext:value-type="string">
            <text:p>Percentual</text:p>
          </table:table-cell>
          <table:table-cell table:number-columns-repeated="2"/>
          <table:table-cell table:style-name="ce21" office:value-type="string" calcext:value-type="string">
            <text:p>Item avaliado</text:p>
          </table:table-cell>
          <table:table-cell table:style-name="ce21" office:value-type="string" calcext:value-type="string">
            <text:p>N° de avaliações</text:p>
          </table:table-cell>
          <table:table-cell table:style-name="ce21" office:value-type="string" calcext:value-type="string">
            <text:p>Percentu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kes</text:p>
          </table:table-cell>
          <table:table-cell office:value-type="float" office:value="102677" calcext:value-type="float">
            <text:p>102677</text:p>
          </table:table-cell>
          <table:table-cell table:style-name="ce2" table:formula="of:=[.B38]/[.B41]" office:value-type="percentage" office:value="0.960594635556512" calcext:value-type="percentage">
            <text:p>96.06%</text:p>
          </table:table-cell>
          <table:table-cell table:number-columns-repeated="2"/>
          <table:table-cell office:value-type="string" calcext:value-type="string">
            <text:p>File </text:p>
          </table:table-cell>
          <table:table-cell office:value-type="float" office:value="83779" calcext:value-type="float">
            <text:p>83779</text:p>
          </table:table-cell>
          <table:table-cell table:style-name="ce2" table:formula="of:=[.G38]/[.B$41]" office:value-type="percentage" office:value="0.783794403540121" calcext:value-type="percentage">
            <text:p>78.38%</text:p>
          </table:table-cell>
          <table:table-cell table:number-columns-repeated="2"/>
          <table:table-cell office:value-type="string" calcext:value-type="string">
            <text:p>File </text:p>
          </table:table-cell>
          <table:table-cell table:style-name="ce23" office:value-type="float" office:value="3362" calcext:value-type="float">
            <text:p>3362</text:p>
          </table:table-cell>
          <table:table-cell table:style-name="ce28" table:formula="of:=[.L38]*100/[.L$46]" office:value-type="float" office:value="79.8195631528965" calcext:value-type="float">
            <text:p>79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slikes</text:p>
          </table:table-cell>
          <table:table-cell office:value-type="float" office:value="4212" calcext:value-type="float">
            <text:p>4212</text:p>
          </table:table-cell>
          <table:table-cell table:style-name="ce2" table:formula="of:=[.B39]/[.B41]" office:value-type="percentage" office:value="0.0394053644434881" calcext:value-type="percentage">
            <text:p>3.94%</text:p>
          </table:table-cell>
          <table:table-cell table:number-columns-repeated="2"/>
          <table:table-cell office:value-type="string" calcext:value-type="string">
            <text:p>Comment <text:s/></text:p>
          </table:table-cell>
          <table:table-cell office:value-type="float" office:value="11645" calcext:value-type="float">
            <text:p>11645</text:p>
          </table:table-cell>
          <table:table-cell table:style-name="ce2" table:formula="of:=[.G39]/[.B$41]" office:value-type="percentage" office:value="0.108944793196681" calcext:value-type="percentage">
            <text:p>10.89%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table:style-name="ce23" office:value-type="float" office:value="470" calcext:value-type="float">
            <text:p>470</text:p>
          </table:table-cell>
          <table:table-cell table:style-name="ce28" table:formula="of:=[.L39]*100/[.L$46]" office:value-type="float" office:value="11.1585944919278" calcext:value-type="float">
            <text:p>11.16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Question </text:p>
          </table:table-cell>
          <table:table-cell office:value-type="float" office:value="5717" calcext:value-type="float">
            <text:p>5717</text:p>
          </table:table-cell>
          <table:table-cell table:style-name="ce2" table:formula="of:=[.G40]/[.B$41]" office:value-type="percentage" office:value="0.053485391387327" calcext:value-type="percentage">
            <text:p>5.35%</text:p>
          </table:table-cell>
          <table:table-cell table:number-columns-repeated="2"/>
          <table:table-cell office:value-type="string" calcext:value-type="string">
            <text:p>Answer </text:p>
          </table:table-cell>
          <table:table-cell table:style-name="ce23" office:value-type="float" office:value="293" calcext:value-type="float">
            <text:p>293</text:p>
          </table:table-cell>
          <table:table-cell table:style-name="ce28" table:formula="of:=[.L40]*100/[.L$46]" office:value-type="float" office:value="6.95631528964862" calcext:value-type="float">
            <text:p>6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formula="of:=[.B39]+[.B38]" office:value-type="float" office:value="106889" calcext:value-type="float">
            <text:p>106889</text:p>
          </table:table-cell>
          <table:table-cell table:number-columns-repeated="3"/>
          <table:table-cell office:value-type="string" calcext:value-type="string">
            <text:p>Answer</text:p>
          </table:table-cell>
          <table:table-cell office:value-type="float" office:value="3944" calcext:value-type="float">
            <text:p>3944</text:p>
          </table:table-cell>
          <table:table-cell table:style-name="ce2" table:formula="of:=[.G41]/[.B$41]" office:value-type="percentage" office:value="0.0368980905425254" calcext:value-type="percentage">
            <text:p>3.69%</text:p>
          </table:table-cell>
          <table:table-cell table:number-columns-repeated="2"/>
          <table:table-cell office:value-type="string" calcext:value-type="string">
            <text:p>Premium Content</text:p>
          </table:table-cell>
          <table:table-cell table:style-name="ce23" office:value-type="float" office:value="34" calcext:value-type="float">
            <text:p>34</text:p>
          </table:table-cell>
          <table:table-cell table:style-name="ce28" table:formula="of:=[.L41]*100/[.L$46]" office:value-type="float" office:value="0.80721747388414" calcext:value-type="float">
            <text:p>0.8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Video </text:p>
          </table:table-cell>
          <table:table-cell office:value-type="float" office:value="921" calcext:value-type="float">
            <text:p>921</text:p>
          </table:table-cell>
          <table:table-cell table:style-name="ce2" table:formula="of:=[.G42]/[.B$41]" office:value-type="percentage" office:value="0.0086164151596516" calcext:value-type="percentage">
            <text:p>0.86%</text:p>
          </table:table-cell>
          <table:table-cell table:number-columns-repeated="2"/>
          <table:table-cell office:value-type="string" calcext:value-type="string">
            <text:p>Video </text:p>
          </table:table-cell>
          <table:table-cell table:style-name="ce23" office:value-type="float" office:value="25" calcext:value-type="float">
            <text:p>25</text:p>
          </table:table-cell>
          <table:table-cell table:style-name="ce28" table:formula="of:=[.L42]*100/[.L$46]" office:value-type="float" office:value="0.593542260208927" calcext:value-type="float">
            <text:p>0.59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Premium Content </text:p>
          </table:table-cell>
          <table:table-cell office:value-type="float" office:value="681" calcext:value-type="float">
            <text:p>681</text:p>
          </table:table-cell>
          <table:table-cell table:style-name="ce2" table:formula="of:=[.G43]/[.B$41]" office:value-type="percentage" office:value="0.00637109524834174" calcext:value-type="percentage">
            <text:p>0.64%</text:p>
          </table:table-cell>
          <table:table-cell table:number-columns-repeated="2"/>
          <table:table-cell office:value-type="string" calcext:value-type="string">
            <text:p>Comment</text:p>
          </table:table-cell>
          <table:table-cell table:style-name="ce23" office:value-type="float" office:value="25" calcext:value-type="float">
            <text:p>25</text:p>
          </table:table-cell>
          <table:table-cell table:style-name="ce28" table:formula="of:=[.L43]*100/[.L$46]" office:value-type="float" office:value="0.593542260208927" calcext:value-type="float">
            <text:p>0.59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BookSolution</text:p>
          </table:table-cell>
          <table:table-cell office:value-type="float" office:value="154" calcext:value-type="float">
            <text:p>154</text:p>
          </table:table-cell>
          <table:table-cell table:style-name="ce2" table:formula="of:=[.G44]/[.B$41]" office:value-type="percentage" office:value="0.0014407469430905" calcext:value-type="percentage">
            <text:p>0.14%</text:p>
          </table:table-cell>
          <table:table-cell table:number-columns-repeated="2"/>
          <table:table-cell table:style-name="ce22" office:value-type="string" calcext:value-type="string">
            <text:p>BookSolution</text:p>
          </table:table-cell>
          <table:table-cell table:style-name="ce24" office:value-type="float" office:value="3" calcext:value-type="float">
            <text:p>3</text:p>
          </table:table-cell>
          <table:table-cell table:style-name="ce29" table:formula="of:=[.L44]*100/[.L$46]" office:value-type="float" office:value="0.0712250712250712" calcext:value-type="float">
            <text:p>0.07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Book <text:s/></text:p>
          </table:table-cell>
          <table:table-cell office:value-type="float" office:value="47" calcext:value-type="float">
            <text:p>47</text:p>
          </table:table-cell>
          <table:table-cell table:style-name="ce2" table:formula="of:=[.G45]/[.B$41]" office:value-type="percentage" office:value="0.000439708482631515" calcext:value-type="percentage">
            <text:p>0.04%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ubject </text:p>
          </table:table-cell>
          <table:table-cell office:value-type="float" office:value="1" calcext:value-type="float">
            <text:p>1</text:p>
          </table:table-cell>
          <table:table-cell table:style-name="ce2" table:formula="of:=[.G46]/[.B$41]" office:value-type="percentage" office:value="0.00000935549963045776" calcext:value-type="percentage">
            <text:p>0.00%</text:p>
          </table:table-cell>
          <table:table-cell table:number-columns-repeated="2"/>
          <table:table-cell office:value-type="string" calcext:value-type="string">
            <text:p>Total of dislikes</text:p>
          </table:table-cell>
          <table:table-cell table:formula="of:=SUM([.L38:.L45])" office:value-type="float" office:value="4212" calcext:value-type="float">
            <text:p>4212</text:p>
          </table:table-cell>
          <table:table-cell table:number-columns-repeated="1012"/>
        </table:table-row>
        <table:table-row table:style-name="ro1" table:number-rows-repeated="8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miuṃ_payments.json_cancellation.json" table:style-name="ta1">
        <table:shapes>
          <draw:frame draw:z-index="0" draw:style-name="gr1" draw:text-style-name="P1" svg:width="673.68pt" svg:height="418.62pt" svg:x="487.53pt" svg:y="127.98pt">
            <draw:object draw:notify-on-update-of-ranges="'premiuṃ_payments.json_cancellation.json'.A11:'premiuṃ_payments.json_cancellation.json'.A36 'premiuṃ_payments.json_cancellation.json'.C11:'premiuṃ_payments.json_cancellation.json'.C36 'premiuṃ_payments.json_cancellation.json'.C51:'premiuṃ_payments.json_cancellation.json'.C7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453.51pt" svg:height="255.09pt" svg:x="0pt" svg:y="84.13pt">
            <draw:object draw:notify-on-update-of-ranges="'premiuṃ_payments.json_cancellation.json'.A4:'premiuṃ_payments.json_cancellation.json'.A5 'premiuṃ_payments.json_cancellation.json'.C4:'premiuṃ_payments.json_cancellation.json'.C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6" table:default-cell-style-name="Default"/>
        <table:table-column table:style-name="co30" table:default-cell-style-name="Default"/>
        <table:table-column table:style-name="co2" table:default-cell-style-name="ce2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7"/>
        <table:table-column table:style-name="co2" table:number-columns-repeated="1016" table:default-cell-style-name="Default"/>
        <table:table-row table:style-name="ro1"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premium_payments.json</text:p>
          </table:table-cell>
          <table:table-cell table:style-name="ce4" table:number-columns-repeated="3"/>
          <table:table-cell table:style-name="ce4" office:value-type="string" calcext:value-type="string">
            <text:p>Agosto/2015</text:p>
          </table:table-cell>
          <table:table-cell table:style-name="ce4" office:value-type="string" calcext:value-type="string">
            <text:p>Junho/2018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Tipo de Plano</text:p>
          </table:table-cell>
          <table:table-cell table:style-name="ce3" office:value-type="string" calcext:value-type="string">
            <text:p>Pagamentos</text:p>
          </table:table-cell>
          <table:table-cell table:style-name="ce3" office:value-type="string" calcext:value-type="string">
            <text:p>Percentual</text:p>
          </table:table-cell>
          <table:table-cell table:number-columns-repeated="2"/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Mensal</text:p>
          </table:table-cell>
          <table:table-cell table:style-name="ce3" office:value-type="string" calcext:value-type="string">
            <text:p>Percentual</text:p>
          </table:table-cell>
          <table:table-cell table:style-name="ce3" office:value-type="string" calcext:value-type="string">
            <text:p>Anual</text:p>
          </table:table-cell>
          <table:table-cell table:style-name="ce3" office:value-type="string" calcext:value-type="string">
            <text:p>Percentual</text:p>
          </table:table-cell>
          <table:table-cell table:style-name="ce3" office:value-type="string" calcext:value-type="string">
            <text:p>Pagamentos</text:p>
          </table:table-cell>
          <table:table-cell table:style-name="ce3" office:value-type="string" calcext:value-type="string">
            <text:p>Percentu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sal</text:p>
          </table:table-cell>
          <table:table-cell office:value-type="float" office:value="6950" calcext:value-type="float">
            <text:p>6950</text:p>
          </table:table-cell>
          <table:table-cell table:formula="of:=[.B4]/[.B$6]" office:value-type="percentage" office:value="0.95519516217702" calcext:value-type="percentage">
            <text:p>95.52%</text:p>
          </table:table-cell>
          <table:table-cell table:number-columns-repeated="2"/>
          <table:table-cell office:value-type="string" calcext:value-type="string">
            <text:p>Set_17</text:p>
          </table:table-cell>
          <table:table-cell office:value-type="float" office:value="205" calcext:value-type="float">
            <text:p>205</text:p>
          </table:table-cell>
          <table:table-cell table:style-name="ce2" table:formula="of:=[.G4]/[.K4]" office:value-type="percentage" office:value="0.976190476190476" calcext:value-type="percentage">
            <text:p>97.62%</text:p>
          </table:table-cell>
          <table:table-cell office:value-type="float" office:value="5" calcext:value-type="float">
            <text:p>5</text:p>
          </table:table-cell>
          <table:table-cell table:style-name="ce2" table:formula="of:=[.I4]/[.K4]" office:value-type="percentage" office:value="0.0238095238095238" calcext:value-type="percentage">
            <text:p>2.38%</text:p>
          </table:table-cell>
          <table:table-cell table:formula="of:=[.G4]+[.I4]" office:value-type="float" office:value="210" calcext:value-type="float">
            <text:p>210</text:p>
          </table:table-cell>
          <table:table-cell table:style-name="ce2" table:formula="of:=[.K4]/[.B$6]" office:value-type="percentage" office:value="0.0288620120945574" calcext:value-type="percentage">
            <text:p>2.8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ual</text:p>
          </table:table-cell>
          <table:table-cell office:value-type="float" office:value="326" calcext:value-type="float">
            <text:p>326</text:p>
          </table:table-cell>
          <table:table-cell table:formula="of:=[.B5]/[.B$6]" office:value-type="percentage" office:value="0.0448048378229797" calcext:value-type="percentage">
            <text:p>4.48%</text:p>
          </table:table-cell>
          <table:table-cell table:number-columns-repeated="2"/>
          <table:table-cell office:value-type="string" calcext:value-type="string">
            <text:p>Out_17</text:p>
          </table:table-cell>
          <table:table-cell office:value-type="float" office:value="288" calcext:value-type="float">
            <text:p>288</text:p>
          </table:table-cell>
          <table:table-cell table:style-name="ce2" table:formula="of:=[.G5]/[.K5]" office:value-type="percentage" office:value="0.911392405063291" calcext:value-type="percentage">
            <text:p>91.14%</text:p>
          </table:table-cell>
          <table:table-cell office:value-type="float" office:value="28" calcext:value-type="float">
            <text:p>28</text:p>
          </table:table-cell>
          <table:table-cell table:style-name="ce2" table:formula="of:=[.I5]/[.K5]" office:value-type="percentage" office:value="0.0886075949367089" calcext:value-type="percentage">
            <text:p>8.86%</text:p>
          </table:table-cell>
          <table:table-cell table:formula="of:=[.G5]+[.I5]" office:value-type="float" office:value="316" calcext:value-type="float">
            <text:p>316</text:p>
          </table:table-cell>
          <table:table-cell table:style-name="ce2" table:formula="of:=[.K5]/[.B$6]" office:value-type="percentage" office:value="0.0434304562946674" calcext:value-type="percentage">
            <text:p>4.3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5])" office:value-type="float" office:value="7276" calcext:value-type="float">
            <text:p>7276</text:p>
          </table:table-cell>
          <table:table-cell table:style-name="Default"/>
          <table:table-cell table:number-columns-repeated="2"/>
          <table:table-cell office:value-type="string" calcext:value-type="string">
            <text:p>Nov_17</text:p>
          </table:table-cell>
          <table:table-cell office:value-type="float" office:value="988" calcext:value-type="float">
            <text:p>988</text:p>
          </table:table-cell>
          <table:table-cell table:style-name="ce2" table:formula="of:=[.G6]/[.K6]" office:value-type="percentage" office:value="0.942748091603053" calcext:value-type="percentage">
            <text:p>94.27%</text:p>
          </table:table-cell>
          <table:table-cell office:value-type="float" office:value="60" calcext:value-type="float">
            <text:p>60</text:p>
          </table:table-cell>
          <table:table-cell table:style-name="ce2" table:formula="of:=[.I6]/[.K6]" office:value-type="percentage" office:value="0.0572519083969466" calcext:value-type="percentage">
            <text:p>5.73%</text:p>
          </table:table-cell>
          <table:table-cell table:formula="of:=[.G6]+[.I6]" office:value-type="float" office:value="1048" calcext:value-type="float">
            <text:p>1048</text:p>
          </table:table-cell>
          <table:table-cell table:style-name="ce2" table:formula="of:=[.K6]/[.B$6]" office:value-type="percentage" office:value="0.144035184167125" calcext:value-type="percentage">
            <text:p>14.40%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Dez_17</text:p>
          </table:table-cell>
          <table:table-cell office:value-type="float" office:value="805" calcext:value-type="float">
            <text:p>805</text:p>
          </table:table-cell>
          <table:table-cell table:style-name="ce2" table:formula="of:=[.G7]/[.K7]" office:value-type="percentage" office:value="0.987730061349693" calcext:value-type="percentage">
            <text:p>98.77%</text:p>
          </table:table-cell>
          <table:table-cell office:value-type="float" office:value="10" calcext:value-type="float">
            <text:p>10</text:p>
          </table:table-cell>
          <table:table-cell table:style-name="ce2" table:formula="of:=[.I7]/[.K7]" office:value-type="percentage" office:value="0.0122699386503067" calcext:value-type="percentage">
            <text:p>1.23%</text:p>
          </table:table-cell>
          <table:table-cell table:formula="of:=[.G7]+[.I7]" office:value-type="float" office:value="815" calcext:value-type="float">
            <text:p>815</text:p>
          </table:table-cell>
          <table:table-cell table:style-name="ce2" table:formula="of:=[.K7]/[.B$6]" office:value-type="percentage" office:value="0.112012094557449" calcext:value-type="percentage">
            <text:p>11.20%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Jan_18</text:p>
          </table:table-cell>
          <table:table-cell office:value-type="float" office:value="618" calcext:value-type="float">
            <text:p>618</text:p>
          </table:table-cell>
          <table:table-cell table:style-name="ce2" table:formula="of:=[.G8]/[.K8]" office:value-type="percentage" office:value="0.998384491114701" calcext:value-type="percentage">
            <text:p>99.84%</text:p>
          </table:table-cell>
          <table:table-cell office:value-type="float" office:value="1" calcext:value-type="float">
            <text:p>1</text:p>
          </table:table-cell>
          <table:table-cell table:style-name="ce2" table:formula="of:=[.I8]/[.K8]" office:value-type="percentage" office:value="0.00161550888529887" calcext:value-type="percentage">
            <text:p>0.16%</text:p>
          </table:table-cell>
          <table:table-cell table:formula="of:=[.G8]+[.I8]" office:value-type="float" office:value="619" calcext:value-type="float">
            <text:p>619</text:p>
          </table:table-cell>
          <table:table-cell table:style-name="ce2" table:formula="of:=[.K8]/[.B$6]" office:value-type="percentage" office:value="0.0850742166025289" calcext:value-type="percentage">
            <text:p>8.51%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Pagamentos</text:p>
          </table:table-cell>
          <table:table-cell table:style-name="ce3" office:value-type="string" calcext:value-type="string">
            <text:p>Percentual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Maio_16</text:p>
          </table:table-cell>
          <table:table-cell office:value-type="float" office:value="17" calcext:value-type="float">
            <text:p>17</text:p>
          </table:table-cell>
          <table:table-cell table:formula="of:=[.B11]/[.B$37]" office:value-type="percentage" office:value="0.00235424456446476" calcext:value-type="percentage">
            <text:p>0.24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Junho_16</text:p>
          </table:table-cell>
          <table:table-cell office:value-type="float" office:value="19" calcext:value-type="float">
            <text:p>19</text:p>
          </table:table-cell>
          <table:table-cell table:formula="of:=[.B12]/[.B$37]" office:value-type="percentage" office:value="0.00263121451322531" calcext:value-type="percentage">
            <text:p>0.26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Julho_16</text:p>
          </table:table-cell>
          <table:table-cell office:value-type="float" office:value="28" calcext:value-type="float">
            <text:p>28</text:p>
          </table:table-cell>
          <table:table-cell table:formula="of:=[.B13]/[.B$37]" office:value-type="percentage" office:value="0.00387757928264783" calcext:value-type="percentage">
            <text:p>0.39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Agosto_16</text:p>
          </table:table-cell>
          <table:table-cell office:value-type="float" office:value="26" calcext:value-type="float">
            <text:p>26</text:p>
          </table:table-cell>
          <table:table-cell table:formula="of:=[.B14]/[.B$37]" office:value-type="percentage" office:value="0.00360060933388727" calcext:value-type="percentage">
            <text:p>0.36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Setembro_16</text:p>
          </table:table-cell>
          <table:table-cell office:value-type="float" office:value="25" calcext:value-type="float">
            <text:p>25</text:p>
          </table:table-cell>
          <table:table-cell table:formula="of:=[.B15]/[.B$37]" office:value-type="percentage" office:value="0.00346212435950699" calcext:value-type="percentage">
            <text:p>0.35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Outubro_16</text:p>
          </table:table-cell>
          <table:table-cell office:value-type="float" office:value="42" calcext:value-type="float">
            <text:p>42</text:p>
          </table:table-cell>
          <table:table-cell table:formula="of:=[.B16]/[.B$37]" office:value-type="percentage" office:value="0.00581636892397175" calcext:value-type="percentage">
            <text:p>0.58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Novembro_16</text:p>
          </table:table-cell>
          <table:table-cell office:value-type="float" office:value="68" calcext:value-type="float">
            <text:p>68</text:p>
          </table:table-cell>
          <table:table-cell table:formula="of:=[.B17]/[.B$37]" office:value-type="percentage" office:value="0.00941697825785902" calcext:value-type="percentage">
            <text:p>0.94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Dezembro_16</text:p>
          </table:table-cell>
          <table:table-cell office:value-type="float" office:value="63" calcext:value-type="float">
            <text:p>63</text:p>
          </table:table-cell>
          <table:table-cell table:formula="of:=[.B18]/[.B$37]" office:value-type="percentage" office:value="0.00872455338595762" calcext:value-type="percentage">
            <text:p>0.87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Janeiro_17</text:p>
          </table:table-cell>
          <table:table-cell office:value-type="float" office:value="51" calcext:value-type="float">
            <text:p>51</text:p>
          </table:table-cell>
          <table:table-cell table:formula="of:=[.B19]/[.B$37]" office:value-type="percentage" office:value="0.00706273369339427" calcext:value-type="percentage">
            <text:p>0.71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Fevereiro_17</text:p>
          </table:table-cell>
          <table:table-cell office:value-type="float" office:value="52" calcext:value-type="float">
            <text:p>52</text:p>
          </table:table-cell>
          <table:table-cell table:formula="of:=[.B20]/[.B$37]" office:value-type="percentage" office:value="0.00720121866777455" calcext:value-type="percentage">
            <text:p>0.72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Março_17</text:p>
          </table:table-cell>
          <table:table-cell office:value-type="float" office:value="99" calcext:value-type="float">
            <text:p>99</text:p>
          </table:table-cell>
          <table:table-cell table:formula="of:=[.B21]/[.B$37]" office:value-type="percentage" office:value="0.0137100124636477" calcext:value-type="percentage">
            <text:p>1.37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Abril_17</text:p>
          </table:table-cell>
          <table:table-cell office:value-type="float" office:value="126" calcext:value-type="float">
            <text:p>126</text:p>
          </table:table-cell>
          <table:table-cell table:formula="of:=[.B22]/[.B$37]" office:value-type="percentage" office:value="0.0174491067719152" calcext:value-type="percentage">
            <text:p>1.74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Maio_17</text:p>
          </table:table-cell>
          <table:table-cell office:value-type="float" office:value="141" calcext:value-type="float">
            <text:p>141</text:p>
          </table:table-cell>
          <table:table-cell table:formula="of:=[.B23]/[.B$37]" office:value-type="percentage" office:value="0.0195263813876194" calcext:value-type="percentage">
            <text:p>1.95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Junho_17</text:p>
          </table:table-cell>
          <table:table-cell office:value-type="float" office:value="181" calcext:value-type="float">
            <text:p>181</text:p>
          </table:table-cell>
          <table:table-cell table:formula="of:=[.B24]/[.B$37]" office:value-type="percentage" office:value="0.0250657803628306" calcext:value-type="percentage">
            <text:p>2.51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Julho_17</text:p>
          </table:table-cell>
          <table:table-cell office:value-type="float" office:value="144" calcext:value-type="float">
            <text:p>144</text:p>
          </table:table-cell>
          <table:table-cell table:formula="of:=[.B25]/[.B$37]" office:value-type="percentage" office:value="0.0199418363107603" calcext:value-type="percentage">
            <text:p>1.99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Agosto_17</text:p>
          </table:table-cell>
          <table:table-cell office:value-type="float" office:value="151" calcext:value-type="float">
            <text:p>151</text:p>
          </table:table-cell>
          <table:table-cell table:formula="of:=[.B26]/[.B$37]" office:value-type="percentage" office:value="0.0209112311314222" calcext:value-type="percentage">
            <text:p>2.09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Setembro_17</text:p>
          </table:table-cell>
          <table:table-cell office:value-type="float" office:value="210" calcext:value-type="float">
            <text:p>210</text:p>
          </table:table-cell>
          <table:table-cell table:formula="of:=[.B27]/[.B$37]" office:value-type="percentage" office:value="0.0290818446198587" calcext:value-type="percentage">
            <text:p>2.91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Outubro_17</text:p>
          </table:table-cell>
          <table:table-cell office:value-type="float" office:value="316" calcext:value-type="float">
            <text:p>316</text:p>
          </table:table-cell>
          <table:table-cell table:formula="of:=[.B28]/[.B$37]" office:value-type="percentage" office:value="0.0437612519041684" calcext:value-type="percentage">
            <text:p>4.38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Novembro_17</text:p>
          </table:table-cell>
          <table:table-cell office:value-type="float" office:value="1048" calcext:value-type="float">
            <text:p>1048</text:p>
          </table:table-cell>
          <table:table-cell table:formula="of:=[.B29]/[.B$37]" office:value-type="percentage" office:value="0.145132253150533" calcext:value-type="percentage">
            <text:p>14.51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Dezembro_17</text:p>
          </table:table-cell>
          <table:table-cell office:value-type="float" office:value="815" calcext:value-type="float">
            <text:p>815</text:p>
          </table:table-cell>
          <table:table-cell table:formula="of:=[.B30]/[.B$37]" office:value-type="percentage" office:value="0.112865254119928" calcext:value-type="percentage">
            <text:p>11.29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Janeiro_18</text:p>
          </table:table-cell>
          <table:table-cell office:value-type="float" office:value="619" calcext:value-type="float">
            <text:p>619</text:p>
          </table:table-cell>
          <table:table-cell table:formula="of:=[.B31]/[.B$37]" office:value-type="percentage" office:value="0.0857221991413932" calcext:value-type="percentage">
            <text:p>8.57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Fevereiro_18</text:p>
          </table:table-cell>
          <table:table-cell office:value-type="float" office:value="539" calcext:value-type="float">
            <text:p>539</text:p>
          </table:table-cell>
          <table:table-cell table:formula="of:=[.B32]/[.B$37]" office:value-type="percentage" office:value="0.0746434011909708" calcext:value-type="percentage">
            <text:p>7.46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Março_18</text:p>
          </table:table-cell>
          <table:table-cell office:value-type="float" office:value="589" calcext:value-type="float">
            <text:p>589</text:p>
          </table:table-cell>
          <table:table-cell table:formula="of:=[.B33]/[.B$37]" office:value-type="percentage" office:value="0.0815676499099848" calcext:value-type="percentage">
            <text:p>8.16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Abril_18</text:p>
          </table:table-cell>
          <table:table-cell office:value-type="float" office:value="770" calcext:value-type="float">
            <text:p>770</text:p>
          </table:table-cell>
          <table:table-cell table:formula="of:=[.B34]/[.B$37]" office:value-type="percentage" office:value="0.106633430272815" calcext:value-type="percentage">
            <text:p>10.66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Maio_18</text:p>
          </table:table-cell>
          <table:table-cell office:value-type="float" office:value="894" calcext:value-type="float">
            <text:p>894</text:p>
          </table:table-cell>
          <table:table-cell table:formula="of:=[.B35]/[.B$37]" office:value-type="percentage" office:value="0.12380556709597" calcext:value-type="percentage">
            <text:p>12.38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Junho_18</text:p>
          </table:table-cell>
          <table:table-cell office:value-type="float" office:value="188" calcext:value-type="float">
            <text:p>188</text:p>
          </table:table-cell>
          <table:table-cell table:formula="of:=[.B36]/[.B$37]" office:value-type="percentage" office:value="0.0260351751834926" calcext:value-type="percentage">
            <text:p>2.60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36])" office:value-type="float" office:value="7221" calcext:value-type="float">
            <text:p>7221</text:p>
          </table:table-cell>
          <table:table-cell table:formula="of:=[.B37]/[.B$37]" office:value-type="percentage" office:value="1" calcext:value-type="percentage">
            <text:p>100.00%</text:p>
          </table:table-cell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17"/>
          <table:table-cell/>
          <table:table-cell table:style-name="ce17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premium_cancellations.json</text:p>
          </table:table-cell>
          <table:table-cell table:style-name="ce4" table:number-columns-repeated="3"/>
          <table:table-cell table:style-name="ce4" office:value-type="string" calcext:value-type="string">
            <text:p>Maio/2016</text:p>
          </table:table-cell>
          <table:table-cell table:style-name="ce4" office:value-type="string" calcext:value-type="string">
            <text:p>Junho/2018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ncellations</text:p>
          </table:table-cell>
          <table:table-cell table:style-name="Default"/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Cancellations</text:p>
          </table:table-cell>
          <table:table-cell table:style-name="Default" office:value-type="string" calcext:value-type="string">
            <text:p>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7" office:value-type="string" calcext:value-type="string">
            <text:p>September</text:p>
          </table:table-cell>
          <table:table-cell office:value-type="float" office:value="19" calcext:value-type="float">
            <text:p>19</text:p>
          </table:table-cell>
          <table:table-cell table:formula="of:=[.G43]*100/[.B$45]" office:value-type="float" office:value="2.25118483412322" calcext:value-type="float">
            <text:p>2.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5" calcext:value-type="float">
            <text:p>25</text:p>
          </table:table-cell>
          <table:table-cell table:formula="of:=[.G44]*100/[.B$45]" office:value-type="float" office:value="2.96208530805687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44" calcext:value-type="float">
            <text:p>844</text:p>
          </table:table-cell>
          <table:table-cell table:style-name="Default"/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117" calcext:value-type="float">
            <text:p>117</text:p>
          </table:table-cell>
          <table:table-cell table:formula="of:=[.G45]*100/[.B$45]" office:value-type="float" office:value="13.8625592417062" calcext:value-type="float">
            <text:p>13.8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182" calcext:value-type="float">
            <text:p>182</text:p>
          </table:table-cell>
          <table:table-cell table:formula="of:=[.G46]*100/[.B$45]" office:value-type="float" office:value="21.563981042654" calcext:value-type="float">
            <text:p>21.5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98" calcext:value-type="float">
            <text:p>98</text:p>
          </table:table-cell>
          <table:table-cell table:formula="of:=[.G47]*100/[.B$45]" office:value-type="float" office:value="11.6113744075829" calcext:value-type="float">
            <text:p>11.61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Cancelamentos</text:p>
          </table:table-cell>
          <table:table-cell table:style-name="ce3" office:value-type="string" calcext:value-type="string">
            <text:p>Percentual</text:p>
          </table:table-cell>
          <table:table-cell table:style-name="ce3" office:value-type="string" calcext:value-type="string">
            <text:p>N° de meses</text:p>
          </table:table-cell>
          <table:table-cell table:style-name="ce3" office:value-type="string" calcext:value-type="string">
            <text:p>Cancel. * Meses</text:p>
          </table:table-cell>
          <table:table-cell/>
          <table:table-cell table:style-name="ce3" office:value-type="string" calcext:value-type="string">
            <text:p>Tempo de Retenção</text:p>
          </table:table-cell>
          <table:table-cell table:style-name="ce3" office:value-type="string" calcext:value-type="string">
            <text:p>Ticket médio</text:p>
          </table:table-cell>
          <table:table-cell table:style-name="ce3" office:value-type="string" calcext:value-type="string">
            <text:p>LT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o_16</text:p>
          </table:table-cell>
          <table:table-cell office:value-type="float" office:value="4" calcext:value-type="float">
            <text:p>4</text:p>
          </table:table-cell>
          <table:table-cell table:formula="of:=[.B51]/[.B$45]" office:value-type="percentage" office:value="0.004739336492891" calcext:value-type="percentage">
            <text:p>0.47%</text:p>
          </table:table-cell>
          <table:table-cell office:value-type="float" office:value="1" calcext:value-type="float">
            <text:p>1</text:p>
          </table:table-cell>
          <table:table-cell table:formula="of:=[.D51]*[.B51]" office:value-type="float" office:value="4" calcext:value-type="float">
            <text:p>4</text:p>
          </table:table-cell>
          <table:table-cell/>
          <table:table-cell table:style-name="ce17" table:formula="of:=[.E77]/[.B77]" office:value-type="float" office:value="19.7322274881517" calcext:value-type="float">
            <text:p>19.73</text:p>
          </table:table-cell>
          <table:table-cell office:value-type="float" office:value="29.9" calcext:value-type="float">
            <text:p>29.90</text:p>
          </table:table-cell>
          <table:table-cell table:style-name="ce17" table:formula="of:=[.G51]*[.H51]" office:value-type="float" office:value="589.993601895735" calcext:value-type="float">
            <text:p>589.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ho_16</text:p>
          </table:table-cell>
          <table:table-cell office:value-type="float" office:value="2" calcext:value-type="float">
            <text:p>2</text:p>
          </table:table-cell>
          <table:table-cell table:formula="of:=[.B52]/[.B$45]" office:value-type="percentage" office:value="0.0023696682464455" calcext:value-type="percentage">
            <text:p>0.24%</text:p>
          </table:table-cell>
          <table:table-cell office:value-type="float" office:value="2" calcext:value-type="float">
            <text:p>2</text:p>
          </table:table-cell>
          <table:table-cell table:formula="of:=[.D52]*[.B52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ho_16</text:p>
          </table:table-cell>
          <table:table-cell office:value-type="float" office:value="5" calcext:value-type="float">
            <text:p>5</text:p>
          </table:table-cell>
          <table:table-cell table:formula="of:=[.B53]/[.B$45]" office:value-type="percentage" office:value="0.00592417061611374" calcext:value-type="percentage">
            <text:p>0.59%</text:p>
          </table:table-cell>
          <table:table-cell office:value-type="float" office:value="3" calcext:value-type="float">
            <text:p>3</text:p>
          </table:table-cell>
          <table:table-cell table:formula="of:=[.D53]*[.B53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osto_16</text:p>
          </table:table-cell>
          <table:table-cell office:value-type="float" office:value="0" calcext:value-type="float">
            <text:p>0</text:p>
          </table:table-cell>
          <table:table-cell table:formula="of:=[.B54]/[.B$45]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table:formula="of:=[.D54]*[.B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embro_16</text:p>
          </table:table-cell>
          <table:table-cell office:value-type="float" office:value="2" calcext:value-type="float">
            <text:p>2</text:p>
          </table:table-cell>
          <table:table-cell table:formula="of:=[.B55]/[.B$45]" office:value-type="percentage" office:value="0.0023696682464455" calcext:value-type="percentage">
            <text:p>0.24%</text:p>
          </table:table-cell>
          <table:table-cell office:value-type="float" office:value="5" calcext:value-type="float">
            <text:p>5</text:p>
          </table:table-cell>
          <table:table-cell table:formula="of:=[.D55]*[.B55]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ubro_16</text:p>
          </table:table-cell>
          <table:table-cell office:value-type="float" office:value="7" calcext:value-type="float">
            <text:p>7</text:p>
          </table:table-cell>
          <table:table-cell table:formula="of:=[.B56]/[.B$45]" office:value-type="percentage" office:value="0.00829383886255924" calcext:value-type="percentage">
            <text:p>0.83%</text:p>
          </table:table-cell>
          <table:table-cell office:value-type="float" office:value="6" calcext:value-type="float">
            <text:p>6</text:p>
          </table:table-cell>
          <table:table-cell table:formula="of:=[.D56]*[.B56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embro_16</text:p>
          </table:table-cell>
          <table:table-cell office:value-type="float" office:value="7" calcext:value-type="float">
            <text:p>7</text:p>
          </table:table-cell>
          <table:table-cell table:formula="of:=[.B57]/[.B$45]" office:value-type="percentage" office:value="0.00829383886255924" calcext:value-type="percentage">
            <text:p>0.83%</text:p>
          </table:table-cell>
          <table:table-cell office:value-type="float" office:value="7" calcext:value-type="float">
            <text:p>7</text:p>
          </table:table-cell>
          <table:table-cell table:formula="of:=[.D57]*[.B57]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zembro_16</text:p>
          </table:table-cell>
          <table:table-cell office:value-type="float" office:value="7" calcext:value-type="float">
            <text:p>7</text:p>
          </table:table-cell>
          <table:table-cell table:formula="of:=[.B58]/[.B$45]" office:value-type="percentage" office:value="0.00829383886255924" calcext:value-type="percentage">
            <text:p>0.83%</text:p>
          </table:table-cell>
          <table:table-cell office:value-type="float" office:value="8" calcext:value-type="float">
            <text:p>8</text:p>
          </table:table-cell>
          <table:table-cell table:formula="of:=[.D58]*[.B58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neiro_17</text:p>
          </table:table-cell>
          <table:table-cell table:style-name="ce30" office:value-type="float" office:value="4" calcext:value-type="float">
            <text:p>4</text:p>
          </table:table-cell>
          <table:table-cell table:formula="of:=[.B59]/[.B$45]" office:value-type="percentage" office:value="0.004739336492891" calcext:value-type="percentage">
            <text:p>0.47%</text:p>
          </table:table-cell>
          <table:table-cell office:value-type="float" office:value="9" calcext:value-type="float">
            <text:p>9</text:p>
          </table:table-cell>
          <table:table-cell table:formula="of:=[.D59]*[.B59]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vereiro_17</text:p>
          </table:table-cell>
          <table:table-cell table:style-name="ce30" office:value-type="float" office:value="4" calcext:value-type="float">
            <text:p>4</text:p>
          </table:table-cell>
          <table:table-cell table:formula="of:=[.B60]/[.B$45]" office:value-type="percentage" office:value="0.004739336492891" calcext:value-type="percentage">
            <text:p>0.47%</text:p>
          </table:table-cell>
          <table:table-cell office:value-type="float" office:value="10" calcext:value-type="float">
            <text:p>10</text:p>
          </table:table-cell>
          <table:table-cell table:formula="of:=[.D60]*[.B60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ço_17</text:p>
          </table:table-cell>
          <table:table-cell table:style-name="ce30" office:value-type="float" office:value="6" calcext:value-type="float">
            <text:p>6</text:p>
          </table:table-cell>
          <table:table-cell table:formula="of:=[.B61]/[.B$45]" office:value-type="percentage" office:value="0.00710900473933649" calcext:value-type="percentage">
            <text:p>0.71%</text:p>
          </table:table-cell>
          <table:table-cell office:value-type="float" office:value="11" calcext:value-type="float">
            <text:p>11</text:p>
          </table:table-cell>
          <table:table-cell table:formula="of:=[.D61]*[.B61]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ril_17</text:p>
          </table:table-cell>
          <table:table-cell table:style-name="ce30" office:value-type="float" office:value="9" calcext:value-type="float">
            <text:p>9</text:p>
          </table:table-cell>
          <table:table-cell table:formula="of:=[.B62]/[.B$45]" office:value-type="percentage" office:value="0.0106635071090047" calcext:value-type="percentage">
            <text:p>1.07%</text:p>
          </table:table-cell>
          <table:table-cell office:value-type="float" office:value="12" calcext:value-type="float">
            <text:p>12</text:p>
          </table:table-cell>
          <table:table-cell table:formula="of:=[.D62]*[.B62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o_17</text:p>
          </table:table-cell>
          <table:table-cell table:style-name="ce30" office:value-type="float" office:value="9" calcext:value-type="float">
            <text:p>9</text:p>
          </table:table-cell>
          <table:table-cell table:formula="of:=[.B63]/[.B$45]" office:value-type="percentage" office:value="0.0106635071090047" calcext:value-type="percentage">
            <text:p>1.07%</text:p>
          </table:table-cell>
          <table:table-cell office:value-type="float" office:value="13" calcext:value-type="float">
            <text:p>13</text:p>
          </table:table-cell>
          <table:table-cell table:formula="of:=[.D63]*[.B63]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nho_17</text:p>
          </table:table-cell>
          <table:table-cell table:style-name="ce30" office:value-type="float" office:value="28" calcext:value-type="float">
            <text:p>28</text:p>
          </table:table-cell>
          <table:table-cell table:formula="of:=[.B64]/[.B$45]" office:value-type="percentage" office:value="0.033175355450237" calcext:value-type="percentage">
            <text:p>3.32%</text:p>
          </table:table-cell>
          <table:table-cell office:value-type="float" office:value="14" calcext:value-type="float">
            <text:p>14</text:p>
          </table:table-cell>
          <table:table-cell table:formula="of:=[.D64]*[.B64]"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ho_17</text:p>
          </table:table-cell>
          <table:table-cell table:style-name="ce30" office:value-type="float" office:value="25" calcext:value-type="float">
            <text:p>25</text:p>
          </table:table-cell>
          <table:table-cell table:formula="of:=[.B65]/[.B$45]" office:value-type="percentage" office:value="0.0296208530805687" calcext:value-type="percentage">
            <text:p>2.96%</text:p>
          </table:table-cell>
          <table:table-cell office:value-type="float" office:value="15" calcext:value-type="float">
            <text:p>15</text:p>
          </table:table-cell>
          <table:table-cell table:formula="of:=[.D65]*[.B65]" office:value-type="float" office:value="375" calcext:value-type="float">
            <text:p>37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gosto_17</text:p>
          </table:table-cell>
          <table:table-cell table:style-name="ce30" office:value-type="float" office:value="17" calcext:value-type="float">
            <text:p>17</text:p>
          </table:table-cell>
          <table:table-cell table:formula="of:=[.B66]/[.B$45]" office:value-type="percentage" office:value="0.0201421800947867" calcext:value-type="percentage">
            <text:p>2.01%</text:p>
          </table:table-cell>
          <table:table-cell office:value-type="float" office:value="16" calcext:value-type="float">
            <text:p>16</text:p>
          </table:table-cell>
          <table:table-cell table:formula="of:=[.D66]*[.B66]" office:value-type="float" office:value="272" calcext:value-type="float">
            <text:p>2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etembro_17</text:p>
          </table:table-cell>
          <table:table-cell table:style-name="ce30" office:value-type="float" office:value="19" calcext:value-type="float">
            <text:p>19</text:p>
          </table:table-cell>
          <table:table-cell table:formula="of:=[.B67]/[.B$45]" office:value-type="percentage" office:value="0.0225118483412322" calcext:value-type="percentage">
            <text:p>2.25%</text:p>
          </table:table-cell>
          <table:table-cell office:value-type="float" office:value="17" calcext:value-type="float">
            <text:p>17</text:p>
          </table:table-cell>
          <table:table-cell table:formula="of:=[.D67]*[.B67]" office:value-type="float" office:value="323" calcext:value-type="float">
            <text:p>32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utubro_17</text:p>
          </table:table-cell>
          <table:table-cell table:style-name="ce30" office:value-type="float" office:value="25" calcext:value-type="float">
            <text:p>25</text:p>
          </table:table-cell>
          <table:table-cell table:formula="of:=[.B68]/[.B$45]" office:value-type="percentage" office:value="0.0296208530805687" calcext:value-type="percentage">
            <text:p>2.96%</text:p>
          </table:table-cell>
          <table:table-cell office:value-type="float" office:value="18" calcext:value-type="float">
            <text:p>18</text:p>
          </table:table-cell>
          <table:table-cell table:formula="of:=[.D68]*[.B68]" office:value-type="float" office:value="450" calcext:value-type="float">
            <text:p>45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Novembro_17</text:p>
          </table:table-cell>
          <table:table-cell table:style-name="ce30" office:value-type="float" office:value="117" calcext:value-type="float">
            <text:p>117</text:p>
          </table:table-cell>
          <table:table-cell table:formula="of:=[.B69]/[.B$45]" office:value-type="percentage" office:value="0.138625592417062" calcext:value-type="percentage">
            <text:p>13.86%</text:p>
          </table:table-cell>
          <table:table-cell office:value-type="float" office:value="19" calcext:value-type="float">
            <text:p>19</text:p>
          </table:table-cell>
          <table:table-cell table:formula="of:=[.D69]*[.B69]" office:value-type="float" office:value="2223" calcext:value-type="float">
            <text:p>222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zembro_17</text:p>
          </table:table-cell>
          <table:table-cell office:value-type="float" office:value="182" calcext:value-type="float">
            <text:p>182</text:p>
          </table:table-cell>
          <table:table-cell table:formula="of:=[.B70]/[.B$45]" office:value-type="percentage" office:value="0.21563981042654" calcext:value-type="percentage">
            <text:p>21.56%</text:p>
          </table:table-cell>
          <table:table-cell office:value-type="float" office:value="20" calcext:value-type="float">
            <text:p>20</text:p>
          </table:table-cell>
          <table:table-cell table:formula="of:=[.D70]*[.B70]" office:value-type="float" office:value="3640" calcext:value-type="float">
            <text:p>36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Janeiro_18</text:p>
          </table:table-cell>
          <table:table-cell table:style-name="ce30" office:value-type="float" office:value="98" calcext:value-type="float">
            <text:p>98</text:p>
          </table:table-cell>
          <table:table-cell table:formula="of:=[.B71]/[.B$45]" office:value-type="percentage" office:value="0.116113744075829" calcext:value-type="percentage">
            <text:p>11.61%</text:p>
          </table:table-cell>
          <table:table-cell office:value-type="float" office:value="21" calcext:value-type="float">
            <text:p>21</text:p>
          </table:table-cell>
          <table:table-cell table:formula="of:=[.D71]*[.B71]" office:value-type="float" office:value="2058" calcext:value-type="float">
            <text:p>205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evereiro_18</text:p>
          </table:table-cell>
          <table:table-cell table:style-name="ce30" office:value-type="float" office:value="55" calcext:value-type="float">
            <text:p>55</text:p>
          </table:table-cell>
          <table:table-cell table:formula="of:=[.B72]/[.B$45]" office:value-type="percentage" office:value="0.0651658767772512" calcext:value-type="percentage">
            <text:p>6.52%</text:p>
          </table:table-cell>
          <table:table-cell office:value-type="float" office:value="22" calcext:value-type="float">
            <text:p>22</text:p>
          </table:table-cell>
          <table:table-cell table:formula="of:=[.D72]*[.B72]" office:value-type="float" office:value="1210" calcext:value-type="float">
            <text:p>121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rço_18</text:p>
          </table:table-cell>
          <table:table-cell table:style-name="ce30" office:value-type="float" office:value="57" calcext:value-type="float">
            <text:p>57</text:p>
          </table:table-cell>
          <table:table-cell table:formula="of:=[.B73]/[.B$45]" office:value-type="percentage" office:value="0.0675355450236967" calcext:value-type="percentage">
            <text:p>6.75%</text:p>
          </table:table-cell>
          <table:table-cell office:value-type="float" office:value="23" calcext:value-type="float">
            <text:p>23</text:p>
          </table:table-cell>
          <table:table-cell table:formula="of:=[.D73]*[.B73]" office:value-type="float" office:value="1311" calcext:value-type="float">
            <text:p>131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bril_18</text:p>
          </table:table-cell>
          <table:table-cell office:value-type="float" office:value="44" calcext:value-type="float">
            <text:p>44</text:p>
          </table:table-cell>
          <table:table-cell table:formula="of:=[.B74]/[.B$45]" office:value-type="percentage" office:value="0.0521327014218009" calcext:value-type="percentage">
            <text:p>5.21%</text:p>
          </table:table-cell>
          <table:table-cell office:value-type="float" office:value="24" calcext:value-type="float">
            <text:p>24</text:p>
          </table:table-cell>
          <table:table-cell table:formula="of:=[.D74]*[.B74]" office:value-type="float" office:value="1056" calcext:value-type="float">
            <text:p>10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io_18</text:p>
          </table:table-cell>
          <table:table-cell office:value-type="float" office:value="89" calcext:value-type="float">
            <text:p>89</text:p>
          </table:table-cell>
          <table:table-cell table:formula="of:=[.B75]/[.B$45]" office:value-type="percentage" office:value="0.105450236966825" calcext:value-type="percentage">
            <text:p>10.55%</text:p>
          </table:table-cell>
          <table:table-cell office:value-type="float" office:value="25" calcext:value-type="float">
            <text:p>25</text:p>
          </table:table-cell>
          <table:table-cell table:formula="of:=[.D75]*[.B75]" office:value-type="float" office:value="2225" calcext:value-type="float">
            <text:p>22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Junho_18</text:p>
          </table:table-cell>
          <table:table-cell office:value-type="float" office:value="22" calcext:value-type="float">
            <text:p>22</text:p>
          </table:table-cell>
          <table:table-cell table:formula="of:=[.B76]/[.B$45]" office:value-type="percentage" office:value="0.0260663507109005" calcext:value-type="percentage">
            <text:p>2.61%</text:p>
          </table:table-cell>
          <table:table-cell office:value-type="float" office:value="26" calcext:value-type="float">
            <text:p>26</text:p>
          </table:table-cell>
          <table:table-cell table:formula="of:=[.D76]*[.B76]" office:value-type="float" office:value="572" calcext:value-type="float">
            <text:p>5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table:formula="of:=SUM([.B51:.B76])" office:value-type="float" office:value="844" calcext:value-type="float">
            <text:p>844</text:p>
          </table:table-cell>
          <table:table-cell table:formula="of:=[.B77]/[.B$45]" office:value-type="percentage" office:value="1" calcext:value-type="percentage">
            <text:p>100.00%</text:p>
          </table:table-cell>
          <table:table-cell/>
          <table:table-cell table:formula="of:=SUM([.E51:.E76])" office:value-type="float" office:value="16654" calcext:value-type="float">
            <text:p>1665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</table:table>
      <table:table table:name="Questão 4" table:style-name="ta1">
        <table:shapes>
          <draw:frame draw:z-index="0" draw:style-name="gr1" draw:text-style-name="P1" svg:width="849.37pt" svg:height="409.24pt" svg:x="85.49pt" svg:y="553.92pt">
            <draw:object draw:notify-on-update-of-ranges="'Questão 4'.A17:'Questão 4'.A42 'Questão 4'.G17:'Questão 4'.G42 'Questão 4'.E17:'Questão 4'.E42 'Questão 4'.F17:'Questão 4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ce2"/>
        <table:table-column table:style-name="co2" table:default-cell-style-name="ce2"/>
        <table:table-column table:style-name="co36" table:default-cell-style-name="ce2"/>
        <table:table-column table:style-name="co2" table:number-columns-repeated="2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2" table:default-cell-style-name="Default"/>
        <table:table-column table:style-name="co40" table:default-cell-style-name="Default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Questão 4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4" office:value-type="string" calcext:value-type="string">
            <text:p>Maio/2016</text:p>
          </table:table-cell>
          <table:table-cell table:style-name="ce4" office:value-type="string" calcext:value-type="string">
            <text:p>Junho/2018</text:p>
          </table:table-cell>
          <table:table-cell table:style-name="ce4" table:number-columns-repeated="1016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start</text:p>
          </table:table-cell>
          <table:table-cell table:style-name="ce23"/>
          <table:table-cell table:style-name="ce23" office:value-type="string" calcext:value-type="string">
            <text:p>e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>
            <text:p>premium_payments.json</text:p>
          </table:table-cell>
          <table:table-cell table:style-name="ce31" office:value-type="date" office:date-value="2015-08-08" calcext:value-type="date">
            <text:p>2015-08-08</text:p>
          </table:table-cell>
          <table:table-cell table:style-name="ce31"/>
          <table:table-cell table:style-name="ce31" office:value-type="date" office:date-value="2018-06-08" calcext:value-type="date">
            <text:p>2018-06-0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3" office:value-type="string" calcext:value-type="string">
            <text:p>premium_cancellations.json</text:p>
          </table:table-cell>
          <table:table-cell table:style-name="ce31" office:value-type="date" office:date-value="2016-05-05" calcext:value-type="date">
            <text:p>2016-05-05</text:p>
          </table:table-cell>
          <table:table-cell table:style-name="ce31"/>
          <table:table-cell table:style-name="ce31" office:value-type="date" office:date-value="2018-06-07" calcext:value-type="date">
            <text:p>2018-06-0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3" office:value-type="string" calcext:value-type="string">
            <text:p>Common dates</text:p>
          </table:table-cell>
          <table:table-cell table:style-name="ce31" office:value-type="date" office:date-value="2016-05-05" calcext:value-type="date">
            <text:p>2016-05-05</text:p>
          </table:table-cell>
          <table:table-cell table:style-name="ce31"/>
          <table:table-cell table:style-name="ce31" office:value-type="date" office:date-value="2018-06-07" calcext:value-type="date">
            <text:p>2018-06-07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32" office:value-type="string" calcext:value-type="string">
            <text:p>Churn_rate</text:p>
          </table:table-cell>
          <table:table-cell table:style-name="ce34" table:number-columns-repeated="3"/>
          <table:table-cell table:style-name="Default"/>
          <table:table-cell table:style-name="ce35" office:value-type="string" calcext:value-type="string">
            <text:p>Tempo de Retenção</text:p>
          </table:table-cell>
          <table:table-cell table:style-name="ce37" table:number-columns-repeated="2"/>
          <table:table-cell table:number-columns-repeated="2"/>
          <table:table-cell table:style-name="ce35" office:value-type="string" calcext:value-type="string">
            <text:p>LTV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 table:number-columns-spanned="4" table:number-rows-spanned="1">
            <text:p>churn rate = Cancelamentos/Assinantes</text:p>
          </table:table-cell>
          <table:covered-table-cell table:number-columns-repeated="3" table:style-name="ce34"/>
          <table:table-cell table:style-name="Default"/>
          <table:table-cell table:style-name="ce36" office:value-type="string" calcext:value-type="string" table:number-columns-spanned="3" table:number-rows-spanned="1">
            <text:p>TR = Cancelamentos*Meses/Total_cancelamentos</text:p>
          </table:table-cell>
          <table:covered-table-cell table:number-columns-repeated="2" table:style-name="ce37"/>
          <table:table-cell table:number-columns-repeated="2"/>
          <table:table-cell table:style-name="ce36" office:value-type="string" calcext:value-type="string" table:number-columns-spanned="3" table:number-rows-spanned="1">
            <text:p>LTV = TR*Ticket_medio</text:p>
          </table:table-cell>
          <table:covered-table-cell table:number-columns-repeated="2" table:style-name="ce37"/>
          <table:table-cell table:number-columns-repeated="1010"/>
        </table:table-row>
        <table:table-row table:style-name="ro3">
          <table:table-cell/>
          <table:table-cell table:style-name="ce33" office:value-type="string" calcext:value-type="string" table:number-columns-spanned="4" table:number-rows-spanned="1">
            <text:p>Obs: Dividir o número total de cancelamentos dentro de um intervalo pelo número de assinantes que haviam no primeiro dia do intervalo.</text:p>
          </table:table-cell>
          <table:covered-table-cell table:number-columns-repeated="3" table:style-name="ce34"/>
          <table:table-cell table:style-name="Default"/>
          <table:table-cell table:style-name="ce36" office:value-type="string" calcext:value-type="string" table:number-columns-spanned="3" table:number-rows-spanned="1">
            <text:p>Obs: Multiplicação entre o total de cancelamentos por mês e a quantidade de meses</text:p>
          </table:table-cell>
          <table:covered-table-cell table:number-columns-repeated="2" table:style-name="ce37"/>
          <table:table-cell table:number-columns-repeated="2"/>
          <table:table-cell table:style-name="ce36" office:value-type="string" calcext:value-type="string" table:number-columns-spanned="3" table:number-rows-spanned="1">
            <text:p>Obs: Multiplicação entre o Tempo de Retenção e o Ticket Médio</text:p>
          </table:table-cell>
          <table:covered-table-cell table:number-columns-repeated="2" table:style-name="ce37"/>
          <table:table-cell table:number-columns-repeated="1010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eríodo até</text:p>
          </table:table-cell>
          <table:table-cell table:style-name="ce3" office:value-type="string" calcext:value-type="string">
            <text:p>Usuários premium</text:p>
          </table:table-cell>
          <table:table-cell table:style-name="ce3" office:value-type="string" calcext:value-type="string">
            <text:p>Cancelamentos</text:p>
          </table:table-cell>
          <table:table-cell table:style-name="ce3"/>
          <table:table-cell table:style-name="ce3" office:value-type="string" calcext:value-type="string">
            <text:p>% Cancelamentos</text:p>
          </table:table-cell>
          <table:table-cell table:style-name="ce3" office:value-type="string" calcext:value-type="string">
            <text:p>Churn rate</text:p>
          </table:table-cell>
          <table:table-cell table:style-name="ce3" office:value-type="string" calcext:value-type="string">
            <text:p>% pagamentos</text:p>
          </table:table-cell>
          <table:table-cell table:style-name="ce3"/>
          <table:table-cell table:style-name="ce3" office:value-type="string" calcext:value-type="string">
            <text:p>N° de meses</text:p>
          </table:table-cell>
          <table:table-cell table:style-name="ce3" office:value-type="string" calcext:value-type="string">
            <text:p>Cancel. * Meses</text:p>
          </table:table-cell>
          <table:table-cell table:style-name="ce3"/>
          <table:table-cell table:style-name="ce38" office:value-type="string" calcext:value-type="string">
            <text:p>Antes Nov_17</text:p>
          </table:table-cell>
          <table:table-cell table:style-name="ce38" office:value-type="string" calcext:value-type="string">
            <text:p>Nov_17-Julho_18</text:p>
          </table:table-cell>
          <table:table-cell table:style-name="ce38" office:value-type="string" calcext:value-type="string">
            <text:p>AN</text:p>
          </table:table-cell>
          <table:table-cell table:style-name="ce3" office:value-type="string" calcext:value-type="string">
            <text:p>Tempo de Retenção </text:p>
          </table:table-cell>
          <table:table-cell table:style-name="ce3" office:value-type="string" calcext:value-type="string">
            <text:p>Ticket médio</text:p>
          </table:table-cell>
          <table:table-cell table:style-name="ce3" office:value-type="string" calcext:value-type="string">
            <text:p>LTV </text:p>
          </table:table-cell>
          <table:table-cell table:style-name="ce38" office:value-type="string" calcext:value-type="string">
            <text:p>Percentual de aumen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o_1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/>
          <table:table-cell table:formula="of:=[$'premiuṃ_payments.json_cancellation.json'.C51]" office:value-type="percentage" office:value="0.004739336492891" calcext:value-type="percentage">
            <text:p>0.47%</text:p>
          </table:table-cell>
          <table:table-cell table:formula="of:=[.C17]/[.B17]" office:value-type="percentage" office:value="0.0727272727272727" calcext:value-type="percentage">
            <text:p>7.27%</text:p>
          </table:table-cell>
          <table:table-cell table:formula="of:=[$'premiuṃ_payments.json_cancellation.json'.C11]" office:value-type="percentage" office:value="0.00235424456446476" calcext:value-type="percentage">
            <text:p>0.24%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7]*[.I17]" office:value-type="float" office:value="4" calcext:value-type="float">
            <text:p>4</text:p>
          </table:table-cell>
          <table:table-cell/>
          <table:table-cell table:style-name="ce38" office:value-type="string" calcext:value-type="string">
            <text:p>Total cancel*meses Antes Nov_17</text:p>
          </table:table-cell>
          <table:table-cell table:style-name="ce38" office:value-type="string" calcext:value-type="string">
            <text:p>Total cancel*meses Nov_17-Julho18</text:p>
          </table:table-cell>
          <table:table-cell office:value-type="string" calcext:value-type="string">
            <text:p>AN</text:p>
          </table:table-cell>
          <table:table-cell table:style-name="ce17" table:formula="of:=[.L18]/[.L20]" office:value-type="float" office:value="13.1055555555556" calcext:value-type="float">
            <text:p>13.11</text:p>
          </table:table-cell>
          <table:table-cell table:style-name="ce17" office:value-type="float" office:value="29.9" calcext:value-type="float">
            <text:p>29.90</text:p>
          </table:table-cell>
          <table:table-cell table:style-name="ce17" table:formula="of:=13*[.P17]" office:value-type="float" office:value="388.7" calcext:value-type="float">
            <text:p>388.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unho_1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/>
          <table:table-cell table:formula="of:=[$'premiuṃ_payments.json_cancellation.json'.C52]" office:value-type="percentage" office:value="0.0023696682464455" calcext:value-type="percentage">
            <text:p>0.24%</text:p>
          </table:table-cell>
          <table:table-cell table:formula="of:=[.C18]/[.B18]" office:value-type="percentage" office:value="0.0277777777777778" calcext:value-type="percentage">
            <text:p>2.78%</text:p>
          </table:table-cell>
          <table:table-cell table:formula="of:=[$'premiuṃ_payments.json_cancellation.json'.C12]" office:value-type="percentage" office:value="0.00263121451322531" calcext:value-type="percentage">
            <text:p>0.26%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18]*[.I18]" office:value-type="float" office:value="4" calcext:value-type="float">
            <text:p>4</text:p>
          </table:table-cell>
          <table:table-cell/>
          <table:table-cell table:formula="of:=SUM([.J17:.J34])" office:value-type="float" office:value="2359" calcext:value-type="float">
            <text:p>2359</text:p>
          </table:table-cell>
          <table:table-cell table:formula="of:=SUM([.J35:.J42])" office:value-type="float" office:value="14295" calcext:value-type="float">
            <text:p>14295</text:p>
          </table:table-cell>
          <table:table-cell table:number-columns-repeated="2"/>
          <table:table-cell table:style-name="ce17"/>
          <table:table-cell/>
          <table:table-cell table:style-name="ce2" table:formula="of:=[.Q20]/[.Q17]" office:value-type="percentage" office:value="1.69230769230769" calcext:value-type="percentage">
            <text:p>169.23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ulho_1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/>
          <table:table-cell table:formula="of:=[$'premiuṃ_payments.json_cancellation.json'.C53]" office:value-type="percentage" office:value="0.00592417061611374" calcext:value-type="percentage">
            <text:p>0.59%</text:p>
          </table:table-cell>
          <table:table-cell table:formula="of:=[.C19]/[.B19]" office:value-type="percentage" office:value="0.0549450549450549" calcext:value-type="percentage">
            <text:p>5.49%</text:p>
          </table:table-cell>
          <table:table-cell table:formula="of:=[$'premiuṃ_payments.json_cancellation.json'.C13]" office:value-type="percentage" office:value="0.00387757928264783" calcext:value-type="percentage">
            <text:p>0.39%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19]*[.I19]" office:value-type="float" office:value="15" calcext:value-type="float">
            <text:p>15</text:p>
          </table:table-cell>
          <table:table-cell/>
          <table:table-cell table:style-name="ce38" office:value-type="string" calcext:value-type="string">
            <text:p>Total cancel Antes Nov_17</text:p>
          </table:table-cell>
          <table:table-cell table:style-name="ce38" office:value-type="string" calcext:value-type="string">
            <text:p>Total cancel Nov_17-Julho18</text:p>
          </table:table-cell>
          <table:table-cell table:style-name="ce38" office:value-type="string" calcext:value-type="string">
            <text:p>DN</text:p>
          </table:table-cell>
          <table:table-cell table:style-name="ce3" office:value-type="string" calcext:value-type="string">
            <text:p>Tempo de Retenção Nov_17-Julho_18</text:p>
          </table:table-cell>
          <table:table-cell table:style-name="ce3" office:value-type="string" calcext:value-type="string">
            <text:p>Ticket médio</text:p>
          </table:table-cell>
          <table:table-cell table:style-name="ce3" office:value-type="string" calcext:value-type="string">
            <text:p>LTV Total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Agosto_1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$'premiuṃ_payments.json_cancellation.json'.C54]" office:value-type="percentage" office:value="0" calcext:value-type="percentage">
            <text:p>0.00%</text:p>
          </table:table-cell>
          <table:table-cell table:formula="of:=[.C20]/[.B20]" office:value-type="percentage" office:value="0" calcext:value-type="percentage">
            <text:p>0.00%</text:p>
          </table:table-cell>
          <table:table-cell table:formula="of:=[$'premiuṃ_payments.json_cancellation.json'.C14]" office:value-type="percentage" office:value="0.00360060933388727" calcext:value-type="percentage">
            <text:p>0.36%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20]*[.I20]" office:value-type="float" office:value="0" calcext:value-type="float">
            <text:p>0</text:p>
          </table:table-cell>
          <table:table-cell/>
          <table:table-cell table:formula="of:=SUM([.C17:.C34])" office:value-type="float" office:value="180" calcext:value-type="float">
            <text:p>180</text:p>
          </table:table-cell>
          <table:table-cell table:formula="of:=SUM([.C35:.C42])" office:value-type="float" office:value="664" calcext:value-type="float">
            <text:p>664</text:p>
          </table:table-cell>
          <table:table-cell office:value-type="string" calcext:value-type="string">
            <text:p>DN</text:p>
          </table:table-cell>
          <table:table-cell table:style-name="ce17" table:formula="of:=[.M18]/[.M20]" office:value-type="float" office:value="21.5286144578313" calcext:value-type="float">
            <text:p>21.53</text:p>
          </table:table-cell>
          <table:table-cell table:style-name="ce17" office:value-type="float" office:value="29.9" calcext:value-type="float">
            <text:p>29.90</text:p>
          </table:table-cell>
          <table:table-cell table:style-name="ce17" table:formula="of:=22*[.P20]" office:value-type="float" office:value="657.8" calcext:value-type="float">
            <text:p>657.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tembro_16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/>
          <table:table-cell table:formula="of:=[$'premiuṃ_payments.json_cancellation.json'.C55]" office:value-type="percentage" office:value="0.0023696682464455" calcext:value-type="percentage">
            <text:p>0.24%</text:p>
          </table:table-cell>
          <table:table-cell table:formula="of:=[.C21]/[.B21]" office:value-type="percentage" office:value="0.0137931034482759" calcext:value-type="percentage">
            <text:p>1.38%</text:p>
          </table:table-cell>
          <table:table-cell table:formula="of:=[$'premiuṃ_payments.json_cancellation.json'.C15]" office:value-type="percentage" office:value="0.00346212435950699" calcext:value-type="percentage">
            <text:p>0.35%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21]*[.I21]" office:value-type="float" office:value="10" calcext:value-type="float">
            <text:p>10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office:value-type="string" calcext:value-type="string">
            <text:p>Outubro_16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/>
          <table:table-cell table:formula="of:=[$'premiuṃ_payments.json_cancellation.json'.C56]" office:value-type="percentage" office:value="0.00829383886255924" calcext:value-type="percentage">
            <text:p>0.83%</text:p>
          </table:table-cell>
          <table:table-cell table:formula="of:=[.C22]/[.B22]" office:value-type="percentage" office:value="0.0411764705882353" calcext:value-type="percentage">
            <text:p>4.12%</text:p>
          </table:table-cell>
          <table:table-cell table:formula="of:=[$'premiuṃ_payments.json_cancellation.json'.C16]" office:value-type="percentage" office:value="0.00581636892397175" calcext:value-type="percentage">
            <text:p>0.58%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22]*[.I22]" office:value-type="float" office:value="42" calcext:value-type="float">
            <text:p>42</text:p>
          </table:table-cell>
          <table:table-cell table:number-columns-repeated="2"/>
          <table:table-cell table:style-name="ce21" office:value-type="string" calcext:value-type="string">
            <text:p>Período</text:p>
          </table:table-cell>
          <table:table-cell table:style-name="ce39" office:value-type="string" calcext:value-type="string">
            <text:p>LTV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vembro_16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$'premiuṃ_payments.json_cancellation.json'.C57]" office:value-type="percentage" office:value="0.00829383886255924" calcext:value-type="percentage">
            <text:p>0.83%</text:p>
          </table:table-cell>
          <table:table-cell table:formula="of:=[.C23]/[.B23]" office:value-type="percentage" office:value="0.0328638497652582" calcext:value-type="percentage">
            <text:p>3.29%</text:p>
          </table:table-cell>
          <table:table-cell table:formula="of:=[$'premiuṃ_payments.json_cancellation.json'.C17]" office:value-type="percentage" office:value="0.00941697825785902" calcext:value-type="percentage">
            <text:p>0.94%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3]*[.I23]" office:value-type="float" office:value="49" calcext:value-type="float">
            <text:p>49</text:p>
          </table:table-cell>
          <table:table-cell table:number-columns-repeated="2"/>
          <table:table-cell table:style-name="ce23" office:value-type="string" calcext:value-type="string">
            <text:p>Antes de Novembro/17</text:p>
          </table:table-cell>
          <table:table-cell table:style-name="ce28" table:formula="of:=[.Q17]" office:value-type="float" office:value="388.7" calcext:value-type="float">
            <text:p>388.70</text:p>
          </table:table-cell>
          <table:table-cell table:style-name="ce40" office:value-type="string" calcext:value-type="string">
            <text:p>↑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zembro_16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/>
          <table:table-cell table:formula="of:=[$'premiuṃ_payments.json_cancellation.json'.C58]" office:value-type="percentage" office:value="0.00829383886255924" calcext:value-type="percentage">
            <text:p>0.83%</text:p>
          </table:table-cell>
          <table:table-cell table:formula="of:=[.C24]/[.B24]" office:value-type="percentage" office:value="0.025" calcext:value-type="percentage">
            <text:p>2.50%</text:p>
          </table:table-cell>
          <table:table-cell table:formula="of:=[$'premiuṃ_payments.json_cancellation.json'.C18]" office:value-type="percentage" office:value="0.00872455338595762" calcext:value-type="percentage">
            <text:p>0.87%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24]*[.I24]" office:value-type="float" office:value="56" calcext:value-type="float">
            <text:p>56</text:p>
          </table:table-cell>
          <table:table-cell table:number-columns-repeated="2"/>
          <table:table-cell table:style-name="ce24" office:value-type="string" calcext:value-type="string">
            <text:p>Depois de Novembro/17</text:p>
          </table:table-cell>
          <table:table-cell table:style-name="ce29" table:formula="of:=[.Q20]" office:value-type="float" office:value="657.8" calcext:value-type="float">
            <text:p>657.80</text:p>
          </table:table-cell>
          <table:table-cell table:style-name="ce2" table:formula="of:=([.N24]/[.N23])-1" office:value-type="percentage" office:value="0.692307692307692" calcext:value-type="percentage">
            <text:p>69.2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eiro_17</text:p>
          </table:table-cell>
          <table:table-cell office:value-type="float" office:value="343" calcext:value-type="float">
            <text:p>343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formula="of:=[$'premiuṃ_payments.json_cancellation.json'.C59]" office:value-type="percentage" office:value="0.004739336492891" calcext:value-type="percentage">
            <text:p>0.47%</text:p>
          </table:table-cell>
          <table:table-cell table:formula="of:=[.C25]/[.B25]" office:value-type="percentage" office:value="0.0116618075801749" calcext:value-type="percentage">
            <text:p>1.17%</text:p>
          </table:table-cell>
          <table:table-cell table:formula="of:=[$'premiuṃ_payments.json_cancellation.json'.C19]" office:value-type="percentage" office:value="0.00706273369339427" calcext:value-type="percentage">
            <text:p>0.71%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25]*[.I25]" office:value-type="float" office:value="36" calcext:value-type="float">
            <text:p>36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office:value-type="string" calcext:value-type="string">
            <text:p>Fevereiro_17</text:p>
          </table:table-cell>
          <table:table-cell office:value-type="float" office:value="394" calcext:value-type="float">
            <text:p>394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formula="of:=[$'premiuṃ_payments.json_cancellation.json'.C60]" office:value-type="percentage" office:value="0.004739336492891" calcext:value-type="percentage">
            <text:p>0.47%</text:p>
          </table:table-cell>
          <table:table-cell table:formula="of:=[.C26]/[.B26]" office:value-type="percentage" office:value="0.0101522842639594" calcext:value-type="percentage">
            <text:p>1.02%</text:p>
          </table:table-cell>
          <table:table-cell table:formula="of:=[$'premiuṃ_payments.json_cancellation.json'.C20]" office:value-type="percentage" office:value="0.00720121866777455" calcext:value-type="percentage">
            <text:p>0.72%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26]*[.I26]" office:value-type="float" office:value="40" calcext:value-type="float">
            <text:p>40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office:value-type="string" calcext:value-type="string">
            <text:p>Março_17</text:p>
          </table:table-cell>
          <table:table-cell office:value-type="float" office:value="449" calcext:value-type="float">
            <text:p>449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formula="of:=[$'premiuṃ_payments.json_cancellation.json'.C61]" office:value-type="percentage" office:value="0.00710900473933649" calcext:value-type="percentage">
            <text:p>0.71%</text:p>
          </table:table-cell>
          <table:table-cell table:formula="of:=[.C27]/[.B27]" office:value-type="percentage" office:value="0.0133630289532294" calcext:value-type="percentage">
            <text:p>1.34%</text:p>
          </table:table-cell>
          <table:table-cell table:formula="of:=[$'premiuṃ_payments.json_cancellation.json'.C21]" office:value-type="percentage" office:value="0.0137100124636477" calcext:value-type="percentage">
            <text:p>1.37%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27]*[.I27]" office:value-type="float" office:value="66" calcext:value-type="float">
            <text:p>66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office:value-type="string" calcext:value-type="string">
            <text:p>Abril_17</text:p>
          </table:table-cell>
          <table:table-cell office:value-type="float" office:value="551" calcext:value-type="float">
            <text:p>551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formula="of:=[$'premiuṃ_payments.json_cancellation.json'.C62]" office:value-type="percentage" office:value="0.0106635071090047" calcext:value-type="percentage">
            <text:p>1.07%</text:p>
          </table:table-cell>
          <table:table-cell table:formula="of:=[.C28]/[.B28]" office:value-type="percentage" office:value="0.0163339382940109" calcext:value-type="percentage">
            <text:p>1.63%</text:p>
          </table:table-cell>
          <table:table-cell table:formula="of:=[$'premiuṃ_payments.json_cancellation.json'.C22]" office:value-type="percentage" office:value="0.0174491067719152" calcext:value-type="percentage">
            <text:p>1.74%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28]*[.I28]" office:value-type="float" office:value="108" calcext:value-type="float">
            <text:p>108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office:value-type="string" calcext:value-type="string">
            <text:p>Maio_17</text:p>
          </table:table-cell>
          <table:table-cell office:value-type="float" office:value="679" calcext:value-type="float">
            <text:p>679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formula="of:=[$'premiuṃ_payments.json_cancellation.json'.C63]" office:value-type="percentage" office:value="0.0106635071090047" calcext:value-type="percentage">
            <text:p>1.07%</text:p>
          </table:table-cell>
          <table:table-cell table:formula="of:=[.C29]/[.B29]" office:value-type="percentage" office:value="0.0132547864506627" calcext:value-type="percentage">
            <text:p>1.33%</text:p>
          </table:table-cell>
          <table:table-cell table:formula="of:=[$'premiuṃ_payments.json_cancellation.json'.C23]" office:value-type="percentage" office:value="0.0195263813876194" calcext:value-type="percentage">
            <text:p>1.95%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29]*[.I29]" office:value-type="float" office:value="117" calcext:value-type="float">
            <text:p>117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office:value-type="string" calcext:value-type="string">
            <text:p>Junho_17</text:p>
          </table:table-cell>
          <table:table-cell office:value-type="float" office:value="822" calcext:value-type="float">
            <text:p>822</text:p>
          </table:table-cell>
          <table:table-cell table:style-name="ce30" office:value-type="float" office:value="28" calcext:value-type="float">
            <text:p>28</text:p>
          </table:table-cell>
          <table:table-cell table:style-name="ce30"/>
          <table:table-cell table:formula="of:=[$'premiuṃ_payments.json_cancellation.json'.C64]" office:value-type="percentage" office:value="0.033175355450237" calcext:value-type="percentage">
            <text:p>3.32%</text:p>
          </table:table-cell>
          <table:table-cell table:formula="of:=[.C30]/[.B30]" office:value-type="percentage" office:value="0.0340632603406326" calcext:value-type="percentage">
            <text:p>3.41%</text:p>
          </table:table-cell>
          <table:table-cell table:formula="of:=[$'premiuṃ_payments.json_cancellation.json'.C24]" office:value-type="percentage" office:value="0.0250657803628306" calcext:value-type="percentage">
            <text:p>2.51%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30]*[.I30]" office:value-type="float" office:value="392" calcext:value-type="float">
            <text:p>392</text:p>
          </table:table-cell>
          <table:table-cell table:number-columns-repeated="3"/>
          <table:table-cell table:style-name="ce17"/>
          <table:table-cell table:number-columns-repeated="1010"/>
        </table:table-row>
        <table:table-row table:style-name="ro1">
          <table:table-cell office:value-type="string" calcext:value-type="string">
            <text:p>Julho_17</text:p>
          </table:table-cell>
          <table:table-cell office:value-type="float" office:value="1002" calcext:value-type="float">
            <text:p>1002</text:p>
          </table:table-cell>
          <table:table-cell table:style-name="ce30" office:value-type="float" office:value="25" calcext:value-type="float">
            <text:p>25</text:p>
          </table:table-cell>
          <table:table-cell table:style-name="ce30"/>
          <table:table-cell table:formula="of:=[$'premiuṃ_payments.json_cancellation.json'.C65]" office:value-type="percentage" office:value="0.0296208530805687" calcext:value-type="percentage">
            <text:p>2.96%</text:p>
          </table:table-cell>
          <table:table-cell table:formula="of:=[.C31]/[.B31]" office:value-type="percentage" office:value="0.0249500998003992" calcext:value-type="percentage">
            <text:p>2.50%</text:p>
          </table:table-cell>
          <table:table-cell table:formula="of:=[$'premiuṃ_payments.json_cancellation.json'.C25]" office:value-type="percentage" office:value="0.0199418363107603" calcext:value-type="percentage">
            <text:p>1.99%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1]*[.I31]" office:value-type="float" office:value="375" calcext:value-type="float">
            <text:p>3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osto_17</text:p>
          </table:table-cell>
          <table:table-cell office:value-type="float" office:value="1143" calcext:value-type="float">
            <text:p>1143</text:p>
          </table:table-cell>
          <table:table-cell table:style-name="ce30" office:value-type="float" office:value="17" calcext:value-type="float">
            <text:p>17</text:p>
          </table:table-cell>
          <table:table-cell table:style-name="ce30"/>
          <table:table-cell table:formula="of:=[$'premiuṃ_payments.json_cancellation.json'.C66]" office:value-type="percentage" office:value="0.0201421800947867" calcext:value-type="percentage">
            <text:p>2.01%</text:p>
          </table:table-cell>
          <table:table-cell table:formula="of:=[.C32]/[.B32]" office:value-type="percentage" office:value="0.0148731408573928" calcext:value-type="percentage">
            <text:p>1.49%</text:p>
          </table:table-cell>
          <table:table-cell table:formula="of:=[$'premiuṃ_payments.json_cancellation.json'.C26]" office:value-type="percentage" office:value="0.0209112311314222" calcext:value-type="percentage">
            <text:p>2.09%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32]*[.I32]" office:value-type="float" office:value="272" calcext:value-type="float">
            <text:p>2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embro_17</text:p>
          </table:table-cell>
          <table:table-cell office:value-type="float" office:value="1295" calcext:value-type="float">
            <text:p>1295</text:p>
          </table:table-cell>
          <table:table-cell table:style-name="ce30" office:value-type="float" office:value="19" calcext:value-type="float">
            <text:p>19</text:p>
          </table:table-cell>
          <table:table-cell table:style-name="ce30"/>
          <table:table-cell table:formula="of:=[$'premiuṃ_payments.json_cancellation.json'.C67]" office:value-type="percentage" office:value="0.0225118483412322" calcext:value-type="percentage">
            <text:p>2.25%</text:p>
          </table:table-cell>
          <table:table-cell table:formula="of:=[.C33]/[.B33]" office:value-type="percentage" office:value="0.0146718146718147" calcext:value-type="percentage">
            <text:p>1.47%</text:p>
          </table:table-cell>
          <table:table-cell table:formula="of:=[$'premiuṃ_payments.json_cancellation.json'.C27]" office:value-type="percentage" office:value="0.0290818446198587" calcext:value-type="percentage">
            <text:p>2.91%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33]*[.I33]" office:value-type="float" office:value="323" calcext:value-type="float">
            <text:p>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ubro_17</text:p>
          </table:table-cell>
          <table:table-cell office:value-type="float" office:value="1511" calcext:value-type="float">
            <text:p>1511</text:p>
          </table:table-cell>
          <table:table-cell table:style-name="ce30" office:value-type="float" office:value="25" calcext:value-type="float">
            <text:p>25</text:p>
          </table:table-cell>
          <table:table-cell table:style-name="ce30"/>
          <table:table-cell table:formula="of:=[$'premiuṃ_payments.json_cancellation.json'.C68]" office:value-type="percentage" office:value="0.0296208530805687" calcext:value-type="percentage">
            <text:p>2.96%</text:p>
          </table:table-cell>
          <table:table-cell table:formula="of:=[.C34]/[.B34]" office:value-type="percentage" office:value="0.0165453342157512" calcext:value-type="percentage">
            <text:p>1.65%</text:p>
          </table:table-cell>
          <table:table-cell table:formula="of:=[$'premiuṃ_payments.json_cancellation.json'.C28]" office:value-type="percentage" office:value="0.0437612519041684" calcext:value-type="percentage">
            <text:p>4.38%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34]*[.I34]" office:value-type="float" office:value="450" calcext:value-type="float">
            <text:p>4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vembro_17</text:p>
          </table:table-cell>
          <table:table-cell office:value-type="float" office:value="1854" calcext:value-type="float">
            <text:p>1854</text:p>
          </table:table-cell>
          <table:table-cell table:style-name="ce30" office:value-type="float" office:value="117" calcext:value-type="float">
            <text:p>117</text:p>
          </table:table-cell>
          <table:table-cell table:style-name="ce30"/>
          <table:table-cell table:formula="of:=[$'premiuṃ_payments.json_cancellation.json'.C69]" office:value-type="percentage" office:value="0.138625592417062" calcext:value-type="percentage">
            <text:p>13.86%</text:p>
          </table:table-cell>
          <table:table-cell table:formula="of:=[.C35]/[.B35]" office:value-type="percentage" office:value="0.0631067961165049" calcext:value-type="percentage">
            <text:p>6.31%</text:p>
          </table:table-cell>
          <table:table-cell table:formula="of:=[$'premiuṃ_payments.json_cancellation.json'.C29]" office:value-type="percentage" office:value="0.145132253150533" calcext:value-type="percentage">
            <text:p>14.51%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35]*[.I35]" office:value-type="float" office:value="2223" calcext:value-type="float">
            <text:p>22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zembro_17</text:p>
          </table:table-cell>
          <table:table-cell office:value-type="float" office:value="2886" calcext:value-type="float">
            <text:p>2886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$'premiuṃ_payments.json_cancellation.json'.C70]" office:value-type="percentage" office:value="0.21563981042654" calcext:value-type="percentage">
            <text:p>21.56%</text:p>
          </table:table-cell>
          <table:table-cell table:formula="of:=[.C36]/[.B36]" office:value-type="percentage" office:value="0.0630630630630631" calcext:value-type="percentage">
            <text:p>6.31%</text:p>
          </table:table-cell>
          <table:table-cell table:formula="of:=[$'premiuṃ_payments.json_cancellation.json'.C30]" office:value-type="percentage" office:value="0.112865254119928" calcext:value-type="percentage">
            <text:p>11.29%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36]*[.I36]" office:value-type="float" office:value="3640" calcext:value-type="float">
            <text:p>36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neiro_18</text:p>
          </table:table-cell>
          <table:table-cell office:value-type="float" office:value="3693" calcext:value-type="float">
            <text:p>3693</text:p>
          </table:table-cell>
          <table:table-cell table:style-name="ce30" office:value-type="float" office:value="98" calcext:value-type="float">
            <text:p>98</text:p>
          </table:table-cell>
          <table:table-cell table:style-name="ce30"/>
          <table:table-cell table:formula="of:=[$'premiuṃ_payments.json_cancellation.json'.C71]" office:value-type="percentage" office:value="0.116113744075829" calcext:value-type="percentage">
            <text:p>11.61%</text:p>
          </table:table-cell>
          <table:table-cell table:formula="of:=[.C37]/[.B37]" office:value-type="percentage" office:value="0.0265366910370972" calcext:value-type="percentage">
            <text:p>2.65%</text:p>
          </table:table-cell>
          <table:table-cell table:formula="of:=[$'premiuṃ_payments.json_cancellation.json'.C31]" office:value-type="percentage" office:value="0.0857221991413932" calcext:value-type="percentage">
            <text:p>8.57%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C37]*[.I37]" office:value-type="float" office:value="2058" calcext:value-type="float">
            <text:p>20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vereiro_18</text:p>
          </table:table-cell>
          <table:table-cell office:value-type="float" office:value="4312" calcext:value-type="float">
            <text:p>4312</text:p>
          </table:table-cell>
          <table:table-cell table:style-name="ce30" office:value-type="float" office:value="55" calcext:value-type="float">
            <text:p>55</text:p>
          </table:table-cell>
          <table:table-cell table:style-name="ce30"/>
          <table:table-cell table:formula="of:=[$'premiuṃ_payments.json_cancellation.json'.C72]" office:value-type="percentage" office:value="0.0651658767772512" calcext:value-type="percentage">
            <text:p>6.52%</text:p>
          </table:table-cell>
          <table:table-cell table:formula="of:=[.C38]/[.B38]" office:value-type="percentage" office:value="0.0127551020408163" calcext:value-type="percentage">
            <text:p>1.28%</text:p>
          </table:table-cell>
          <table:table-cell table:formula="of:=[$'premiuṃ_payments.json_cancellation.json'.C32]" office:value-type="percentage" office:value="0.0746434011909708" calcext:value-type="percentage">
            <text:p>7.46%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8]*[.I38]" office:value-type="float" office:value="1210" calcext:value-type="float">
            <text:p>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ço_18</text:p>
          </table:table-cell>
          <table:table-cell office:value-type="float" office:value="4850" calcext:value-type="float">
            <text:p>4850</text:p>
          </table:table-cell>
          <table:table-cell table:style-name="ce30" office:value-type="float" office:value="57" calcext:value-type="float">
            <text:p>57</text:p>
          </table:table-cell>
          <table:table-cell table:style-name="ce30"/>
          <table:table-cell table:formula="of:=[$'premiuṃ_payments.json_cancellation.json'.C73]" office:value-type="percentage" office:value="0.0675355450236967" calcext:value-type="percentage">
            <text:p>6.75%</text:p>
          </table:table-cell>
          <table:table-cell table:formula="of:=[.C39]/[.B39]" office:value-type="percentage" office:value="0.0117525773195876" calcext:value-type="percentage">
            <text:p>1.18%</text:p>
          </table:table-cell>
          <table:table-cell table:formula="of:=[$'premiuṃ_payments.json_cancellation.json'.C33]" office:value-type="percentage" office:value="0.0815676499099848" calcext:value-type="percentage">
            <text:p>8.16%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C39]*[.I39]" office:value-type="float" office:value="1311" calcext:value-type="float">
            <text:p>1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ril_18</text:p>
          </table:table-cell>
          <table:table-cell office:value-type="float" office:value="5438" calcext:value-type="float">
            <text:p>543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$'premiuṃ_payments.json_cancellation.json'.C74]" office:value-type="percentage" office:value="0.0521327014218009" calcext:value-type="percentage">
            <text:p>5.21%</text:p>
          </table:table-cell>
          <table:table-cell table:formula="of:=[.C40]/[.B40]" office:value-type="percentage" office:value="0.00809121000367782" calcext:value-type="percentage">
            <text:p>0.81%</text:p>
          </table:table-cell>
          <table:table-cell table:formula="of:=[$'premiuṃ_payments.json_cancellation.json'.C34]" office:value-type="percentage" office:value="0.106633430272815" calcext:value-type="percentage">
            <text:p>10.66%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40]*[.I40]" office:value-type="float" office:value="1056" calcext:value-type="float">
            <text:p>10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o_18</text:p>
          </table:table-cell>
          <table:table-cell office:value-type="float" office:value="6217" calcext:value-type="float">
            <text:p>621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$'premiuṃ_payments.json_cancellation.json'.C75]" office:value-type="percentage" office:value="0.105450236966825" calcext:value-type="percentage">
            <text:p>10.55%</text:p>
          </table:table-cell>
          <table:table-cell table:formula="of:=[.C41]/[.B41]" office:value-type="percentage" office:value="0.014315586295641" calcext:value-type="percentage">
            <text:p>1.43%</text:p>
          </table:table-cell>
          <table:table-cell table:formula="of:=[$'premiuṃ_payments.json_cancellation.json'.C35]" office:value-type="percentage" office:value="0.12380556709597" calcext:value-type="percentage">
            <text:p>12.38%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41]*[.I41]" office:value-type="float" office:value="2225" calcext:value-type="float">
            <text:p>22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nho_18</text:p>
          </table:table-cell>
          <table:table-cell office:value-type="float" office:value="7275" calcext:value-type="float">
            <text:p>727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$'premiuṃ_payments.json_cancellation.json'.C76]" office:value-type="percentage" office:value="0.0260663507109005" calcext:value-type="percentage">
            <text:p>2.61%</text:p>
          </table:table-cell>
          <table:table-cell table:formula="of:=[.C42]/[.B42]" office:value-type="percentage" office:value="0.00302405498281787" calcext:value-type="percentage">
            <text:p>0.30%</text:p>
          </table:table-cell>
          <table:table-cell table:formula="of:=[$'premiuṃ_payments.json_cancellation.json'.C36]" office:value-type="percentage" office:value="0.0260351751834926" calcext:value-type="percentage">
            <text:p>2.60%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C42]*[.I42]" office:value-type="float" office:value="572" calcext:value-type="float">
            <text:p>5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:.B42])" office:value-type="float" office:value="45859" calcext:value-type="float">
            <text:p>45859</text:p>
          </table:table-cell>
          <table:table-cell table:style-name="ce27" table:formula="of:=SUM([.C17:.C42])" office:value-type="float" office:value="844" calcext:value-type="float">
            <text:p>844</text:p>
          </table:table-cell>
          <table:table-cell table:style-name="ce27"/>
          <table:table-cell table:style-name="Default"/>
          <table:table-cell/>
          <table:table-cell table:style-name="ce17"/>
          <table:table-cell table:number-columns-repeated="2"/>
          <table:table-cell table:formula="of:=SUM([.J17:.J42])" office:value-type="float" office:value="16654" calcext:value-type="float">
            <text:p>1665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table:formula="of:=SUM([.J17:.J42])" office:value-type="float" office:value="16654" calcext:value-type="float">
            <text:p>16654</text:p>
          </table:table-cell>
          <table:table-cell table:number-columns-repeated="1014"/>
        </table:table-row>
      </table:table>
      <table:table table:name="Questão 6" table:style-name="ta1">
        <table:shapes>
          <draw:frame draw:z-index="0" draw:style-name="gr1" draw:text-style-name="P1" svg:width="477.47pt" svg:height="280.09pt" svg:x="35.94pt" svg:y="1036.46pt">
            <draw:object draw:notify-on-update-of-ranges="'Questão 6'.B3:'Questão 6'.B12 'Questão 6'.D3:'Questão 6'.D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544.42pt" svg:height="286.87pt" svg:x="527.87pt" svg:y="1039.07pt">
            <draw:object draw:notify-on-update-of-ranges="'Questão 6'.G3:'Questão 6'.G12 'Questão 6'.I3:'Questão 6'.I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556.02pt" svg:height="356.14pt" svg:x="30.36pt" svg:y="1353.6pt">
            <draw:object draw:notify-on-update-of-ranges="'Questão 6'.L3:'Questão 6'.L14 'Questão 6'.N3:'Questão 6'.N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453.51pt" svg:height="255.09pt" svg:x="621.98pt" svg:y="1380.64pt">
            <draw:object draw:notify-on-update-of-ranges="'Questão 6'.B43:'Questão 6'.B52 'Questão 6'.D43:'Questão 6'.D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453.51pt" svg:height="255.09pt" svg:x="97.48pt" svg:y="1749.69pt">
            <draw:object draw:notify-on-update-of-ranges="'Questão 6'.G43:'Questão 6'.G52 'Questão 6'.I43:'Questão 6'.I5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default-cell-style-name="Default"/>
        <table:table-column table:style-name="co4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45" table:default-cell-style-name="Default"/>
        <table:table-column table:style-name="co2" table:number-columns-repeated="1009" table:default-cell-style-name="Default"/>
        <table:table-row table:style-name="ro1">
          <table:table-cell table:style-name="ce41" office:value-type="string" calcext:value-type="string">
            <text:p>Questão 6</text:p>
          </table:table-cell>
          <table:table-cell table:style-name="ce41"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42" office:value-type="string" calcext:value-type="string" table:number-columns-spanned="1" table:number-rows-spanned="37">
            <text:p>Estácio</text:p>
          </table:table-cell>
          <table:table-cell office:value-type="string" calcext:value-type="string">
            <text:p>AV1 <text:s/></text:p>
          </table:table-cell>
          <table:table-cell office:value-type="float" office:value="1513" calcext:value-type="float">
            <text:p>1513</text:p>
          </table:table-cell>
          <table:table-cell table:formula="of:=[.C3]/[.C$39]" office:value-type="percentage" office:value="0.00133542105040177" calcext:value-type="percentage">
            <text:p>0.13%</text:p>
          </table:table-cell>
          <table:table-cell/>
          <table:table-cell table:style-name="ce43" office:value-type="string" calcext:value-type="string" table:number-columns-spanned="1" table:number-rows-spanned="37">
            <text:p>UNIP</text:p>
          </table:table-cell>
          <table:table-cell office:value-type="string" calcext:value-type="string">
            <text:p>Apanhadao Comunicação e Expressão</text:p>
          </table:table-cell>
          <table:table-cell office:value-type="float" office:value="529" calcext:value-type="float">
            <text:p>529</text:p>
          </table:table-cell>
          <table:table-cell table:formula="of:=[.H3]/[.H$39]" office:value-type="percentage" office:value="0.00282182997540901" calcext:value-type="percentage">
            <text:p>0.28%</text:p>
          </table:table-cell>
          <table:table-cell/>
          <table:table-cell table:style-name="ce43" office:value-type="string" calcext:value-type="string" table:number-columns-spanned="1" table:number-rows-spanned="37">
            <text:p>UNOPAR</text:p>
          </table:table-cell>
          <table:table-cell office:value-type="string" calcext:value-type="string">
            <text:p>Prova presencial Met cient</text:p>
          </table:table-cell>
          <table:table-cell office:value-type="float" office:value="450" calcext:value-type="float">
            <text:p>450</text:p>
          </table:table-cell>
          <table:table-cell table:style-name="ce2" table:formula="of:=[.M3]/[.M$39]" office:value-type="percentage" office:value="0.00856979622928966" calcext:value-type="percentage">
            <text:p>0.86%</text:p>
          </table:table-cell>
          <table:table-cell table:number-columns-repeated="1007"/>
        </table:table-row>
        <table:table-row table:style-name="ro1">
          <table:covered-table-cell table:style-name="ce43"/>
          <table:table-cell office:value-type="string" calcext:value-type="string">
            <text:p>AV2</text:p>
          </table:table-cell>
          <table:table-cell office:value-type="float" office:value="1277" calcext:value-type="float">
            <text:p>1277</text:p>
          </table:table-cell>
          <table:table-cell table:formula="of:=[.C4]/[.C$39]" office:value-type="percentage" office:value="0.00112712008021353" calcext:value-type="percentage">
            <text:p>0.11%</text:p>
          </table:table-cell>
          <table:table-cell/>
          <table:covered-table-cell/>
          <table:table-cell office:value-type="string" calcext:value-type="string">
            <text:p>Resumão Homem e Sociedade</text:p>
          </table:table-cell>
          <table:table-cell office:value-type="float" office:value="439" calcext:value-type="float">
            <text:p>439</text:p>
          </table:table-cell>
          <table:table-cell table:formula="of:=[.H4]/[.H$39]" office:value-type="percentage" office:value="0.00234174548053791" calcext:value-type="percentage">
            <text:p>0.23%</text:p>
          </table:table-cell>
          <table:table-cell/>
          <table:covered-table-cell/>
          <table:table-cell office:value-type="string" calcext:value-type="string">
            <text:p>Rel. de Estágio C. II <text:s/></text:p>
          </table:table-cell>
          <table:table-cell office:value-type="float" office:value="401" calcext:value-type="float">
            <text:p>401</text:p>
          </table:table-cell>
          <table:table-cell table:style-name="ce2" table:formula="of:=[.M4]/[.M$39]" office:value-type="percentage" office:value="0.00763664063987812" calcext:value-type="percentage">
            <text:p>0.76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aliando o aprendizado</text:p>
          </table:table-cell>
          <table:table-cell office:value-type="float" office:value="1155" calcext:value-type="float">
            <text:p>1155</text:p>
          </table:table-cell>
          <table:table-cell table:formula="of:=[.C5]/[.C$39]" office:value-type="percentage" office:value="0.00101943907020096" calcext:value-type="percentage">
            <text:p>0.10%</text:p>
          </table:table-cell>
          <table:table-cell/>
          <table:covered-table-cell/>
          <table:table-cell office:value-type="string" calcext:value-type="string">
            <text:p>Disciplina online libras UNIP</text:p>
          </table:table-cell>
          <table:table-cell office:value-type="float" office:value="348" calcext:value-type="float">
            <text:p>348</text:p>
          </table:table-cell>
          <table:table-cell table:formula="of:=[.H5]/[.H$39]" office:value-type="percentage" office:value="0.00185632671350158" calcext:value-type="percentage">
            <text:p>0.19%</text:p>
          </table:table-cell>
          <table:table-cell/>
          <table:covered-table-cell/>
          <table:table-cell office:value-type="string" calcext:value-type="string">
            <text:p>Rel. de Estágio C III </text:p>
          </table:table-cell>
          <table:table-cell office:value-type="float" office:value="268" calcext:value-type="float">
            <text:p>268</text:p>
          </table:table-cell>
          <table:table-cell table:style-name="ce2" table:formula="of:=[.M5]/[.M$39]" office:value-type="percentage" office:value="0.00510378975433251" calcext:value-type="percentage">
            <text:p>0.51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BDQ Prova</text:p>
          </table:table-cell>
          <table:table-cell office:value-type="float" office:value="1083" calcext:value-type="float">
            <text:p>1083</text:p>
          </table:table-cell>
          <table:table-cell table:formula="of:=[.C6]/[.C$39]" office:value-type="percentage" office:value="0.00095588962166895" calcext:value-type="percentage">
            <text:p>0.10%</text:p>
          </table:table-cell>
          <table:table-cell/>
          <table:covered-table-cell/>
          <table:table-cell office:value-type="string" calcext:value-type="string">
            <text:p>Apanhado didatica fundamental</text:p>
          </table:table-cell>
          <table:table-cell office:value-type="float" office:value="348" calcext:value-type="float">
            <text:p>348</text:p>
          </table:table-cell>
          <table:table-cell table:formula="of:=[.H6]/[.H$39]" office:value-type="percentage" office:value="0.00185632671350158" calcext:value-type="percentage">
            <text:p>0.19%</text:p>
          </table:table-cell>
          <table:table-cell/>
          <table:covered-table-cell/>
          <table:table-cell office:value-type="string" calcext:value-type="string">
            <text:p>Prod. Textual Inter.</text:p>
          </table:table-cell>
          <table:table-cell office:value-type="float" office:value="212" calcext:value-type="float">
            <text:p>212</text:p>
          </table:table-cell>
          <table:table-cell table:style-name="ce2" table:formula="of:=[.M6]/[.M$39]" office:value-type="percentage" office:value="0.00403732622357646" calcext:value-type="percentage">
            <text:p>0.40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Resumo Epidemiologia AV</text:p>
          </table:table-cell>
          <table:table-cell office:value-type="float" office:value="1016" calcext:value-type="float">
            <text:p>1016</text:p>
          </table:table-cell>
          <table:table-cell table:formula="of:=[.C7]/[.C$39]" office:value-type="percentage" office:value="0.000896753329284998" calcext:value-type="percentage">
            <text:p>0.09%</text:p>
          </table:table-cell>
          <table:table-cell/>
          <table:covered-table-cell/>
          <table:table-cell office:value-type="string" calcext:value-type="string">
            <text:p>Prova apanhadão corrigido comunicação e expressão</text:p>
          </table:table-cell>
          <table:table-cell office:value-type="float" office:value="324" calcext:value-type="float">
            <text:p>324</text:p>
          </table:table-cell>
          <table:table-cell table:formula="of:=[.H7]/[.H$39]" office:value-type="percentage" office:value="0.00172830418153595" calcext:value-type="percentage">
            <text:p>0.17%</text:p>
          </table:table-cell>
          <table:table-cell/>
          <table:covered-table-cell/>
          <table:table-cell office:value-type="string" calcext:value-type="string">
            <text:p>prova presencial <text:s text:c="2"/></text:p>
          </table:table-cell>
          <table:table-cell office:value-type="float" office:value="193" calcext:value-type="float">
            <text:p>193</text:p>
          </table:table-cell>
          <table:table-cell table:style-name="ce2" table:formula="of:=[.M7]/[.M$39]" office:value-type="percentage" office:value="0.00367549038278423" calcext:value-type="percentage">
            <text:p>0.37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Plan de Carreira e Sucesso Prof.</text:p>
          </table:table-cell>
          <table:table-cell office:value-type="float" office:value="982" calcext:value-type="float">
            <text:p>982</text:p>
          </table:table-cell>
          <table:table-cell table:formula="of:=[.C8]/[.C$39]" office:value-type="percentage" office:value="0.000866743867478217" calcext:value-type="percentage">
            <text:p>0.09%</text:p>
          </table:table-cell>
          <table:table-cell/>
          <table:covered-table-cell/>
          <table:table-cell office:value-type="string" calcext:value-type="string">
            <text:p>Interpretação e produção de texto UNIP Unid. II</text:p>
          </table:table-cell>
          <table:table-cell office:value-type="float" office:value="323" calcext:value-type="float">
            <text:p>323</text:p>
          </table:table-cell>
          <table:table-cell table:formula="of:=[.H8]/[.H$39]" office:value-type="percentage" office:value="0.00172296990937072" calcext:value-type="percentage">
            <text:p>0.17%</text:p>
          </table:table-cell>
          <table:table-cell/>
          <table:covered-table-cell/>
          <table:table-cell office:value-type="string" calcext:value-type="string">
            <text:p>Prova presencial de homem</text:p>
          </table:table-cell>
          <table:table-cell office:value-type="float" office:value="168" calcext:value-type="float">
            <text:p>168</text:p>
          </table:table-cell>
          <table:table-cell table:style-name="ce2" table:formula="of:=[.M8]/[.M$39]" office:value-type="percentage" office:value="0.00319939059226814" calcext:value-type="percentage">
            <text:p>0.32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Filosofia, ética e …</text:p>
          </table:table-cell>
          <table:table-cell office:value-type="float" office:value="929" calcext:value-type="float">
            <text:p>929</text:p>
          </table:table-cell>
          <table:table-cell table:formula="of:=[.C9]/[.C$39]" office:value-type="percentage" office:value="0.000819964412308822" calcext:value-type="percentage">
            <text:p>0.08%</text:p>
          </table:table-cell>
          <table:table-cell/>
          <table:covered-table-cell/>
          <table:table-cell office:value-type="string" calcext:value-type="string">
            <text:p>prova interpretação e produção de texto</text:p>
          </table:table-cell>
          <table:table-cell office:value-type="float" office:value="322" calcext:value-type="float">
            <text:p>322</text:p>
          </table:table-cell>
          <table:table-cell table:formula="of:=[.H9]/[.H$39]" office:value-type="percentage" office:value="0.00171763563720548" calcext:value-type="percentage">
            <text:p>0.17%</text:p>
          </table:table-cell>
          <table:table-cell/>
          <table:covered-table-cell/>
          <table:table-cell office:value-type="string" calcext:value-type="string">
            <text:p>Prova presencial Met. Cient. 2017</text:p>
          </table:table-cell>
          <table:table-cell office:value-type="float" office:value="147" calcext:value-type="float">
            <text:p>147</text:p>
          </table:table-cell>
          <table:table-cell table:style-name="ce2" table:formula="of:=[.M9]/[.M$39]" office:value-type="percentage" office:value="0.00279946676823462" calcext:value-type="percentage">
            <text:p>0.28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aliando aprendizado</text:p>
          </table:table-cell>
          <table:table-cell office:value-type="float" office:value="833" calcext:value-type="float">
            <text:p>833</text:p>
          </table:table-cell>
          <table:table-cell table:formula="of:=[.C10]/[.C$39]" office:value-type="percentage" office:value="0.000735231814266145" calcext:value-type="percentage">
            <text:p>0.07%</text:p>
          </table:table-cell>
          <table:table-cell/>
          <table:covered-table-cell/>
          <table:table-cell office:value-type="string" calcext:value-type="string">
            <text:p>APS</text:p>
          </table:table-cell>
          <table:table-cell office:value-type="float" office:value="318" calcext:value-type="float">
            <text:p>318</text:p>
          </table:table-cell>
          <table:table-cell table:formula="of:=[.H10]/[.H$39]" office:value-type="percentage" office:value="0.00169629854854454" calcext:value-type="percentage">
            <text:p>0.17%</text:p>
          </table:table-cell>
          <table:table-cell/>
          <table:covered-table-cell/>
          <table:table-cell office:value-type="string" calcext:value-type="string">
            <text:p>Prova presencial met. Cient.</text:p>
          </table:table-cell>
          <table:table-cell office:value-type="float" office:value="137" calcext:value-type="float">
            <text:p>137</text:p>
          </table:table-cell>
          <table:table-cell table:style-name="ce2" table:formula="of:=[.M10]/[.M$39]" office:value-type="percentage" office:value="0.00260902685202818" calcext:value-type="percentage">
            <text:p>0.26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Processo Civil I – AV1</text:p>
          </table:table-cell>
          <table:table-cell office:value-type="float" office:value="830" calcext:value-type="float">
            <text:p>830</text:p>
          </table:table-cell>
          <table:table-cell table:formula="of:=[.C11]/[.C$39]" office:value-type="percentage" office:value="0.000732583920577311" calcext:value-type="percentage">
            <text:p>0.07%</text:p>
          </table:table-cell>
          <table:table-cell/>
          <table:covered-table-cell/>
          <table:table-cell office:value-type="string" calcext:value-type="string">
            <text:p>prova de comunicação e expressão (1)</text:p>
          </table:table-cell>
          <table:table-cell office:value-type="float" office:value="306" calcext:value-type="float">
            <text:p>306</text:p>
          </table:table-cell>
          <table:table-cell table:formula="of:=[.H11]/[.H$39]" office:value-type="percentage" office:value="0.00163228728256173" calcext:value-type="percentage">
            <text:p>0.16%</text:p>
          </table:table-cell>
          <table:table-cell/>
          <table:covered-table-cell/>
          <table:table-cell office:value-type="string" calcext:value-type="string">
            <text:p>Resumo de Ética, política e soc.</text:p>
          </table:table-cell>
          <table:table-cell office:value-type="float" office:value="128" calcext:value-type="float">
            <text:p>128</text:p>
          </table:table-cell>
          <table:table-cell table:style-name="ce2" table:formula="of:=[.M11]/[.M$39]" office:value-type="percentage" office:value="0.00243763092744239" calcext:value-type="percentage">
            <text:p>0.24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Bioquimica</text:p>
          </table:table-cell>
          <table:table-cell office:value-type="float" office:value="820" calcext:value-type="float">
            <text:p>820</text:p>
          </table:table-cell>
          <table:table-cell table:formula="of:=[.C12]/[.C$39]" office:value-type="percentage" office:value="0.000723757608281199" calcext:value-type="percentage">
            <text:p>0.07%</text:p>
          </table:table-cell>
          <table:table-cell/>
          <table:covered-table-cell/>
          <table:table-cell office:value-type="string" calcext:value-type="string">
            <text:p>ciencias sociais unip 1 2</text:p>
          </table:table-cell>
          <table:table-cell office:value-type="float" office:value="288" calcext:value-type="float">
            <text:p>288</text:p>
          </table:table-cell>
          <table:table-cell table:formula="of:=[.H12]/[.H$39]" office:value-type="percentage" office:value="0.00153627038358751" calcext:value-type="percentage">
            <text:p>0.15%</text:p>
          </table:table-cell>
          <table:table-cell/>
          <table:covered-table-cell/>
          <table:table-cell office:value-type="string" calcext:value-type="string">
            <text:p>Prova de empreendedorismo adm</text:p>
          </table:table-cell>
          <table:table-cell office:value-type="float" office:value="127" calcext:value-type="float">
            <text:p>127</text:p>
          </table:table-cell>
          <table:table-cell table:style-name="ce2" table:formula="of:=[.M12]/[.M$39]" office:value-type="percentage" office:value="0.00241858693582175" calcext:value-type="percentage">
            <text:p>0.24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aliação AV2</text:p>
          </table:table-cell>
          <table:table-cell office:value-type="float" office:value="751" calcext:value-type="float">
            <text:p>751</text:p>
          </table:table-cell>
          <table:table-cell table:formula="of:=[.C13]/[.C$39]" office:value-type="percentage" office:value="0.000662856053438025" calcext:value-type="percentage">
            <text:p>0.07%</text:p>
          </table:table-cell>
          <table:table-cell/>
          <table:covered-table-cell/>
          <table:table-cell office:value-type="string" calcext:value-type="string">
            <text:p>Direitos Humanos UNIP Pedagogia</text:p>
          </table:table-cell>
          <table:table-cell office:value-type="float" office:value="279" calcext:value-type="float">
            <text:p>279</text:p>
          </table:table-cell>
          <table:table-cell table:formula="of:=[.H13]/[.H$39]" office:value-type="percentage" office:value="0.0014882619341004" calcext:value-type="percentage">
            <text:p>0.15%</text:p>
          </table:table-cell>
          <table:table-cell/>
          <table:covered-table-cell/>
          <table:table-cell office:value-type="string" calcext:value-type="string">
            <text:p>Rel. Ed. infantil pedagogia</text:p>
          </table:table-cell>
          <table:table-cell office:value-type="float" office:value="118" calcext:value-type="float">
            <text:p>118</text:p>
          </table:table-cell>
          <table:table-cell table:style-name="ce2" table:formula="of:=[.M13]/[.M$39]" office:value-type="percentage" office:value="0.00224719101123596" calcext:value-type="percentage">
            <text:p>0.22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EXERCÍCIOS LÍNGUA PORTUGUESA</text:p>
          </table:table-cell>
          <table:table-cell office:value-type="float" office:value="751" calcext:value-type="float">
            <text:p>751</text:p>
          </table:table-cell>
          <table:table-cell table:formula="of:=[.C14]/[.C$39]" office:value-type="percentage" office:value="0.000662856053438025" calcext:value-type="percentage">
            <text:p>0.07%</text:p>
          </table:table-cell>
          <table:table-cell/>
          <table:covered-table-cell/>
          <table:table-cell office:value-type="string" calcext:value-type="string">
            <text:p>Questionario Unidade I - Metodologia do Trabalho Acadêmico</text:p>
          </table:table-cell>
          <table:table-cell office:value-type="float" office:value="270" calcext:value-type="float">
            <text:p>270</text:p>
          </table:table-cell>
          <table:table-cell table:formula="of:=[.H14]/[.H$39]" office:value-type="percentage" office:value="0.00144025348461329" calcext:value-type="percentage">
            <text:p>0.14%</text:p>
          </table:table-cell>
          <table:table-cell/>
          <table:covered-table-cell/>
          <table:table-cell office:value-type="string" calcext:value-type="string">
            <text:p>Planos de aula- Estagio obrigatorio 100 horas-Portifolio Individual = Jorge Orleanes Souza Pequeno <text:s text:c="142"/>110</text:p>
          </table:table-cell>
          <table:table-cell office:value-type="float" office:value="110" calcext:value-type="float">
            <text:p>110</text:p>
          </table:table-cell>
          <table:table-cell table:style-name="ce2" table:formula="of:=[.M14]/[.M$39]" office:value-type="percentage" office:value="0.00209483907827081" calcext:value-type="percentage">
            <text:p>0.21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aliação</text:p>
          </table:table-cell>
          <table:table-cell office:value-type="float" office:value="736" calcext:value-type="float">
            <text:p>736</text:p>
          </table:table-cell>
          <table:table-cell table:formula="of:=[.C15]/[.C$39]" office:value-type="percentage" office:value="0.000649616584993857" calcext:value-type="percentage">
            <text:p>0.06%</text:p>
          </table:table-cell>
          <table:table-cell/>
          <table:covered-table-cell/>
          <table:table-cell office:value-type="string" calcext:value-type="string">
            <text:p>Apanhado Questões ORIENTAÇÃO EM SUPERVISÃO ESCOLAR E ORIENTAÇÃO EDUCACIONAL (1)</text:p>
          </table:table-cell>
          <table:table-cell office:value-type="float" office:value="267" calcext:value-type="float">
            <text:p>267</text:p>
          </table:table-cell>
          <table:table-cell table:formula="of:=[.H15]/[.H$39]" office:value-type="percentage" office:value="0.00142425066811759" calcext:value-type="percentage">
            <text:p>0.14%</text:p>
          </table:table-cell>
          <table:table-cell/>
          <table:covered-table-cell/>
          <table:table-cell office:value-type="string" calcext:value-type="string">
            <text:p>Estágio curricular obrigatório II</text:p>
          </table:table-cell>
          <table:table-cell office:value-type="float" office:value="109" calcext:value-type="float">
            <text:p>109</text:p>
          </table:table-cell>
          <table:table-cell table:style-name="ce2" table:formula="of:=[.M15]/[.M$39]" office:value-type="percentage" office:value="0.00207579508665016" calcext:value-type="percentage">
            <text:p>0.21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1 e AV2 de Ética na Saúde</text:p>
          </table:table-cell>
          <table:table-cell office:value-type="float" office:value="723" calcext:value-type="float">
            <text:p>723</text:p>
          </table:table-cell>
          <table:table-cell table:formula="of:=[.C16]/[.C$39]" office:value-type="percentage" office:value="0.000638142379008911" calcext:value-type="percentage">
            <text:p>0.06%</text:p>
          </table:table-cell>
          <table:table-cell/>
          <table:covered-table-cell/>
          <table:table-cell office:value-type="string" calcext:value-type="string">
            <text:p>QUestionario Estudos Disciplinares 3 Unidade 1</text:p>
          </table:table-cell>
          <table:table-cell office:value-type="float" office:value="264" calcext:value-type="float">
            <text:p>264</text:p>
          </table:table-cell>
          <table:table-cell table:formula="of:=[.H16]/[.H$39]" office:value-type="percentage" office:value="0.00140824785162189" calcext:value-type="percentage">
            <text:p>0.14%</text:p>
          </table:table-cell>
          <table:table-cell/>
          <table:covered-table-cell/>
          <table:table-cell office:value-type="string" calcext:value-type="string">
            <text:p>PORTFÓLIO DE ESTÁGIO COMÉRCIO DE CONFECÇÕES COMPLETO</text:p>
          </table:table-cell>
          <table:table-cell office:value-type="float" office:value="106" calcext:value-type="float">
            <text:p>106</text:p>
          </table:table-cell>
          <table:table-cell table:style-name="ce2" table:formula="of:=[.M16]/[.M$39]" office:value-type="percentage" office:value="0.00201866311178823" calcext:value-type="percentage">
            <text:p>0.20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aliando apredizado 1 á 10</text:p>
          </table:table-cell>
          <table:table-cell office:value-type="float" office:value="698" calcext:value-type="float">
            <text:p>698</text:p>
          </table:table-cell>
          <table:table-cell table:formula="of:=[.C17]/[.C$39]" office:value-type="percentage" office:value="0.000616076598268631" calcext:value-type="percentage">
            <text:p>0.06%</text:p>
          </table:table-cell>
          <table:table-cell/>
          <table:covered-table-cell/>
          <table:table-cell office:value-type="string" calcext:value-type="string">
            <text:p>APANHADÃO METODOLOGIA DO TRABALHO ACADEMICO</text:p>
          </table:table-cell>
          <table:table-cell office:value-type="float" office:value="255" calcext:value-type="float">
            <text:p>255</text:p>
          </table:table-cell>
          <table:table-cell table:formula="of:=[.H17]/[.H$39]" office:value-type="percentage" office:value="0.00136023940213478" calcext:value-type="percentage">
            <text:p>0.14%</text:p>
          </table:table-cell>
          <table:table-cell/>
          <table:covered-table-cell/>
          <table:table-cell office:value-type="string" calcext:value-type="string">
            <text:p>PROVA PRESENCIAL DE METODOLOGIA CIENTIFICA-26-04-2014</text:p>
          </table:table-cell>
          <table:table-cell office:value-type="float" office:value="106" calcext:value-type="float">
            <text:p>106</text:p>
          </table:table-cell>
          <table:table-cell table:style-name="ce2" table:formula="of:=[.M17]/[.M$39]" office:value-type="percentage" office:value="0.00201866311178823" calcext:value-type="percentage">
            <text:p>0.20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1 e AV2 de FUND. SOCIOANTROPOLÓGICOX</text:p>
          </table:table-cell>
          <table:table-cell office:value-type="float" office:value="670" calcext:value-type="float">
            <text:p>670</text:p>
          </table:table-cell>
          <table:table-cell table:formula="of:=[.C18]/[.C$39]" office:value-type="percentage" office:value="0.000591362923839517" calcext:value-type="percentage">
            <text:p>0.06%</text:p>
          </table:table-cell>
          <table:table-cell/>
          <table:covered-table-cell/>
          <table:table-cell office:value-type="string" calcext:value-type="string">
            <text:p>Questionário de Libras</text:p>
          </table:table-cell>
          <table:table-cell office:value-type="float" office:value="254" calcext:value-type="float">
            <text:p>254</text:p>
          </table:table-cell>
          <table:table-cell table:formula="of:=[.H18]/[.H$39]" office:value-type="percentage" office:value="0.00135490512996954" calcext:value-type="percentage">
            <text:p>0.14%</text:p>
          </table:table-cell>
          <table:table-cell/>
          <table:covered-table-cell/>
          <table:table-cell office:value-type="string" calcext:value-type="string">
            <text:p>GABARITO OFICIAL DA AVALIAÇÃO PRESENCIAL DE RESPONSABILIDADE SOCIAL E AMBIENTAL</text:p>
          </table:table-cell>
          <table:table-cell office:value-type="float" office:value="93" calcext:value-type="float">
            <text:p>93</text:p>
          </table:table-cell>
          <table:table-cell table:style-name="ce2" table:formula="of:=[.M18]/[.M$39]" office:value-type="percentage" office:value="0.00177109122071986" calcext:value-type="percentage">
            <text:p>0.18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aliando Aprendizado</text:p>
          </table:table-cell>
          <table:table-cell office:value-type="float" office:value="665" calcext:value-type="float">
            <text:p>665</text:p>
          </table:table-cell>
          <table:table-cell table:formula="of:=[.C19]/[.C$39]" office:value-type="percentage" office:value="0.00058694976769146" calcext:value-type="percentage">
            <text:p>0.06%</text:p>
          </table:table-cell>
          <table:table-cell/>
          <table:covered-table-cell/>
          <table:table-cell office:value-type="string" calcext:value-type="string">
            <text:p>ESTUDOS DISCIPLINARES 6º PERÍODO UNIP</text:p>
          </table:table-cell>
          <table:table-cell office:value-type="float" office:value="254" calcext:value-type="float">
            <text:p>254</text:p>
          </table:table-cell>
          <table:table-cell table:formula="of:=[.H19]/[.H$39]" office:value-type="percentage" office:value="0.00135490512996954" calcext:value-type="percentage">
            <text:p>0.14%</text:p>
          </table:table-cell>
          <table:table-cell/>
          <table:covered-table-cell/>
          <table:table-cell office:value-type="string" calcext:value-type="string">
            <text:p>relatorio de estagio I - 3º sem EDF</text:p>
          </table:table-cell>
          <table:table-cell office:value-type="float" office:value="87" calcext:value-type="float">
            <text:p>87</text:p>
          </table:table-cell>
          <table:table-cell table:style-name="ce2" table:formula="of:=[.M19]/[.M$39]" office:value-type="percentage" office:value="0.001656827270996" calcext:value-type="percentage">
            <text:p>0.17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FISIOLOGIA HUMANA </text:p>
          </table:table-cell>
          <table:table-cell office:value-type="float" office:value="661" calcext:value-type="float">
            <text:p>661</text:p>
          </table:table-cell>
          <table:table-cell table:formula="of:=[.C20]/[.C$39]" office:value-type="percentage" office:value="0.000583419242773016" calcext:value-type="percentage">
            <text:p>0.06%</text:p>
          </table:table-cell>
          <table:table-cell/>
          <table:covered-table-cell/>
          <table:table-cell office:value-type="string" calcext:value-type="string">
            <text:p>Avaliação Educação a Distancia</text:p>
          </table:table-cell>
          <table:table-cell office:value-type="float" office:value="246" calcext:value-type="float">
            <text:p>246</text:p>
          </table:table-cell>
          <table:table-cell table:formula="of:=[.H20]/[.H$39]" office:value-type="percentage" office:value="0.00131223095264767" calcext:value-type="percentage">
            <text:p>0.13%</text:p>
          </table:table-cell>
          <table:table-cell/>
          <table:covered-table-cell/>
          <table:table-cell office:value-type="string" calcext:value-type="string">
            <text:p>Portfólio 6º Sem Educação Física</text:p>
          </table:table-cell>
          <table:table-cell office:value-type="float" office:value="84" calcext:value-type="float">
            <text:p>84</text:p>
          </table:table-cell>
          <table:table-cell table:style-name="ce2" table:formula="of:=[.M20]/[.M$39]" office:value-type="percentage" office:value="0.00159969529613407" calcext:value-type="percentage">
            <text:p>0.16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ALIANDO O APRENDIZADO</text:p>
          </table:table-cell>
          <table:table-cell office:value-type="float" office:value="655" calcext:value-type="float">
            <text:p>655</text:p>
          </table:table-cell>
          <table:table-cell table:formula="of:=[.C21]/[.C$39]" office:value-type="percentage" office:value="0.000578123455395348" calcext:value-type="percentage">
            <text:p>0.06%</text:p>
          </table:table-cell>
          <table:table-cell/>
          <table:covered-table-cell/>
          <table:table-cell office:value-type="string" calcext:value-type="string">
            <text:p>Prova Política e Organização da Educação Básica</text:p>
          </table:table-cell>
          <table:table-cell office:value-type="float" office:value="245" calcext:value-type="float">
            <text:p>245</text:p>
          </table:table-cell>
          <table:table-cell table:formula="of:=[.H21]/[.H$39]" office:value-type="percentage" office:value="0.00130689668048243" calcext:value-type="percentage">
            <text:p>0.13%</text:p>
          </table:table-cell>
          <table:table-cell/>
          <table:covered-table-cell/>
          <table:table-cell office:value-type="string" calcext:value-type="string">
            <text:p>Prova Presencial Libras 1º Semestre</text:p>
          </table:table-cell>
          <table:table-cell office:value-type="float" office:value="81" calcext:value-type="float">
            <text:p>81</text:p>
          </table:table-cell>
          <table:table-cell table:style-name="ce2" table:formula="of:=[.M21]/[.M$39]" office:value-type="percentage" office:value="0.00154256332127214" calcext:value-type="percentage">
            <text:p>0.15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Lista 1 -.. </text:p>
          </table:table-cell>
          <table:table-cell office:value-type="float" office:value="623" calcext:value-type="float">
            <text:p>623</text:p>
          </table:table-cell>
          <table:table-cell table:formula="of:=[.C22]/[.C$39]" office:value-type="percentage" office:value="0.000549879256047789" calcext:value-type="percentage">
            <text:p>0.05%</text:p>
          </table:table-cell>
          <table:table-cell/>
          <table:covered-table-cell/>
          <table:table-cell office:value-type="string" calcext:value-type="string">
            <text:p>Questionario 1 - Produção e Interpretação de textos - AVA EAD ONLINE UNIP</text:p>
          </table:table-cell>
          <table:table-cell office:value-type="float" office:value="244" calcext:value-type="float">
            <text:p>244</text:p>
          </table:table-cell>
          <table:table-cell table:formula="of:=[.H22]/[.H$39]" office:value-type="percentage" office:value="0.0013015624083172" calcext:value-type="percentage">
            <text:p>0.13%</text:p>
          </table:table-cell>
          <table:table-cell/>
          <table:covered-table-cell/>
          <table:table-cell office:value-type="string" calcext:value-type="string">
            <text:p>tcc ed fisica unopar- Pojeto de pesquisa em educação física -Licenciatura- nota Excelente</text:p>
          </table:table-cell>
          <table:table-cell office:value-type="float" office:value="79" calcext:value-type="float">
            <text:p>79</text:p>
          </table:table-cell>
          <table:table-cell table:style-name="ce2" table:formula="of:=[.M22]/[.M$39]" office:value-type="percentage" office:value="0.00150447533803085" calcext:value-type="percentage">
            <text:p>0.15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aliando Aprendizado</text:p>
          </table:table-cell>
          <table:table-cell office:value-type="float" office:value="613" calcext:value-type="float">
            <text:p>613</text:p>
          </table:table-cell>
          <table:table-cell table:formula="of:=[.C23]/[.C$39]" office:value-type="percentage" office:value="0.000541052943751677" calcext:value-type="percentage">
            <text:p>0.05%</text:p>
          </table:table-cell>
          <table:table-cell/>
          <table:covered-table-cell/>
          <table:table-cell office:value-type="string" calcext:value-type="string">
            <text:p>apanhado Psicologia do Desenvolvimento e Teorias de Aprendizagem</text:p>
          </table:table-cell>
          <table:table-cell office:value-type="float" office:value="242" calcext:value-type="float">
            <text:p>242</text:p>
          </table:table-cell>
          <table:table-cell table:formula="of:=[.H23]/[.H$39]" office:value-type="percentage" office:value="0.00129089386398673" calcext:value-type="percentage">
            <text:p>0.13%</text:p>
          </table:table-cell>
          <table:table-cell/>
          <table:covered-table-cell/>
          <table:table-cell office:value-type="string" calcext:value-type="string">
            <text:p>Gabarito da prova Jogos, Brinquedos e Brincadeiras </text:p>
          </table:table-cell>
          <table:table-cell office:value-type="float" office:value="75" calcext:value-type="float">
            <text:p>75</text:p>
          </table:table-cell>
          <table:table-cell table:style-name="ce2" table:formula="of:=[.M23]/[.M$39]" office:value-type="percentage" office:value="0.00142829937154828" calcext:value-type="percentage">
            <text:p>0.14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Direitos Humanos</text:p>
          </table:table-cell>
          <table:table-cell office:value-type="float" office:value="607" calcext:value-type="float">
            <text:p>607</text:p>
          </table:table-cell>
          <table:table-cell table:formula="of:=[.C24]/[.C$39]" office:value-type="percentage" office:value="0.00053575715637401" calcext:value-type="percentage">
            <text:p>0.05%</text:p>
          </table:table-cell>
          <table:table-cell/>
          <table:covered-table-cell/>
          <table:table-cell office:value-type="string" calcext:value-type="string">
            <text:p>APANHADÃO FUNDAMENTOS DE FILOSOFIA E EDUCAÇÃO</text:p>
          </table:table-cell>
          <table:table-cell office:value-type="float" office:value="240" calcext:value-type="float">
            <text:p>240</text:p>
          </table:table-cell>
          <table:table-cell table:formula="of:=[.H24]/[.H$39]" office:value-type="percentage" office:value="0.00128022531965626" calcext:value-type="percentage">
            <text:p>0.13%</text:p>
          </table:table-cell>
          <table:table-cell/>
          <table:covered-table-cell/>
          <table:table-cell office:value-type="string" calcext:value-type="string">
            <text:p>PRODUÇÃO TEXTUAL INTERDISCIPLINAR INDIVIDUAL – UNOPAR</text:p>
          </table:table-cell>
          <table:table-cell office:value-type="float" office:value="74" calcext:value-type="float">
            <text:p>74</text:p>
          </table:table-cell>
          <table:table-cell table:style-name="ce2" table:formula="of:=[.M24]/[.M$39]" office:value-type="percentage" office:value="0.00140925537992763" calcext:value-type="percentage">
            <text:p>0.14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aliando Processo Civil 2</text:p>
          </table:table-cell>
          <table:table-cell office:value-type="float" office:value="593" calcext:value-type="float">
            <text:p>593</text:p>
          </table:table-cell>
          <table:table-cell table:formula="of:=[.C25]/[.C$39]" office:value-type="percentage" office:value="0.000523400319159453" calcext:value-type="percentage">
            <text:p>0.05%</text:p>
          </table:table-cell>
          <table:table-cell/>
          <table:covered-table-cell/>
          <table:table-cell office:value-type="string" calcext:value-type="string">
            <text:p>PGE - RELATÓRIO EXPERIMENTAL</text:p>
          </table:table-cell>
          <table:table-cell office:value-type="float" office:value="235" calcext:value-type="float">
            <text:p>235</text:p>
          </table:table-cell>
          <table:table-cell table:formula="of:=[.H25]/[.H$39]" office:value-type="percentage" office:value="0.00125355395883009" calcext:value-type="percentage">
            <text:p>0.13%</text:p>
          </table:table-cell>
          <table:table-cell/>
          <table:covered-table-cell/>
          <table:table-cell office:value-type="string" calcext:value-type="string">
            <text:p>GABARITO DA PROVA DE PLANEJAMENTO TRIBUTARIO</text:p>
          </table:table-cell>
          <table:table-cell office:value-type="float" office:value="73" calcext:value-type="float">
            <text:p>73</text:p>
          </table:table-cell>
          <table:table-cell table:style-name="ce2" table:formula="of:=[.M25]/[.M$39]" office:value-type="percentage" office:value="0.00139021138830699" calcext:value-type="percentage">
            <text:p>0.14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aliando Aprendizado</text:p>
          </table:table-cell>
          <table:table-cell office:value-type="float" office:value="592" calcext:value-type="float">
            <text:p>592</text:p>
          </table:table-cell>
          <table:table-cell table:formula="of:=[.C26]/[.C$39]" office:value-type="percentage" office:value="0.000522517687929841" calcext:value-type="percentage">
            <text:p>0.05%</text:p>
          </table:table-cell>
          <table:table-cell/>
          <table:covered-table-cell/>
          <table:table-cell office:value-type="string" calcext:value-type="string">
            <text:p>Pedagogia Interdisciplinar </text:p>
          </table:table-cell>
          <table:table-cell office:value-type="float" office:value="234" calcext:value-type="float">
            <text:p>234</text:p>
          </table:table-cell>
          <table:table-cell table:formula="of:=[.H26]/[.H$39]" office:value-type="percentage" office:value="0.00124821968666485" calcext:value-type="percentage">
            <text:p>0.12%</text:p>
          </table:table-cell>
          <table:table-cell/>
          <table:covered-table-cell/>
          <table:table-cell office:value-type="string" calcext:value-type="string">
            <text:p>RESUMO PARA A PROVA DE INTRODUÇÃO A EDUCAÇÃO FÍSICA</text:p>
          </table:table-cell>
          <table:table-cell office:value-type="float" office:value="73" calcext:value-type="float">
            <text:p>73</text:p>
          </table:table-cell>
          <table:table-cell table:style-name="ce2" table:formula="of:=[.M26]/[.M$39]" office:value-type="percentage" office:value="0.00139021138830699" calcext:value-type="percentage">
            <text:p>0.14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Exercicios de Lungua portuguesa</text:p>
          </table:table-cell>
          <table:table-cell office:value-type="float" office:value="592" calcext:value-type="float">
            <text:p>592</text:p>
          </table:table-cell>
          <table:table-cell table:formula="of:=[.C27]/[.C$39]" office:value-type="percentage" office:value="0.000522517687929841" calcext:value-type="percentage">
            <text:p>0.05%</text:p>
          </table:table-cell>
          <table:table-cell/>
          <table:covered-table-cell/>
          <table:table-cell office:value-type="string" calcext:value-type="string">
            <text:p>Prova de Homem e Sociedade 1</text:p>
          </table:table-cell>
          <table:table-cell office:value-type="float" office:value="230" calcext:value-type="float">
            <text:p>230</text:p>
          </table:table-cell>
          <table:table-cell table:formula="of:=[.H27]/[.H$39]" office:value-type="percentage" office:value="0.00122688259800392" calcext:value-type="percentage">
            <text:p>0.12%</text:p>
          </table:table-cell>
          <table:table-cell/>
          <table:covered-table-cell/>
          <table:table-cell office:value-type="string" calcext:value-type="string">
            <text:p>PROVA PRESENCIAL CINESIOLOGIA E BIOMECANICA UNOPAR</text:p>
          </table:table-cell>
          <table:table-cell office:value-type="float" office:value="71" calcext:value-type="float">
            <text:p>71</text:p>
          </table:table-cell>
          <table:table-cell table:style-name="ce2" table:formula="of:=[.M27]/[.M$39]" office:value-type="percentage" office:value="0.0013521234050657" calcext:value-type="percentage">
            <text:p>0.14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2 QUESTOES METODOLOGIA CIENTIFICA</text:p>
          </table:table-cell>
          <table:table-cell office:value-type="float" office:value="558" calcext:value-type="float">
            <text:p>558</text:p>
          </table:table-cell>
          <table:table-cell table:formula="of:=[.C28]/[.C$39]" office:value-type="percentage" office:value="0.00049250822612306" calcext:value-type="percentage">
            <text:p>0.05%</text:p>
          </table:table-cell>
          <table:table-cell/>
          <table:covered-table-cell/>
          <table:table-cell office:value-type="string" calcext:value-type="string">
            <text:p>Comunicação e Expressão - Questionário I respondido </text:p>
          </table:table-cell>
          <table:table-cell office:value-type="float" office:value="226" calcext:value-type="float">
            <text:p>226</text:p>
          </table:table-cell>
          <table:table-cell table:formula="of:=[.H28]/[.H$39]" office:value-type="percentage" office:value="0.00120554550934298" calcext:value-type="percentage">
            <text:p>0.12%</text:p>
          </table:table-cell>
          <table:table-cell/>
          <table:covered-table-cell/>
          <table:table-cell office:value-type="string" calcext:value-type="string">
            <text:p>relatorio ESTAGIO 1 educação fisica</text:p>
          </table:table-cell>
          <table:table-cell office:value-type="float" office:value="69" calcext:value-type="float">
            <text:p>69</text:p>
          </table:table-cell>
          <table:table-cell table:style-name="ce2" table:formula="of:=[.M28]/[.M$39]" office:value-type="percentage" office:value="0.00131403542182441" calcext:value-type="percentage">
            <text:p>0.13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- Questões de Simulado, AV2 e AV3 - Eletricidade Aplicada </text:p>
          </table:table-cell>
          <table:table-cell office:value-type="float" office:value="545" calcext:value-type="float">
            <text:p>545</text:p>
          </table:table-cell>
          <table:table-cell table:formula="of:=[.C29]/[.C$39]" office:value-type="percentage" office:value="0.000481034020138114" calcext:value-type="percentage">
            <text:p>0.05%</text:p>
          </table:table-cell>
          <table:table-cell/>
          <table:covered-table-cell/>
          <table:table-cell office:value-type="string" calcext:value-type="string">
            <text:p>ED - EDUCAÇÃO AMBIENTAL UNIP - Respostas e justificativas</text:p>
          </table:table-cell>
          <table:table-cell office:value-type="float" office:value="224" calcext:value-type="float">
            <text:p>224</text:p>
          </table:table-cell>
          <table:table-cell table:formula="of:=[.H29]/[.H$39]" office:value-type="percentage" office:value="0.00119487696501251" calcext:value-type="percentage">
            <text:p>0.12%</text:p>
          </table:table-cell>
          <table:table-cell/>
          <table:covered-table-cell/>
          <table:table-cell office:value-type="string" calcext:value-type="string">
            <text:p>prova presencial de etica politica e sociedade 2014l de etica politica e sociedade 2014 <text:s text:c="2"/></text:p>
          </table:table-cell>
          <table:table-cell office:value-type="float" office:value="68" calcext:value-type="float">
            <text:p>68</text:p>
          </table:table-cell>
          <table:table-cell table:style-name="ce2" table:formula="of:=[.M29]/[.M$39]" office:value-type="percentage" office:value="0.00129499143020377" calcext:value-type="percentage">
            <text:p>0.13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meus avaliandos 140 questoes</text:p>
          </table:table-cell>
          <table:table-cell office:value-type="float" office:value="542" calcext:value-type="float">
            <text:p>542</text:p>
          </table:table-cell>
          <table:table-cell table:formula="of:=[.C30]/[.C$39]" office:value-type="percentage" office:value="0.00047838612644928" calcext:value-type="percentage">
            <text:p>0.05%</text:p>
          </table:table-cell>
          <table:table-cell/>
          <table:covered-table-cell/>
          <table:table-cell office:value-type="string" calcext:value-type="string">
            <text:p>Avaliação Comunicação e Expressão - EAD - Unip - 2º semestre – Pedagogia</text:p>
          </table:table-cell>
          <table:table-cell office:value-type="float" office:value="220" calcext:value-type="float">
            <text:p>220</text:p>
          </table:table-cell>
          <table:table-cell table:formula="of:=[.H30]/[.H$39]" office:value-type="percentage" office:value="0.00117353987635157" calcext:value-type="percentage">
            <text:p>0.12%</text:p>
          </table:table-cell>
          <table:table-cell/>
          <table:covered-table-cell/>
          <table:table-cell office:value-type="string" calcext:value-type="string">
            <text:p>GABARITO DA PROVA PRESENCIAL MÉTODOS QUANTITATIVOS</text:p>
          </table:table-cell>
          <table:table-cell office:value-type="float" office:value="67" calcext:value-type="float">
            <text:p>67</text:p>
          </table:table-cell>
          <table:table-cell table:style-name="ce2" table:formula="of:=[.M30]/[.M$39]" office:value-type="percentage" office:value="0.00127594743858313" calcext:value-type="percentage">
            <text:p>0.13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1 e AV2 de Fundamentos da Epidemiologia</text:p>
          </table:table-cell>
          <table:table-cell office:value-type="float" office:value="535" calcext:value-type="float">
            <text:p>535</text:p>
          </table:table-cell>
          <table:table-cell table:formula="of:=[.C31]/[.C$39]" office:value-type="percentage" office:value="0.000472207707842002" calcext:value-type="percentage">
            <text:p>0.05%</text:p>
          </table:table-cell>
          <table:table-cell/>
          <table:covered-table-cell/>
          <table:table-cell office:value-type="string" calcext:value-type="string">
            <text:p>COMUNICAÇÃO SOCIAL UNIDADE I - QUESTIONÁRIO RESOLVIDO</text:p>
          </table:table-cell>
          <table:table-cell office:value-type="float" office:value="220" calcext:value-type="float">
            <text:p>220</text:p>
          </table:table-cell>
          <table:table-cell table:formula="of:=[.H31]/[.H$39]" office:value-type="percentage" office:value="0.00117353987635157" calcext:value-type="percentage">
            <text:p>0.12%</text:p>
          </table:table-cell>
          <table:table-cell/>
          <table:covered-table-cell/>
          <table:table-cell office:value-type="string" calcext:value-type="string">
            <text:p>PROVA ETICA POLITICA E SOCIEDADE UNOPAR 2017 </text:p>
          </table:table-cell>
          <table:table-cell office:value-type="float" office:value="65" calcext:value-type="float">
            <text:p>65</text:p>
          </table:table-cell>
          <table:table-cell table:style-name="ce2" table:formula="of:=[.M31]/[.M$39]" office:value-type="percentage" office:value="0.00123785945534184" calcext:value-type="percentage">
            <text:p>0.12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Casos Concretos 1 ao 9 Direito Civil IV – CORRIGIDOS</text:p>
          </table:table-cell>
          <table:table-cell office:value-type="float" office:value="535" calcext:value-type="float">
            <text:p>535</text:p>
          </table:table-cell>
          <table:table-cell table:formula="of:=[.C32]/[.C$39]" office:value-type="percentage" office:value="0.000472207707842002" calcext:value-type="percentage">
            <text:p>0.05%</text:p>
          </table:table-cell>
          <table:table-cell/>
          <table:covered-table-cell/>
          <table:table-cell office:value-type="string" calcext:value-type="string">
            <text:p>Exercícios respondidos ED TSP</text:p>
          </table:table-cell>
          <table:table-cell office:value-type="float" office:value="220" calcext:value-type="float">
            <text:p>220</text:p>
          </table:table-cell>
          <table:table-cell table:formula="of:=[.H32]/[.H$39]" office:value-type="percentage" office:value="0.00117353987635157" calcext:value-type="percentage">
            <text:p>0.12%</text:p>
          </table:table-cell>
          <table:table-cell/>
          <table:covered-table-cell/>
          <table:table-cell office:value-type="string" calcext:value-type="string">
            <text:p>GABARITO PROVA PRESENCIAL - HOMEM, CULTURA E SOCIEDADE - 1ª CHAMADA</text:p>
          </table:table-cell>
          <table:table-cell office:value-type="float" office:value="65" calcext:value-type="float">
            <text:p>65</text:p>
          </table:table-cell>
          <table:table-cell table:style-name="ce2" table:formula="of:=[.M32]/[.M$39]" office:value-type="percentage" office:value="0.00123785945534184" calcext:value-type="percentage">
            <text:p>0.12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TEORIA GERAL DO PROCESSO </text:p>
          </table:table-cell>
          <table:table-cell office:value-type="float" office:value="530" calcext:value-type="float">
            <text:p>530</text:p>
          </table:table-cell>
          <table:table-cell table:formula="of:=[.C33]/[.C$39]" office:value-type="percentage" office:value="0.000467794551693946" calcext:value-type="percentage">
            <text:p>0.05%</text:p>
          </table:table-cell>
          <table:table-cell/>
          <table:covered-table-cell/>
          <table:table-cell office:value-type="string" calcext:value-type="string">
            <text:p>PROVA TECNOLOGIA DA INFORMAÇÃO - UNIP </text:p>
          </table:table-cell>
          <table:table-cell office:value-type="float" office:value="218" calcext:value-type="float">
            <text:p>218</text:p>
          </table:table-cell>
          <table:table-cell table:formula="of:=[.H33]/[.H$39]" office:value-type="percentage" office:value="0.0011628713320211" calcext:value-type="percentage">
            <text:p>0.12%</text:p>
          </table:table-cell>
          <table:table-cell/>
          <table:covered-table-cell/>
          <table:table-cell office:value-type="string" calcext:value-type="string">
            <text:p>relatorio estagio educação infantil</text:p>
          </table:table-cell>
          <table:table-cell office:value-type="float" office:value="64" calcext:value-type="float">
            <text:p>64</text:p>
          </table:table-cell>
          <table:table-cell table:style-name="ce2" table:formula="of:=[.M33]/[.M$39]" office:value-type="percentage" office:value="0.0012188154637212" calcext:value-type="percentage">
            <text:p>0.12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DMINISTRAÇÃO ESTRATÉGICA</text:p>
          </table:table-cell>
          <table:table-cell office:value-type="float" office:value="527" calcext:value-type="float">
            <text:p>527</text:p>
          </table:table-cell>
          <table:table-cell table:formula="of:=[.C34]/[.C$39]" office:value-type="percentage" office:value="0.000465146658005112" calcext:value-type="percentage">
            <text:p>0.05%</text:p>
          </table:table-cell>
          <table:table-cell/>
          <table:covered-table-cell/>
          <table:table-cell office:value-type="string" calcext:value-type="string">
            <text:p>história da educação</text:p>
          </table:table-cell>
          <table:table-cell office:value-type="float" office:value="214" calcext:value-type="float">
            <text:p>214</text:p>
          </table:table-cell>
          <table:table-cell table:formula="of:=[.H34]/[.H$39]" office:value-type="percentage" office:value="0.00114153424336016" calcext:value-type="percentage">
            <text:p>0.11%</text:p>
          </table:table-cell>
          <table:table-cell/>
          <table:covered-table-cell/>
          <table:table-cell office:value-type="string" calcext:value-type="string">
            <text:p>PORTFOLIO EDUCAÇÃO FISICA 5 PERIODO</text:p>
          </table:table-cell>
          <table:table-cell office:value-type="float" office:value="64" calcext:value-type="float">
            <text:p>64</text:p>
          </table:table-cell>
          <table:table-cell table:style-name="ce2" table:formula="of:=[.M34]/[.M$39]" office:value-type="percentage" office:value="0.0012188154637212" calcext:value-type="percentage">
            <text:p>0.12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PROCESSO CIVIL <text:s/>II - CASOS CORRIGIDOS DE 1 AO 11</text:p>
          </table:table-cell>
          <table:table-cell office:value-type="float" office:value="516" calcext:value-type="float">
            <text:p>516</text:p>
          </table:table-cell>
          <table:table-cell table:formula="of:=[.C35]/[.C$39]" office:value-type="percentage" office:value="0.000455437714479389" calcext:value-type="percentage">
            <text:p>0.05%</text:p>
          </table:table-cell>
          <table:table-cell/>
          <table:covered-table-cell/>
          <table:table-cell office:value-type="string" calcext:value-type="string">
            <text:p>prova unip</text:p>
          </table:table-cell>
          <table:table-cell office:value-type="float" office:value="201" calcext:value-type="float">
            <text:p>201</text:p>
          </table:table-cell>
          <table:table-cell table:formula="of:=[.H35]/[.H$39]" office:value-type="percentage" office:value="0.00107218870521212" calcext:value-type="percentage">
            <text:p>0.11%</text:p>
          </table:table-cell>
          <table:table-cell/>
          <table:covered-table-cell/>
          <table:table-cell office:value-type="string" calcext:value-type="string">
            <text:p>1° SEMESTRE 2017 PRODUÇÃO TEXTUAL INTERDISCIPLINAR EM GRUPONúcleo Comum ACE (Administração, Ciências</text:p>
          </table:table-cell>
          <table:table-cell office:value-type="float" office:value="64" calcext:value-type="float">
            <text:p>64</text:p>
          </table:table-cell>
          <table:table-cell table:style-name="ce2" table:formula="of:=[.M35]/[.M$39]" office:value-type="percentage" office:value="0.0012188154637212" calcext:value-type="percentage">
            <text:p>0.12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1 Lingua Portuguesa</text:p>
          </table:table-cell>
          <table:table-cell office:value-type="float" office:value="501" calcext:value-type="float">
            <text:p>501</text:p>
          </table:table-cell>
          <table:table-cell table:formula="of:=[.C36]/[.C$39]" office:value-type="percentage" office:value="0.000442198246035221" calcext:value-type="percentage">
            <text:p>0.04%</text:p>
          </table:table-cell>
          <table:table-cell/>
          <table:covered-table-cell/>
          <table:table-cell office:value-type="string" calcext:value-type="string">
            <text:p>Prova Presencial Interpretação e Produção de Texto pág. 1</text:p>
          </table:table-cell>
          <table:table-cell office:value-type="float" office:value="200" calcext:value-type="float">
            <text:p>200</text:p>
          </table:table-cell>
          <table:table-cell table:formula="of:=[.H36]/[.H$39]" office:value-type="percentage" office:value="0.00106685443304688" calcext:value-type="percentage">
            <text:p>0.11%</text:p>
          </table:table-cell>
          <table:table-cell/>
          <table:covered-table-cell/>
          <table:table-cell office:value-type="string" calcext:value-type="string">
            <text:p>portifolio de estagio ll <text:s/></text:p>
          </table:table-cell>
          <table:table-cell office:value-type="float" office:value="63" calcext:value-type="float">
            <text:p>63</text:p>
          </table:table-cell>
          <table:table-cell table:style-name="ce2" table:formula="of:=[.M36]/[.M$39]" office:value-type="percentage" office:value="0.00119977147210055" calcext:value-type="percentage">
            <text:p>0.12%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V2 Competências Gerenciais</text:p>
          </table:table-cell>
          <table:table-cell office:value-type="float" office:value="500" calcext:value-type="float">
            <text:p>500</text:p>
          </table:table-cell>
          <table:table-cell table:formula="of:=[.C37]/[.C$39]" office:value-type="percentage" office:value="0.000441315614805609" calcext:value-type="percentage">
            <text:p>0.04%</text:p>
          </table:table-cell>
          <table:table-cell/>
          <table:covered-table-cell/>
          <table:table-cell office:value-type="string" calcext:value-type="string">
            <text:p>Provas <text:s text:c="2"/>Apanhadão <text:s text:c="2"/>Corrigido <text:s text:c="2"/>Ciências Sociais</text:p>
          </table:table-cell>
          <table:table-cell office:value-type="float" office:value="199" calcext:value-type="float">
            <text:p>199</text:p>
          </table:table-cell>
          <table:table-cell table:formula="of:=[.H37]/[.H$39]" office:value-type="percentage" office:value="0.00106152016088165" calcext:value-type="percentage">
            <text:p>0.11%</text:p>
          </table:table-cell>
          <table:table-cell/>
          <table:covered-table-cell/>
          <table:table-cell office:value-type="string" calcext:value-type="string">
            <text:p>Prova presencial Métodos Quantitativos 2º semestre UNOPAR</text:p>
          </table:table-cell>
          <table:table-cell office:value-type="float" office:value="62" calcext:value-type="float">
            <text:p>62</text:p>
          </table:table-cell>
          <table:table-cell table:style-name="ce2" table:formula="of:=[.M37]/[.M$39]" office:value-type="percentage" office:value="0.00118072748047991" calcext:value-type="percentage">
            <text:p>0.12%</text:p>
          </table:table-cell>
          <table:table-cell table:number-columns-repeated="1007"/>
        </table:table-row>
        <table:table-row table:style-name="ro1"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2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32976" calcext:value-type="float">
            <text:p>1132976</text:p>
          </table:table-cell>
          <table:table-cell table:formula="of:=[.C39]/[.C$39]" office:value-type="percentage" office:value="1" calcext:value-type="percentage">
            <text:p>100.00%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7467" calcext:value-type="float">
            <text:p>187467</text:p>
          </table:table-cell>
          <table:table-cell table:formula="of:=[.H39]/[.H$39]" office:value-type="percentage" office:value="1" calcext:value-type="percentage">
            <text:p>100.00%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52510" calcext:value-type="float">
            <text:p>52510</text:p>
          </table:table-cell>
          <table:table-cell table:style-name="ce2" table:formula="of:=[.M39]/[.M$39]" office:value-type="percentage" office:value="1" calcext:value-type="percentage">
            <text:p>100.00%</text:p>
          </table:table-cell>
          <table:table-cell table:number-columns-repeated="100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ce43" office:value-type="string" calcext:value-type="string" table:number-columns-spanned="1" table:number-rows-spanned="37">
            <text:p>UNINTER</text:p>
          </table:table-cell>
          <table:table-cell office:value-type="string" calcext:value-type="string">
            <text:p>APOL 2</text:p>
          </table:table-cell>
          <table:table-cell office:value-type="float" office:value="551" calcext:value-type="float">
            <text:p>551</text:p>
          </table:table-cell>
          <table:table-cell table:formula="of:=[.C43]/[.C$79]" office:value-type="percentage" office:value="0.00200402988223142" calcext:value-type="percentage">
            <text:p>0.20%</text:p>
          </table:table-cell>
          <table:table-cell/>
          <table:table-cell table:style-name="ce43" office:value-type="string" calcext:value-type="string" table:number-columns-spanned="1" table:number-rows-spanned="37">
            <text:p>Estácio EAD</text:p>
          </table:table-cell>
          <table:table-cell office:value-type="string" calcext:value-type="string">
            <text:p>AV1 <text:s/></text:p>
          </table:table-cell>
          <table:table-cell office:value-type="float" office:value="401" calcext:value-type="float">
            <text:p>401</text:p>
          </table:table-cell>
          <table:table-cell table:formula="of:=[.H43]/[.H$79]" office:value-type="percentage" office:value="0.00148391012167323" calcext:value-type="percentage">
            <text:p>0.15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APOL 5</text:p>
          </table:table-cell>
          <table:table-cell office:value-type="float" office:value="511" calcext:value-type="float">
            <text:p>511</text:p>
          </table:table-cell>
          <table:table-cell table:formula="of:=[.C44]/[.C$79]" office:value-type="percentage" office:value="0.00185854676918377" calcext:value-type="percentage">
            <text:p>0.19%</text:p>
          </table:table-cell>
          <table:table-cell/>
          <table:covered-table-cell/>
          <table:table-cell office:value-type="string" calcext:value-type="string">
            <text:p>Avaliando o aprendizado </text:p>
          </table:table-cell>
          <table:table-cell office:value-type="float" office:value="339" calcext:value-type="float">
            <text:p>339</text:p>
          </table:table-cell>
          <table:table-cell table:formula="of:=[.H44]/[.H$79]" office:value-type="percentage" office:value="0.00125447763403298" calcext:value-type="percentage">
            <text:p>0.13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APOL 4</text:p>
          </table:table-cell>
          <table:table-cell office:value-type="float" office:value="504" calcext:value-type="float">
            <text:p>504</text:p>
          </table:table-cell>
          <table:table-cell table:formula="of:=[.C45]/[.C$79]" office:value-type="percentage" office:value="0.00183308722440043" calcext:value-type="percentage">
            <text:p>0.18%</text:p>
          </table:table-cell>
          <table:table-cell/>
          <table:covered-table-cell/>
          <table:table-cell office:value-type="string" calcext:value-type="string">
            <text:p>AV2 </text:p>
          </table:table-cell>
          <table:table-cell office:value-type="float" office:value="296" calcext:value-type="float">
            <text:p>296</text:p>
          </table:table-cell>
          <table:table-cell table:formula="of:=[.H45]/[.H$79]" office:value-type="percentage" office:value="0.00109535510228248" calcext:value-type="percentage">
            <text:p>0.11%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APOL 3</text:p>
          </table:table-cell>
          <table:table-cell office:value-type="float" office:value="483" calcext:value-type="float">
            <text:p>483</text:p>
          </table:table-cell>
          <table:table-cell table:formula="of:=[.C46]/[.C$79]" office:value-type="percentage" office:value="0.00175670859005041" calcext:value-type="percentage">
            <text:p>0.18%</text:p>
          </table:table-cell>
          <table:table-cell/>
          <table:covered-table-cell/>
          <table:table-cell office:value-type="string" calcext:value-type="string">
            <text:p>Plan Carr e Sucesso</text:p>
          </table:table-cell>
          <table:table-cell office:value-type="float" office:value="266" calcext:value-type="float">
            <text:p>266</text:p>
          </table:table-cell>
          <table:table-cell table:formula="of:=[.H46]/[.H$79]" office:value-type="percentage" office:value="0.000984339382456556" calcext:value-type="percentage">
            <text:p>0.10%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APOL 3</text:p>
          </table:table-cell>
          <table:table-cell office:value-type="float" office:value="431" calcext:value-type="float">
            <text:p>431</text:p>
          </table:table-cell>
          <table:table-cell table:formula="of:=[.C47]/[.C$79]" office:value-type="percentage" office:value="0.00156758054308846" calcext:value-type="percentage">
            <text:p>0.16%</text:p>
          </table:table-cell>
          <table:table-cell/>
          <table:covered-table-cell/>
          <table:table-cell office:value-type="string" calcext:value-type="string">
            <text:p>Avaliação</text:p>
          </table:table-cell>
          <table:table-cell office:value-type="float" office:value="261" calcext:value-type="float">
            <text:p>261</text:p>
          </table:table-cell>
          <table:table-cell table:formula="of:=[.H47]/[.H$79]" office:value-type="percentage" office:value="0.000965836762485568" calcext:value-type="percentage">
            <text:p>0.10%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APOL 1</text:p>
          </table:table-cell>
          <table:table-cell office:value-type="float" office:value="425" calcext:value-type="float">
            <text:p>425</text:p>
          </table:table-cell>
          <table:table-cell table:formula="of:=[.C48]/[.C$79]" office:value-type="percentage" office:value="0.00154575807613131" calcext:value-type="percentage">
            <text:p>0.15%</text:p>
          </table:table-cell>
          <table:table-cell/>
          <table:covered-table-cell/>
          <table:table-cell office:value-type="string" calcext:value-type="string">
            <text:p>Exer L Portugues</text:p>
          </table:table-cell>
          <table:table-cell office:value-type="float" office:value="244" calcext:value-type="float">
            <text:p>244</text:p>
          </table:table-cell>
          <table:table-cell table:formula="of:=[.H48]/[.H$79]" office:value-type="percentage" office:value="0.000902927854584209" calcext:value-type="percentage">
            <text:p>0.09%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Prova Conteúdos, Tendências …</text:p>
          </table:table-cell>
          <table:table-cell office:value-type="float" office:value="424" calcext:value-type="float">
            <text:p>424</text:p>
          </table:table-cell>
          <table:table-cell table:formula="of:=[.C49]/[.C$79]" office:value-type="percentage" office:value="0.00154212099830512" calcext:value-type="percentage">
            <text:p>0.15%</text:p>
          </table:table-cell>
          <table:table-cell/>
          <table:covered-table-cell/>
          <table:table-cell office:value-type="string" calcext:value-type="string">
            <text:p>Adm Estrat</text:p>
          </table:table-cell>
          <table:table-cell office:value-type="float" office:value="223" calcext:value-type="float">
            <text:p>223</text:p>
          </table:table-cell>
          <table:table-cell table:formula="of:=[.H49]/[.H$79]" office:value-type="percentage" office:value="0.00082521685070606" calcext:value-type="percentage">
            <text:p>0.08%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APOL 4</text:p>
          </table:table-cell>
          <table:table-cell office:value-type="float" office:value="418" calcext:value-type="float">
            <text:p>418</text:p>
          </table:table-cell>
          <table:table-cell table:formula="of:=[.C50]/[.C$79]" office:value-type="percentage" office:value="0.00152029853134797" calcext:value-type="percentage">
            <text:p>0.15%</text:p>
          </table:table-cell>
          <table:table-cell/>
          <table:covered-table-cell/>
          <table:table-cell office:value-type="string" calcext:value-type="string">
            <text:p>BDQ Prova <text:s/></text:p>
          </table:table-cell>
          <table:table-cell office:value-type="float" office:value="204" calcext:value-type="float">
            <text:p>204</text:p>
          </table:table-cell>
          <table:table-cell table:formula="of:=[.H50]/[.H$79]" office:value-type="percentage" office:value="0.000754906894816306" calcext:value-type="percentage">
            <text:p>0.08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Fundamentos e Metodologias </text:p>
          </table:table-cell>
          <table:table-cell office:value-type="float" office:value="372" calcext:value-type="float">
            <text:p>372</text:p>
          </table:table-cell>
          <table:table-cell table:formula="of:=[.C51]/[.C$79]" office:value-type="percentage" office:value="0.00135299295134317" calcext:value-type="percentage">
            <text:p>0.14%</text:p>
          </table:table-cell>
          <table:table-cell/>
          <table:covered-table-cell/>
          <table:table-cell office:value-type="string" calcext:value-type="string">
            <text:p>Avaliação Parcial </text:p>
          </table:table-cell>
          <table:table-cell office:value-type="float" office:value="190" calcext:value-type="float">
            <text:p>190</text:p>
          </table:table-cell>
          <table:table-cell table:formula="of:=[.H51]/[.H$79]" office:value-type="percentage" office:value="0.00070309955889754" calcext:value-type="percentage">
            <text:p>0.07%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Prova Objetiva de Didática </text:p>
          </table:table-cell>
          <table:table-cell office:value-type="float" office:value="372" calcext:value-type="float">
            <text:p>372</text:p>
          </table:table-cell>
          <table:table-cell table:formula="of:=[.C52]/[.C$79]" office:value-type="percentage" office:value="0.00135299295134317" calcext:value-type="percentage">
            <text:p>0.14%</text:p>
          </table:table-cell>
          <table:table-cell/>
          <table:covered-table-cell/>
          <table:table-cell office:value-type="string" calcext:value-type="string">
            <text:p>Aula 1-10 e simulados</text:p>
          </table:table-cell>
          <table:table-cell office:value-type="float" office:value="173" calcext:value-type="float">
            <text:p>173</text:p>
          </table:table-cell>
          <table:table-cell table:formula="of:=[.H52]/[.H$79]" office:value-type="percentage" office:value="0.000640190650996181" calcext:value-type="percentage">
            <text:p>0.06%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apol ensino da lingua portuguesa </text:p>
          </table:table-cell>
          <table:table-cell office:value-type="float" office:value="364" calcext:value-type="float">
            <text:p>364</text:p>
          </table:table-cell>
          <table:table-cell table:formula="of:=[.C53]/[.C$79]" office:value-type="percentage" office:value="0.00132389632873364" calcext:value-type="percentage">
            <text:p>0.13%</text:p>
          </table:table-cell>
          <table:table-cell/>
          <table:covered-table-cell/>
          <table:table-cell office:value-type="string" calcext:value-type="string">
            <text:p>AV2 Gerenc projetos</text:p>
          </table:table-cell>
          <table:table-cell office:value-type="float" office:value="171" calcext:value-type="float">
            <text:p>171</text:p>
          </table:table-cell>
          <table:table-cell table:formula="of:=[.H53]/[.H$79]" office:value-type="percentage" office:value="0.000632789603007786" calcext:value-type="percentage">
            <text:p>0.06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apol 3 </text:p>
          </table:table-cell>
          <table:table-cell office:value-type="float" office:value="364" calcext:value-type="float">
            <text:p>364</text:p>
          </table:table-cell>
          <table:table-cell table:formula="of:=[.C54]/[.C$79]" office:value-type="percentage" office:value="0.00132389632873364" calcext:value-type="percentage">
            <text:p>0.13%</text:p>
          </table:table-cell>
          <table:table-cell/>
          <table:covered-table-cell/>
          <table:table-cell office:value-type="string" calcext:value-type="string">
            <text:p>AV1 Libras</text:p>
          </table:table-cell>
          <table:table-cell office:value-type="float" office:value="163" calcext:value-type="float">
            <text:p>163</text:p>
          </table:table-cell>
          <table:table-cell table:formula="of:=[.H54]/[.H$79]" office:value-type="percentage" office:value="0.000603185411054205" calcext:value-type="percentage">
            <text:p>0.06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Apol 100</text:p>
          </table:table-cell>
          <table:table-cell office:value-type="float" office:value="363" calcext:value-type="float">
            <text:p>363</text:p>
          </table:table-cell>
          <table:table-cell table:formula="of:=[.C55]/[.C$79]" office:value-type="percentage" office:value="0.00132025925090745" calcext:value-type="percentage">
            <text:p>0.13%</text:p>
          </table:table-cell>
          <table:table-cell/>
          <table:covered-table-cell/>
          <table:table-cell office:value-type="string" calcext:value-type="string">
            <text:p>AV </text:p>
          </table:table-cell>
          <table:table-cell office:value-type="float" office:value="162" calcext:value-type="float">
            <text:p>162</text:p>
          </table:table-cell>
          <table:table-cell table:formula="of:=[.H55]/[.H$79]" office:value-type="percentage" office:value="0.000599484887060008" calcext:value-type="percentage">
            <text:p>0.06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etodologia da alfabetização</text:p>
          </table:table-cell>
          <table:table-cell office:value-type="float" office:value="358" calcext:value-type="float">
            <text:p>358</text:p>
          </table:table-cell>
          <table:table-cell table:formula="of:=[.C56]/[.C$79]" office:value-type="percentage" office:value="0.00130207386177649" calcext:value-type="percentage">
            <text:p>0.13%</text:p>
          </table:table-cell>
          <table:table-cell/>
          <table:covered-table-cell/>
          <table:table-cell office:value-type="string" calcext:value-type="string">
            <text:p>RESUMO PARA AV AVS <text:s/>CONTABILIDADE BÁSICA <text:s/></text:p>
          </table:table-cell>
          <table:table-cell office:value-type="float" office:value="159" calcext:value-type="float">
            <text:p>159</text:p>
          </table:table-cell>
          <table:table-cell table:formula="of:=[.H56]/[.H$79]" office:value-type="percentage" office:value="0.000588383315077415" calcext:value-type="percentage">
            <text:p>0.06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ROVA DISCURSIVA</text:p>
          </table:table-cell>
          <table:table-cell office:value-type="float" office:value="332" calcext:value-type="float">
            <text:p>332</text:p>
          </table:table-cell>
          <table:table-cell table:formula="of:=[.C57]/[.C$79]" office:value-type="percentage" office:value="0.00120750983829552" calcext:value-type="percentage">
            <text:p>0.12%</text:p>
          </table:table-cell>
          <table:table-cell/>
          <table:covered-table-cell/>
          <table:table-cell office:value-type="string" calcext:value-type="string">
            <text:p>SIMULADO </text:p>
          </table:table-cell>
          <table:table-cell office:value-type="float" office:value="150" calcext:value-type="float">
            <text:p>150</text:p>
          </table:table-cell>
          <table:table-cell table:formula="of:=[.H57]/[.H$79]" office:value-type="percentage" office:value="0.000555078599129637" calcext:value-type="percentage">
            <text:p>0.06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Apol 5 </text:p>
          </table:table-cell>
          <table:table-cell office:value-type="float" office:value="328" calcext:value-type="float">
            <text:p>328</text:p>
          </table:table-cell>
          <table:table-cell table:formula="of:=[.C58]/[.C$79]" office:value-type="percentage" office:value="0.00119296152699075" calcext:value-type="percentage">
            <text:p>0.12%</text:p>
          </table:table-cell>
          <table:table-cell/>
          <table:covered-table-cell/>
          <table:table-cell office:value-type="string" calcext:value-type="string">
            <text:p>av 1 a 7 contabilidade basica 2015 </text:p>
          </table:table-cell>
          <table:table-cell office:value-type="float" office:value="150" calcext:value-type="float">
            <text:p>150</text:p>
          </table:table-cell>
          <table:table-cell table:formula="of:=[.H58]/[.H$79]" office:value-type="percentage" office:value="0.000555078599129637" calcext:value-type="percentage">
            <text:p>0.06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APOL 1</text:p>
          </table:table-cell>
          <table:table-cell office:value-type="float" office:value="325" calcext:value-type="float">
            <text:p>325</text:p>
          </table:table-cell>
          <table:table-cell table:formula="of:=[.C59]/[.C$79]" office:value-type="percentage" office:value="0.00118205029351218" calcext:value-type="percentage">
            <text:p>0.12%</text:p>
          </table:table-cell>
          <table:table-cell/>
          <table:covered-table-cell/>
          <table:table-cell office:value-type="string" calcext:value-type="string">
            <text:p>Simulado</text:p>
          </table:table-cell>
          <table:table-cell office:value-type="float" office:value="147" calcext:value-type="float">
            <text:p>147</text:p>
          </table:table-cell>
          <table:table-cell table:formula="of:=[.H59]/[.H$79]" office:value-type="percentage" office:value="0.000543977027147044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rova objetiva</text:p>
          </table:table-cell>
          <table:table-cell office:value-type="float" office:value="325" calcext:value-type="float">
            <text:p>325</text:p>
          </table:table-cell>
          <table:table-cell table:formula="of:=[.C60]/[.C$79]" office:value-type="percentage" office:value="0.00118205029351218" calcext:value-type="percentage">
            <text:p>0.12%</text:p>
          </table:table-cell>
          <table:table-cell/>
          <table:covered-table-cell/>
          <table:table-cell office:value-type="string" calcext:value-type="string">
            <text:p>Avaliando apredizado 1 á 10</text:p>
          </table:table-cell>
          <table:table-cell office:value-type="float" office:value="144" calcext:value-type="float">
            <text:p>144</text:p>
          </table:table-cell>
          <table:table-cell table:formula="of:=[.H60]/[.H$79]" office:value-type="percentage" office:value="0.000532875455164451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rova objetiva Metodologia de Ensino Matemática</text:p>
          </table:table-cell>
          <table:table-cell office:value-type="float" office:value="324" calcext:value-type="float">
            <text:p>324</text:p>
          </table:table-cell>
          <table:table-cell table:formula="of:=[.C61]/[.C$79]" office:value-type="percentage" office:value="0.00117841321568599" calcext:value-type="percentage">
            <text:p>0.12%</text:p>
          </table:table-cell>
          <table:table-cell/>
          <table:covered-table-cell/>
          <table:table-cell office:value-type="string" calcext:value-type="string">
            <text:p>AVALIANDO O APRENDIZADO <text:s text:c="2"/>LÍNGUA PORTUGUESA Aulas 01 05 </text:p>
          </table:table-cell>
          <table:table-cell office:value-type="float" office:value="143" calcext:value-type="float">
            <text:p>143</text:p>
          </table:table-cell>
          <table:table-cell table:formula="of:=[.H61]/[.H$79]" office:value-type="percentage" office:value="0.000529174931170254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apol 2 </text:p>
          </table:table-cell>
          <table:table-cell office:value-type="float" office:value="319" calcext:value-type="float">
            <text:p>319</text:p>
          </table:table-cell>
          <table:table-cell table:formula="of:=[.C62]/[.C$79]" office:value-type="percentage" office:value="0.00116022782655503" calcext:value-type="percentage">
            <text:p>0.12%</text:p>
          </table:table-cell>
          <table:table-cell/>
          <table:covered-table-cell/>
          <table:table-cell office:value-type="string" calcext:value-type="string">
            <text:p>GESTÃO DA CADEIA DE SUPRIMENTOS <text:s/></text:p>
          </table:table-cell>
          <table:table-cell office:value-type="float" office:value="140" calcext:value-type="float">
            <text:p>140</text:p>
          </table:table-cell>
          <table:table-cell table:formula="of:=[.H62]/[.H$79]" office:value-type="percentage" office:value="0.000518073359187661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apol 2 </text:p>
          </table:table-cell>
          <table:table-cell office:value-type="float" office:value="316" calcext:value-type="float">
            <text:p>316</text:p>
          </table:table-cell>
          <table:table-cell table:formula="of:=[.C63]/[.C$79]" office:value-type="percentage" office:value="0.00114931659307646" calcext:value-type="percentage">
            <text:p>0.11%</text:p>
          </table:table-cell>
          <table:table-cell/>
          <table:covered-table-cell/>
          <table:table-cell office:value-type="string" calcext:value-type="string">
            <text:p>Exercícios Aula 1 a 10 </text:p>
          </table:table-cell>
          <table:table-cell office:value-type="float" office:value="138" calcext:value-type="float">
            <text:p>138</text:p>
          </table:table-cell>
          <table:table-cell table:formula="of:=[.H63]/[.H$79]" office:value-type="percentage" office:value="0.000510672311199266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relatório de estágio ed infantil e anos iniciais Uninter <text:s/></text:p>
          </table:table-cell>
          <table:table-cell office:value-type="float" office:value="310" calcext:value-type="float">
            <text:p>310</text:p>
          </table:table-cell>
          <table:table-cell table:formula="of:=[.C64]/[.C$79]" office:value-type="percentage" office:value="0.00112749412611931" calcext:value-type="percentage">
            <text:p>0.11%</text:p>
          </table:table-cell>
          <table:table-cell/>
          <table:covered-table-cell/>
          <table:table-cell office:value-type="string" calcext:value-type="string">
            <text:p>Avaliando de Marketing da aula 1 a aula 10 </text:p>
          </table:table-cell>
          <table:table-cell office:value-type="float" office:value="134" calcext:value-type="float">
            <text:p>134</text:p>
          </table:table-cell>
          <table:table-cell table:formula="of:=[.H64]/[.H$79]" office:value-type="percentage" office:value="0.000495870215222476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ROVA DISCURSIVA</text:p>
          </table:table-cell>
          <table:table-cell office:value-type="float" office:value="304" calcext:value-type="float">
            <text:p>304</text:p>
          </table:table-cell>
          <table:table-cell table:formula="of:=[.C65]/[.C$79]" office:value-type="percentage" office:value="0.00110567165916216" calcext:value-type="percentage">
            <text:p>0.11%</text:p>
          </table:table-cell>
          <table:table-cell/>
          <table:covered-table-cell/>
          <table:table-cell office:value-type="string" calcext:value-type="string">
            <text:p>AVALIANDO APRENDIZADO 01_10_Simulado Planej.Carreira</text:p>
          </table:table-cell>
          <table:table-cell office:value-type="float" office:value="133" calcext:value-type="float">
            <text:p>133</text:p>
          </table:table-cell>
          <table:table-cell table:formula="of:=[.H65]/[.H$79]" office:value-type="percentage" office:value="0.000492169691228278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apol 1 <text:s/></text:p>
          </table:table-cell>
          <table:table-cell office:value-type="float" office:value="296" calcext:value-type="float">
            <text:p>296</text:p>
          </table:table-cell>
          <table:table-cell table:formula="of:=[.C66]/[.C$79]" office:value-type="percentage" office:value="0.00107657503655263" calcext:value-type="percentage">
            <text:p>0.11%</text:p>
          </table:table-cell>
          <table:table-cell/>
          <table:covered-table-cell/>
          <table:table-cell office:value-type="string" calcext:value-type="string">
            <text:p>AV2 QUESTOES METODOLOGIA CIENTIFICA </text:p>
          </table:table-cell>
          <table:table-cell office:value-type="float" office:value="131" calcext:value-type="float">
            <text:p>131</text:p>
          </table:table-cell>
          <table:table-cell table:formula="of:=[.H66]/[.H$79]" office:value-type="percentage" office:value="0.000484768643239883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ROVA OBJETIVA LIBRAS</text:p>
          </table:table-cell>
          <table:table-cell office:value-type="float" office:value="290" calcext:value-type="float">
            <text:p>290</text:p>
          </table:table-cell>
          <table:table-cell table:formula="of:=[.C67]/[.C$79]" office:value-type="percentage" office:value="0.00105475256959548" calcext:value-type="percentage">
            <text:p>0.11%</text:p>
          </table:table-cell>
          <table:table-cell/>
          <table:covered-table-cell/>
          <table:table-cell office:value-type="string" calcext:value-type="string">
            <text:p>AV1 - introdução à administração</text:p>
          </table:table-cell>
          <table:table-cell office:value-type="float" office:value="127" calcext:value-type="float">
            <text:p>127</text:p>
          </table:table-cell>
          <table:table-cell table:formula="of:=[.H67]/[.H$79]" office:value-type="percentage" office:value="0.000469966547263092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rova Didática Discursiva Nota 100 Uninter</text:p>
          </table:table-cell>
          <table:table-cell office:value-type="float" office:value="283" calcext:value-type="float">
            <text:p>283</text:p>
          </table:table-cell>
          <table:table-cell table:formula="of:=[.C68]/[.C$79]" office:value-type="percentage" office:value="0.00102929302481214" calcext:value-type="percentage">
            <text:p>0.10%</text:p>
          </table:table-cell>
          <table:table-cell/>
          <table:covered-table-cell/>
          <table:table-cell office:value-type="string" calcext:value-type="string">
            <text:p>Questões Avaliação Aula 01 a 10</text:p>
          </table:table-cell>
          <table:table-cell office:value-type="float" office:value="127" calcext:value-type="float">
            <text:p>127</text:p>
          </table:table-cell>
          <table:table-cell table:formula="of:=[.H68]/[.H$79]" office:value-type="percentage" office:value="0.000469966547263092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APOL 5</text:p>
          </table:table-cell>
          <table:table-cell office:value-type="float" office:value="276" calcext:value-type="float">
            <text:p>276</text:p>
          </table:table-cell>
          <table:table-cell table:formula="of:=[.C69]/[.C$79]" office:value-type="percentage" office:value="0.00100383348002881" calcext:value-type="percentage">
            <text:p>0.10%</text:p>
          </table:table-cell>
          <table:table-cell/>
          <table:covered-table-cell/>
          <table:table-cell office:value-type="string" calcext:value-type="string">
            <text:p>AV2 Competências Gerenciais</text:p>
          </table:table-cell>
          <table:table-cell office:value-type="float" office:value="127" calcext:value-type="float">
            <text:p>127</text:p>
          </table:table-cell>
          <table:table-cell table:formula="of:=[.H69]/[.H$79]" office:value-type="percentage" office:value="0.000469966547263092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Apol 4 <text:s text:c="2"/></text:p>
          </table:table-cell>
          <table:table-cell office:value-type="float" office:value="274" calcext:value-type="float">
            <text:p>274</text:p>
          </table:table-cell>
          <table:table-cell table:formula="of:=[.C70]/[.C$79]" office:value-type="percentage" office:value="0.000996559324376423" calcext:value-type="percentage">
            <text:p>0.10%</text:p>
          </table:table-cell>
          <table:table-cell/>
          <table:covered-table-cell/>
          <table:table-cell office:value-type="string" calcext:value-type="string">
            <text:p>AVALIAÇÕES DO 4º PERÍODO AV1 E AV2 </text:p>
          </table:table-cell>
          <table:table-cell office:value-type="float" office:value="127" calcext:value-type="float">
            <text:p>127</text:p>
          </table:table-cell>
          <table:table-cell table:formula="of:=[.H70]/[.H$79]" office:value-type="percentage" office:value="0.000469966547263092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ROVA DISCURSIVA</text:p>
          </table:table-cell>
          <table:table-cell office:value-type="float" office:value="271" calcext:value-type="float">
            <text:p>271</text:p>
          </table:table-cell>
          <table:table-cell table:formula="of:=[.C71]/[.C$79]" office:value-type="percentage" office:value="0.000985648090897849" calcext:value-type="percentage">
            <text:p>0.10%</text:p>
          </table:table-cell>
          <table:table-cell/>
          <table:covered-table-cell/>
          <table:table-cell office:value-type="string" calcext:value-type="string">
            <text:p>avaliando aprendizado</text:p>
          </table:table-cell>
          <table:table-cell office:value-type="float" office:value="123" calcext:value-type="float">
            <text:p>123</text:p>
          </table:table-cell>
          <table:table-cell table:formula="of:=[.H71]/[.H$79]" office:value-type="percentage" office:value="0.000455164451286302" calcext:value-type="percentage">
            <text:p>0.05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discursiva</text:p>
          </table:table-cell>
          <table:table-cell office:value-type="float" office:value="270" calcext:value-type="float">
            <text:p>270</text:p>
          </table:table-cell>
          <table:table-cell table:formula="of:=[.C72]/[.C$79]" office:value-type="percentage" office:value="0.000982011013071658" calcext:value-type="percentage">
            <text:p>0.10%</text:p>
          </table:table-cell>
          <table:table-cell/>
          <table:covered-table-cell/>
          <table:table-cell office:value-type="string" calcext:value-type="string">
            <text:p>Lista 1 -.. <text:s text:c="2"/></text:p>
          </table:table-cell>
          <table:table-cell office:value-type="float" office:value="120" calcext:value-type="float">
            <text:p>120</text:p>
          </table:table-cell>
          <table:table-cell table:formula="of:=[.H72]/[.H$79]" office:value-type="percentage" office:value="0.000444062879303709" calcext:value-type="percentage">
            <text:p>0.04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ROVA OBJETIVA METODOLOGIA DO ENSINO DA HISTORIA </text:p>
          </table:table-cell>
          <table:table-cell office:value-type="float" office:value="265" calcext:value-type="float">
            <text:p>265</text:p>
          </table:table-cell>
          <table:table-cell table:formula="of:=[.C73]/[.C$79]" office:value-type="percentage" office:value="0.000963825623940701" calcext:value-type="percentage">
            <text:p>0.10%</text:p>
          </table:table-cell>
          <table:table-cell/>
          <table:covered-table-cell/>
          <table:table-cell office:value-type="string" calcext:value-type="string">
            <text:p>ANÁLISE DAS DEMONSTRAÇÕES FINANCEIRAS</text:p>
          </table:table-cell>
          <table:table-cell office:value-type="float" office:value="119" calcext:value-type="float">
            <text:p>119</text:p>
          </table:table-cell>
          <table:table-cell table:formula="of:=[.H73]/[.H$79]" office:value-type="percentage" office:value="0.000440362355309512" calcext:value-type="percentage">
            <text:p>0.04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APOL <text:s/>METODOLOGIA DO ENSINO DE HISTÓRIA</text:p>
          </table:table-cell>
          <table:table-cell office:value-type="float" office:value="254" calcext:value-type="float">
            <text:p>254</text:p>
          </table:table-cell>
          <table:table-cell table:formula="of:=[.C74]/[.C$79]" office:value-type="percentage" office:value="0.000923817767852596" calcext:value-type="percentage">
            <text:p>0.09%</text:p>
          </table:table-cell>
          <table:table-cell/>
          <table:covered-table-cell/>
          <table:table-cell office:value-type="string" calcext:value-type="string">
            <text:p>AV CONTABILIDADE BÁSICA <text:s/></text:p>
          </table:table-cell>
          <table:table-cell office:value-type="float" office:value="118" calcext:value-type="float">
            <text:p>118</text:p>
          </table:table-cell>
          <table:table-cell table:formula="of:=[.H74]/[.H$79]" office:value-type="percentage" office:value="0.000436661831315314" calcext:value-type="percentage">
            <text:p>0.04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rova NOTA 100</text:p>
          </table:table-cell>
          <table:table-cell office:value-type="float" office:value="243" calcext:value-type="float">
            <text:p>243</text:p>
          </table:table-cell>
          <table:table-cell table:formula="of:=[.C75]/[.C$79]" office:value-type="percentage" office:value="0.000883809911764492" calcext:value-type="percentage">
            <text:p>0.09%</text:p>
          </table:table-cell>
          <table:table-cell/>
          <table:covered-table-cell/>
          <table:table-cell office:value-type="string" calcext:value-type="string">
            <text:p>Avaliando Aprendizado </text:p>
          </table:table-cell>
          <table:table-cell office:value-type="float" office:value="117" calcext:value-type="float">
            <text:p>117</text:p>
          </table:table-cell>
          <table:table-cell table:formula="of:=[.H75]/[.H$79]" office:value-type="percentage" office:value="0.000432961307321117" calcext:value-type="percentage">
            <text:p>0.04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Questão 1 <text:s text:c="10"/></text:p>
          </table:table-cell>
          <table:table-cell office:value-type="float" office:value="242" calcext:value-type="float">
            <text:p>242</text:p>
          </table:table-cell>
          <table:table-cell table:formula="of:=[.C76]/[.C$79]" office:value-type="percentage" office:value="0.000880172833938301" calcext:value-type="percentage">
            <text:p>0.09%</text:p>
          </table:table-cell>
          <table:table-cell/>
          <table:covered-table-cell/>
          <table:table-cell office:value-type="string" calcext:value-type="string">
            <text:p>AV2 Geral Fund Economia</text:p>
          </table:table-cell>
          <table:table-cell office:value-type="float" office:value="116" calcext:value-type="float">
            <text:p>116</text:p>
          </table:table-cell>
          <table:table-cell table:formula="of:=[.H76]/[.H$79]" office:value-type="percentage" office:value="0.000429260783326919" calcext:value-type="percentage">
            <text:p>0.04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rova objetiva</text:p>
          </table:table-cell>
          <table:table-cell office:value-type="float" office:value="241" calcext:value-type="float">
            <text:p>241</text:p>
          </table:table-cell>
          <table:table-cell table:formula="of:=[.C77]/[.C$79]" office:value-type="percentage" office:value="0.000876535756112109" calcext:value-type="percentage">
            <text:p>0.09%</text:p>
          </table:table-cell>
          <table:table-cell/>
          <table:covered-table-cell/>
          <table:table-cell office:value-type="string" calcext:value-type="string">
            <text:p>CONTABILIDADE BÁSICA</text:p>
          </table:table-cell>
          <table:table-cell office:value-type="float" office:value="116" calcext:value-type="float">
            <text:p>116</text:p>
          </table:table-cell>
          <table:table-cell table:formula="of:=[.H77]/[.H$79]" office:value-type="percentage" office:value="0.000429260783326919" calcext:value-type="percentage">
            <text:p>0.04%</text:p>
          </table:table-cell>
          <table:table-cell table:number-columns-repeated="1012"/>
        </table:table-row>
        <table:table-row table:style-name="ro1">
          <table:covered-table-cell/>
          <table:table-cell table:number-columns-repeated="4"/>
          <table:covered-table-cell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74946" calcext:value-type="float">
            <text:p>274946</text:p>
          </table:table-cell>
          <table:table-cell table:formula="of:=[.C79]/[.C$79]" office:value-type="percentage" office:value="1" calcext:value-type="percentage">
            <text:p>100.00%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70232" calcext:value-type="float">
            <text:p>270232</text:p>
          </table:table-cell>
          <table:table-cell table:formula="of:=[.H79]/[.H$79]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012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br</text:p>
          </table:table-cell>
          <table:table-cell table:number-columns-repeated="999"/>
        </table:table-row>
        <table:table-row table:style-name="ro1" table:number-rows-repeated="27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44" office:value-type="string" calcext:value-type="string" table:number-columns-spanned="2" table:number-rows-spanned="1">
            <text:p>Universidades</text:p>
          </table:table-cell>
          <table:covered-table-cell table:style-name="ce21"/>
          <table:table-cell table:style-name="ce44" office:value-type="string" calcext:value-type="string" table:number-columns-spanned="6" table:number-rows-spanned="1">
            <text:p>Arquivos mais consumidos</text:p>
          </table:table-cell>
          <table:covered-table-cell table:number-columns-repeated="5" table:style-name="ce46"/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ácio</text:p>
          </table:table-cell>
          <table:table-cell table:style-name="ce43" office:value-type="string" calcext:value-type="string" table:number-columns-spanned="6" table:number-rows-spanned="1">
            <text:p>Provas, resumo, planejamentos e exercícios</text:p>
          </table:table-cell>
          <table:covered-table-cell table:number-columns-repeated="5"/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P</text:p>
          </table:table-cell>
          <table:table-cell table:style-name="ce43" office:value-type="string" calcext:value-type="string" table:number-columns-spanned="6" table:number-rows-spanned="1">
            <text:p>Apanhados, resumos, disciplinas online, provas, atividades práticas supervisionadas (APS) e exercícios</text:p>
          </table:table-cell>
          <table:covered-table-cell table:number-columns-repeated="5"/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NOPAR</text:p>
          </table:table-cell>
          <table:table-cell table:style-name="ce43" office:value-type="string" calcext:value-type="string" table:number-columns-spanned="6" table:number-rows-spanned="1">
            <text:p>Provas presenciais, relatórios de estágio curricular obrigatório, produção textual interdisciplinar e resumos</text:p>
          </table:table-cell>
          <table:covered-table-cell table:number-columns-repeated="5"/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NTER</text:p>
          </table:table-cell>
          <table:table-cell table:style-name="ce43" office:value-type="string" calcext:value-type="string" table:number-columns-spanned="6" table:number-rows-spanned="1">
            <text:p>Atividade pedagógica on-line (APOL), provas e metodologias</text:p>
          </table:table-cell>
          <table:covered-table-cell table:number-columns-repeated="5"/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Estácio EAD</text:p>
          </table:table-cell>
          <table:table-cell table:style-name="ce45" office:value-type="string" calcext:value-type="string" table:number-columns-spanned="6" table:number-rows-spanned="1">
            <text:p>Avaliações (AV), planejamentos, exercícios, provas e resumos. O gráfico mostra o percentual de utilização</text:p>
          </table:table-cell>
          <table:covered-table-cell table:number-columns-repeated="5" table:style-name="ce22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1:43:23.169140879</meta:creation-date>
    <dc:date>2019-11-25T08:15:31.752099262</dc:date>
    <meta:editing-duration>P2DT30M54S</meta:editing-duration>
    <meta:editing-cycles>128</meta:editing-cycles>
    <meta:generator>LibreOffice/6.0.7.3$Linux_X86_64 LibreOffice_project/00m0$Build-3</meta:generator>
    <meta:document-statistic meta:table-count="9" meta:cell-count="1831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automatic" chart:symbol-width="0.24cm" chart:symbol-height="0.24cm" chart:link-data-style-to-source="true"/>
      <style:graphic-properties draw:stroke="none" draw:fill-color="#0d1f63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draw:stroke="none" draw:fill-color="#ba131a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width="0.08cm" svg:stroke-color="#add58a" draw:fill-color="#add58a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965cm" svg:height="14.438cm" xlink:href=".." xlink:type="simple" chart:class="chart:bar" chart:style-name="ch1">
        <chart:legend svg:x="5.037cm" svg:y="2.786cm" style:legend-expansion="custom" chartooo:width="5.513cm" chartooo:height="2.38cm" style:legend-expansion-aspect-ratio="2.31638655462185" chart:style-name="ch2"/>
        <chart:plot-area chart:style-name="ch3" table:cell-range-address="'Questão 4'.A17:'Questão 4'.A42 'Questão 4'.E17:'Questão 4'.G42" chart:data-source-has-labels="both" svg:x="0.599cm" svg:y="0.288cm" svg:width="28.767cm" svg:height="13.862cm">
          <chartooo:coordinate-region svg:x="1.697cm" svg:y="0.288cm" svg:width="27.669cm" svg:height="11.178cm"/>
          <chart:axis chart:dimension="x" chart:name="primary-x" chart:style-name="ch4" chartooo:axis-type="auto">
            <chartooo:date-scale/>
            <chart:categories table:cell-range-address="'Questão 4'.A17:'Questão 4'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ão 4'.G17:'Questão 4'.G42" loext:label-string="pagamentos" chart:class="chart:bar">
            <chart:data-point chart:repeated="26"/>
          </chart:series>
          <chart:series chart:style-name="ch8" chart:values-cell-range-address="'Questão 4'.E17:'Questão 4'.E42" loext:label-string="cancelamentos" chart:class="chart:bar">
            <chart:data-point chart:repeated="26"/>
          </chart:series>
          <chart:series chart:style-name="ch9" chart:values-cell-range-address="'Questão 4'.F17:'Questão 4'.F42" loext:label-string="churn_rate" chart:class="chart:line">
            <chart:data-point chart:repeated="2"/>
            <chart:data-point chart:style-name="ch10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amentos</text:p>
              </table:table-cell>
              <table:table-cell office:value-type="string">
                <text:p>cancelamentos</text:p>
              </table:table-cell>
              <table:table-cell office:value-type="string">
                <text:p>churn_rate</text:p>
              </table:table-cell>
            </table:table-row>
          </table:table-header-rows>
          <table:table-rows>
            <table:table-row>
              <table:table-cell office:value-type="string">
                <text:p>Maio_16</text:p>
                <draw:g>
                  <svg:desc>'Questão 4'.A17:'Questão 4'.A42</svg:desc>
                </draw:g>
              </table:table-cell>
              <table:table-cell office:value-type="float" office:value="0.00235424456446476">
                <text:p>0.00235424456446476</text:p>
                <draw:g>
                  <svg:desc>'Questão 4'.G17:'Questão 4'.G42</svg:desc>
                </draw:g>
              </table:table-cell>
              <table:table-cell office:value-type="float" office:value="0.004739336492891">
                <text:p>0.004739336492891</text:p>
                <draw:g>
                  <svg:desc>'Questão 4'.E17:'Questão 4'.E42</svg:desc>
                </draw:g>
              </table:table-cell>
              <table:table-cell office:value-type="float" office:value="0.0727272727272727">
                <text:p>0.0727272727272727</text:p>
                <draw:g>
                  <svg:desc>'Questão 4'.F17:'Questão 4'.F42</svg:desc>
                </draw:g>
              </table:table-cell>
            </table:table-row>
            <table:table-row>
              <table:table-cell office:value-type="string">
                <text:p>Junho_16</text:p>
              </table:table-cell>
              <table:table-cell office:value-type="float" office:value="0.00263121451322531">
                <text:p>0.00263121451322531</text:p>
              </table:table-cell>
              <table:table-cell office:value-type="float" office:value="0.0023696682464455">
                <text:p>0.002369668246445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Julho_16</text:p>
              </table:table-cell>
              <table:table-cell office:value-type="float" office:value="0.00387757928264783">
                <text:p>0.00387757928264783</text:p>
              </table:table-cell>
              <table:table-cell office:value-type="float" office:value="0.00592417061611374">
                <text:p>0.00592417061611374</text:p>
              </table:table-cell>
              <table:table-cell office:value-type="float" office:value="0.0549450549450549">
                <text:p>0.0549450549450549</text:p>
              </table:table-cell>
            </table:table-row>
            <table:table-row>
              <table:table-cell office:value-type="string">
                <text:p>Agosto_16</text:p>
              </table:table-cell>
              <table:table-cell office:value-type="float" office:value="0.00360060933388727">
                <text:p>0.00360060933388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tembro_16</text:p>
              </table:table-cell>
              <table:table-cell office:value-type="float" office:value="0.00346212435950699">
                <text:p>0.00346212435950699</text:p>
              </table:table-cell>
              <table:table-cell office:value-type="float" office:value="0.0023696682464455">
                <text:p>0.0023696682464455</text:p>
              </table:table-cell>
              <table:table-cell office:value-type="float" office:value="0.0137931034482759">
                <text:p>0.0137931034482759</text:p>
              </table:table-cell>
            </table:table-row>
            <table:table-row>
              <table:table-cell office:value-type="string">
                <text:p>Outubro_16</text:p>
              </table:table-cell>
              <table:table-cell office:value-type="float" office:value="0.00581636892397175">
                <text:p>0.00581636892397175</text:p>
              </table:table-cell>
              <table:table-cell office:value-type="float" office:value="0.00829383886255924">
                <text:p>0.00829383886255924</text:p>
              </table:table-cell>
              <table:table-cell office:value-type="float" office:value="0.0411764705882353">
                <text:p>0.0411764705882353</text:p>
              </table:table-cell>
            </table:table-row>
            <table:table-row>
              <table:table-cell office:value-type="string">
                <text:p>Novembro_16</text:p>
              </table:table-cell>
              <table:table-cell office:value-type="float" office:value="0.00941697825785902">
                <text:p>0.00941697825785902</text:p>
              </table:table-cell>
              <table:table-cell office:value-type="float" office:value="0.00829383886255924">
                <text:p>0.00829383886255924</text:p>
              </table:table-cell>
              <table:table-cell office:value-type="float" office:value="0.0328638497652582">
                <text:p>0.0328638497652582</text:p>
              </table:table-cell>
            </table:table-row>
            <table:table-row>
              <table:table-cell office:value-type="string">
                <text:p>Dezembro_16</text:p>
              </table:table-cell>
              <table:table-cell office:value-type="float" office:value="0.00872455338595762">
                <text:p>0.00872455338595762</text:p>
              </table:table-cell>
              <table:table-cell office:value-type="float" office:value="0.00829383886255924">
                <text:p>0.0082938388625592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Janeiro_17</text:p>
              </table:table-cell>
              <table:table-cell office:value-type="float" office:value="0.00706273369339427">
                <text:p>0.00706273369339427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16618075801749">
                <text:p>0.0116618075801749</text:p>
              </table:table-cell>
            </table:table-row>
            <table:table-row>
              <table:table-cell office:value-type="string">
                <text:p>Fevereiro_17</text:p>
              </table:table-cell>
              <table:table-cell office:value-type="float" office:value="0.00720121866777455">
                <text:p>0.00720121866777455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01522842639594">
                <text:p>0.0101522842639594</text:p>
              </table:table-cell>
            </table:table-row>
            <table:table-row>
              <table:table-cell office:value-type="string">
                <text:p>Março_17</text:p>
              </table:table-cell>
              <table:table-cell office:value-type="float" office:value="0.0137100124636477">
                <text:p>0.0137100124636477</text:p>
              </table:table-cell>
              <table:table-cell office:value-type="float" office:value="0.00710900473933649">
                <text:p>0.00710900473933649</text:p>
              </table:table-cell>
              <table:table-cell office:value-type="float" office:value="0.0133630289532294">
                <text:p>0.0133630289532294</text:p>
              </table:table-cell>
            </table:table-row>
            <table:table-row>
              <table:table-cell office:value-type="string">
                <text:p>Abril_17</text:p>
              </table:table-cell>
              <table:table-cell office:value-type="float" office:value="0.0174491067719152">
                <text:p>0.0174491067719152</text:p>
              </table:table-cell>
              <table:table-cell office:value-type="float" office:value="0.0106635071090047">
                <text:p>0.0106635071090047</text:p>
              </table:table-cell>
              <table:table-cell office:value-type="float" office:value="0.0163339382940109">
                <text:p>0.0163339382940109</text:p>
              </table:table-cell>
            </table:table-row>
            <table:table-row>
              <table:table-cell office:value-type="string">
                <text:p>Maio_17</text:p>
              </table:table-cell>
              <table:table-cell office:value-type="float" office:value="0.0195263813876194">
                <text:p>0.0195263813876194</text:p>
              </table:table-cell>
              <table:table-cell office:value-type="float" office:value="0.0106635071090047">
                <text:p>0.0106635071090047</text:p>
              </table:table-cell>
              <table:table-cell office:value-type="float" office:value="0.0132547864506627">
                <text:p>0.0132547864506627</text:p>
              </table:table-cell>
            </table:table-row>
            <table:table-row>
              <table:table-cell office:value-type="string">
                <text:p>Junho_17</text:p>
              </table:table-cell>
              <table:table-cell office:value-type="float" office:value="0.0250657803628306">
                <text:p>0.0250657803628306</text:p>
              </table:table-cell>
              <table:table-cell office:value-type="float" office:value="0.033175355450237">
                <text:p>0.033175355450237</text:p>
              </table:table-cell>
              <table:table-cell office:value-type="float" office:value="0.0340632603406326">
                <text:p>0.0340632603406326</text:p>
              </table:table-cell>
            </table:table-row>
            <table:table-row>
              <table:table-cell office:value-type="string">
                <text:p>Julho_17</text:p>
              </table:table-cell>
              <table:table-cell office:value-type="float" office:value="0.0199418363107603">
                <text:p>0.0199418363107603</text:p>
              </table:table-cell>
              <table:table-cell office:value-type="float" office:value="0.0296208530805687">
                <text:p>0.0296208530805687</text:p>
              </table:table-cell>
              <table:table-cell office:value-type="float" office:value="0.0249500998003992">
                <text:p>0.0249500998003992</text:p>
              </table:table-cell>
            </table:table-row>
            <table:table-row>
              <table:table-cell office:value-type="string">
                <text:p>Agosto_17</text:p>
              </table:table-cell>
              <table:table-cell office:value-type="float" office:value="0.0209112311314222">
                <text:p>0.0209112311314222</text:p>
              </table:table-cell>
              <table:table-cell office:value-type="float" office:value="0.0201421800947867">
                <text:p>0.0201421800947867</text:p>
              </table:table-cell>
              <table:table-cell office:value-type="float" office:value="0.0148731408573928">
                <text:p>0.0148731408573928</text:p>
              </table:table-cell>
            </table:table-row>
            <table:table-row>
              <table:table-cell office:value-type="string">
                <text:p>Setembro_17</text:p>
              </table:table-cell>
              <table:table-cell office:value-type="float" office:value="0.0290818446198587">
                <text:p>0.0290818446198587</text:p>
              </table:table-cell>
              <table:table-cell office:value-type="float" office:value="0.0225118483412322">
                <text:p>0.0225118483412322</text:p>
              </table:table-cell>
              <table:table-cell office:value-type="float" office:value="0.0146718146718147">
                <text:p>0.0146718146718147</text:p>
              </table:table-cell>
            </table:table-row>
            <table:table-row>
              <table:table-cell office:value-type="string">
                <text:p>Outubro_17</text:p>
              </table:table-cell>
              <table:table-cell office:value-type="float" office:value="0.0437612519041684">
                <text:p>0.0437612519041684</text:p>
              </table:table-cell>
              <table:table-cell office:value-type="float" office:value="0.0296208530805687">
                <text:p>0.0296208530805687</text:p>
              </table:table-cell>
              <table:table-cell office:value-type="float" office:value="0.0165453342157512">
                <text:p>0.0165453342157512</text:p>
              </table:table-cell>
            </table:table-row>
            <table:table-row>
              <table:table-cell office:value-type="string">
                <text:p>Novembro_17</text:p>
              </table:table-cell>
              <table:table-cell office:value-type="float" office:value="0.145132253150533">
                <text:p>0.145132253150533</text:p>
              </table:table-cell>
              <table:table-cell office:value-type="float" office:value="0.138625592417062">
                <text:p>0.138625592417062</text:p>
              </table:table-cell>
              <table:table-cell office:value-type="float" office:value="0.0631067961165049">
                <text:p>0.0631067961165049</text:p>
              </table:table-cell>
            </table:table-row>
            <table:table-row>
              <table:table-cell office:value-type="string">
                <text:p>Dezembro_17</text:p>
              </table:table-cell>
              <table:table-cell office:value-type="float" office:value="0.112865254119928">
                <text:p>0.112865254119928</text:p>
              </table:table-cell>
              <table:table-cell office:value-type="float" office:value="0.21563981042654">
                <text:p>0.21563981042654</text:p>
              </table:table-cell>
              <table:table-cell office:value-type="float" office:value="0.0630630630630631">
                <text:p>0.0630630630630631</text:p>
              </table:table-cell>
            </table:table-row>
            <table:table-row>
              <table:table-cell office:value-type="string">
                <text:p>Janeiro_18</text:p>
              </table:table-cell>
              <table:table-cell office:value-type="float" office:value="0.0857221991413932">
                <text:p>0.0857221991413932</text:p>
              </table:table-cell>
              <table:table-cell office:value-type="float" office:value="0.116113744075829">
                <text:p>0.116113744075829</text:p>
              </table:table-cell>
              <table:table-cell office:value-type="float" office:value="0.0265366910370972">
                <text:p>0.0265366910370972</text:p>
              </table:table-cell>
            </table:table-row>
            <table:table-row>
              <table:table-cell office:value-type="string">
                <text:p>Fevereiro_18</text:p>
              </table:table-cell>
              <table:table-cell office:value-type="float" office:value="0.0746434011909708">
                <text:p>0.0746434011909708</text:p>
              </table:table-cell>
              <table:table-cell office:value-type="float" office:value="0.0651658767772512">
                <text:p>0.0651658767772512</text:p>
              </table:table-cell>
              <table:table-cell office:value-type="float" office:value="0.0127551020408163">
                <text:p>0.0127551020408163</text:p>
              </table:table-cell>
            </table:table-row>
            <table:table-row>
              <table:table-cell office:value-type="string">
                <text:p>Março_18</text:p>
              </table:table-cell>
              <table:table-cell office:value-type="float" office:value="0.0815676499099848">
                <text:p>0.0815676499099848</text:p>
              </table:table-cell>
              <table:table-cell office:value-type="float" office:value="0.0675355450236967">
                <text:p>0.0675355450236967</text:p>
              </table:table-cell>
              <table:table-cell office:value-type="float" office:value="0.0117525773195876">
                <text:p>0.0117525773195876</text:p>
              </table:table-cell>
            </table:table-row>
            <table:table-row>
              <table:table-cell office:value-type="string">
                <text:p>Abril_18</text:p>
              </table:table-cell>
              <table:table-cell office:value-type="float" office:value="0.106633430272815">
                <text:p>0.106633430272815</text:p>
              </table:table-cell>
              <table:table-cell office:value-type="float" office:value="0.0521327014218009">
                <text:p>0.0521327014218009</text:p>
              </table:table-cell>
              <table:table-cell office:value-type="float" office:value="0.00809121000367782">
                <text:p>0.00809121000367782</text:p>
              </table:table-cell>
            </table:table-row>
            <table:table-row>
              <table:table-cell office:value-type="string">
                <text:p>Maio_18</text:p>
              </table:table-cell>
              <table:table-cell office:value-type="float" office:value="0.12380556709597">
                <text:p>0.12380556709597</text:p>
              </table:table-cell>
              <table:table-cell office:value-type="float" office:value="0.105450236966825">
                <text:p>0.105450236966825</text:p>
              </table:table-cell>
              <table:table-cell office:value-type="float" office:value="0.014315586295641">
                <text:p>0.014315586295641</text:p>
              </table:table-cell>
            </table:table-row>
            <table:table-row>
              <table:table-cell office:value-type="string">
                <text:p>Junho_18</text:p>
              </table:table-cell>
              <table:table-cell office:value-type="float" office:value="0.0260351751834926">
                <text:p>0.0260351751834926</text:p>
              </table:table-cell>
              <table:table-cell office:value-type="float" office:value="0.0260663507109005">
                <text:p>0.0260663507109005</text:p>
              </table:table-cell>
              <table:table-cell office:value-type="float" office:value="0.00302405498281787">
                <text:p>0.00302405498281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61cm" svg:height="11.63cm" xlink:href=".." xlink:type="simple" chart:class="chart:bar" chart:style-name="ch1">
        <chart:title svg:x="8.384cm" svg:y="0.253cm" chart:style-name="ch2">
          <text:p>Perguntas e Respostas</text:p>
        </chart:title>
        <chart:legend svg:x="5.622cm" svg:y="1.798cm" style:legend-expansion="custom" chartooo:width="3.031cm" chartooo:height="1.448cm" style:legend-expansion-aspect-ratio="2.0932320441989" chart:style-name="ch3"/>
        <chart:plot-area chart:style-name="ch4" table:cell-range-address="'Questions.json_Answers.json'.A47:'Questions.json_Answers.json'.A63 'Questions.json_Answers.json'.C14:'Questions.json_Answers.json'.C30 'Questions.json_Answers.json'.C47:'Questions.json_Answers.json'.C63" chart:data-source-has-labels="both" svg:x="2.259cm" svg:y="0.923cm" svg:width="17.514cm" svg:height="9.79cm">
          <chartooo:coordinate-region svg:x="3.726cm" svg:y="1.149cm" svg:width="16.047cm" svg:height="7.106cm"/>
          <chart:axis chart:dimension="x" chart:name="primary-x" chart:style-name="ch5" chartooo:axis-type="auto">
            <chartooo:date-scale/>
            <chart:categories table:cell-range-address="'Questions.json_Answers.json'.A47:'Questions.json_Answers.json'.A63"/>
          </chart:axis>
          <chart:axis chart:dimension="y" chart:name="primary-y" chart:style-name="ch6">
            <chart:title svg:x="0.497cm" svg:y="5.705cm" chart:style-name="ch7">
              <text:p>Percentual</text:p>
            </chart:title>
            <chart:grid chart:style-name="ch8" chart:class="major"/>
          </chart:axis>
          <chart:series chart:style-name="ch9" chart:values-cell-range-address="'Questions.json_Answers.json'.C14:'Questions.json_Answers.json'.C30" loext:label-string="perguntas" chart:class="chart:bar">
            <chart:data-point chart:repeated="9"/>
            <chart:data-point chart:style-name="ch10"/>
            <chart:data-point chart:repeated="7"/>
          </chart:series>
          <chart:series chart:style-name="ch11" chart:values-cell-range-address="'Questions.json_Answers.json'.C47:'Questions.json_Answers.json'.C63" loext:label-string="respostas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guntas</text:p>
              </table:table-cell>
              <table:table-cell office:value-type="string">
                <text:p>respostas</text:p>
              </table:table-cell>
            </table:table-row>
          </table:table-header-rows>
          <table:table-rows>
            <table:table-row>
              <table:table-cell office:value-type="string">
                <text:p>Fevereiro_17</text:p>
                <draw:g>
                  <svg:desc>'Questions.json_Answers.json'.A47:'Questions.json_Answers.json'.A63</svg:desc>
                </draw:g>
              </table:table-cell>
              <table:table-cell office:value-type="float" office:value="0.00512032770097286">
                <text:p>0.00512032770097286</text:p>
                <draw:g>
                  <svg:desc>'Questions.json_Answers.json'.C14:'Questions.json_Answers.json'.C30</svg:desc>
                </draw:g>
              </table:table-cell>
              <table:table-cell office:value-type="float" office:value="0.00824248869981388">
                <text:p>0.00824248869981388</text:p>
                <draw:g>
                  <svg:desc>'Questions.json_Answers.json'.C47:'Questions.json_Answers.json'.C63</svg:desc>
                </draw:g>
              </table:table-cell>
            </table:table-row>
            <table:table-row>
              <table:table-cell office:value-type="string">
                <text:p>Março_17</text:p>
              </table:table-cell>
              <table:table-cell office:value-type="float" office:value="0.0130568356374808">
                <text:p>0.0130568356374808</text:p>
              </table:table-cell>
              <table:table-cell office:value-type="float" office:value="0.0195426748205265">
                <text:p>0.0195426748205265</text:p>
              </table:table-cell>
            </table:table-row>
            <table:table-row>
              <table:table-cell office:value-type="string">
                <text:p>Abril_17</text:p>
              </table:table-cell>
              <table:table-cell office:value-type="float" office:value="0.022273425499232">
                <text:p>0.022273425499232</text:p>
              </table:table-cell>
              <table:table-cell office:value-type="float" office:value="0.0196756181866525">
                <text:p>0.0196756181866525</text:p>
              </table:table-cell>
            </table:table-row>
            <table:table-row>
              <table:table-cell office:value-type="string">
                <text:p>Maio_17</text:p>
              </table:table-cell>
              <table:table-cell office:value-type="float" office:value="0.028673835125448">
                <text:p>0.028673835125448</text:p>
              </table:table-cell>
              <table:table-cell office:value-type="float" office:value="0.0381547460781707">
                <text:p>0.0381547460781707</text:p>
              </table:table-cell>
            </table:table-row>
            <table:table-row>
              <table:table-cell office:value-type="string">
                <text:p>Junho_17</text:p>
              </table:table-cell>
              <table:table-cell office:value-type="float" office:value="0.025089605734767">
                <text:p>0.025089605734767</text:p>
              </table:table-cell>
              <table:table-cell office:value-type="float" office:value="0.0357617654879022">
                <text:p>0.0357617654879022</text:p>
              </table:table-cell>
            </table:table-row>
            <table:table-row>
              <table:table-cell office:value-type="string">
                <text:p>Julho_17</text:p>
              </table:table-cell>
              <table:table-cell office:value-type="float" office:value="0.0110087045570917">
                <text:p>0.0110087045570917</text:p>
              </table:table-cell>
              <table:table-cell office:value-type="float" office:value="0.0127625631480989">
                <text:p>0.0127625631480989</text:p>
              </table:table-cell>
            </table:table-row>
            <table:table-row>
              <table:table-cell office:value-type="string">
                <text:p>Agosto_17</text:p>
              </table:table-cell>
              <table:table-cell office:value-type="float" office:value="0.0168970814132104">
                <text:p>0.0168970814132104</text:p>
              </table:table-cell>
              <table:table-cell office:value-type="float" office:value="0.0267216165913321">
                <text:p>0.0267216165913321</text:p>
              </table:table-cell>
            </table:table-row>
            <table:table-row>
              <table:table-cell office:value-type="string">
                <text:p>Setembro_17</text:p>
              </table:table-cell>
              <table:table-cell office:value-type="float" office:value="0.0412186379928315">
                <text:p>0.0412186379928315</text:p>
              </table:table-cell>
              <table:table-cell office:value-type="float" office:value="0.0511831959585217">
                <text:p>0.0511831959585217</text:p>
              </table:table-cell>
            </table:table-row>
            <table:table-row>
              <table:table-cell office:value-type="string">
                <text:p>Outubro_17</text:p>
              </table:table-cell>
              <table:table-cell office:value-type="float" office:value="0.0732206861239119">
                <text:p>0.0732206861239119</text:p>
              </table:table-cell>
              <table:table-cell office:value-type="float" office:value="0.0792342462111141">
                <text:p>0.0792342462111141</text:p>
              </table:table-cell>
            </table:table-row>
            <table:table-row>
              <table:table-cell office:value-type="string">
                <text:p>Novembro_17</text:p>
              </table:table-cell>
              <table:table-cell office:value-type="float" office:value="0.229902713773681">
                <text:p>0.229902713773681</text:p>
              </table:table-cell>
              <table:table-cell office:value-type="float" office:value="0.203802180271204">
                <text:p>0.203802180271204</text:p>
              </table:table-cell>
            </table:table-row>
            <table:table-row>
              <table:table-cell office:value-type="string">
                <text:p>Dezembro_17</text:p>
              </table:table-cell>
              <table:table-cell office:value-type="float" office:value="0.0424987199180748">
                <text:p>0.0424987199180748</text:p>
              </table:table-cell>
              <table:table-cell office:value-type="float" office:value="0.0211379952140388">
                <text:p>0.0211379952140388</text:p>
              </table:table-cell>
            </table:table-row>
            <table:table-row>
              <table:table-cell office:value-type="string">
                <text:p>Janeiro_18</text:p>
              </table:table-cell>
              <table:table-cell office:value-type="float" office:value="0.0120327700972862">
                <text:p>0.0120327700972862</text:p>
              </table:table-cell>
              <table:table-cell office:value-type="float" office:value="0.00478596118053709">
                <text:p>0.00478596118053709</text:p>
              </table:table-cell>
            </table:table-row>
            <table:table-row>
              <table:table-cell office:value-type="string">
                <text:p>Fevereiro_18</text:p>
              </table:table-cell>
              <table:table-cell office:value-type="float" office:value="0.0104966717869944">
                <text:p>0.0104966717869944</text:p>
              </table:table-cell>
              <table:table-cell office:value-type="float" office:value="0.0156873172028716">
                <text:p>0.0156873172028716</text:p>
              </table:table-cell>
            </table:table-row>
            <table:table-row>
              <table:table-cell office:value-type="string">
                <text:p>Março_18</text:p>
              </table:table-cell>
              <table:table-cell office:value-type="float" office:value="0.0355862775217614">
                <text:p>0.0355862775217614</text:p>
              </table:table-cell>
              <table:table-cell office:value-type="float" office:value="0.0369582557830364">
                <text:p>0.0369582557830364</text:p>
              </table:table-cell>
            </table:table-row>
            <table:table-row>
              <table:table-cell office:value-type="string">
                <text:p>Abril_18</text:p>
              </table:table-cell>
              <table:table-cell office:value-type="float" office:value="0.0606758832565284">
                <text:p>0.0606758832565284</text:p>
              </table:table-cell>
              <table:table-cell office:value-type="float" office:value="0.0549056102100505">
                <text:p>0.0549056102100505</text:p>
              </table:table-cell>
            </table:table-row>
            <table:table-row>
              <table:table-cell office:value-type="string">
                <text:p>Maio_18</text:p>
              </table:table-cell>
              <table:table-cell office:value-type="float" office:value="0.0593958013312852">
                <text:p>0.0593958013312852</text:p>
              </table:table-cell>
              <table:table-cell office:value-type="float" office:value="0.0545067801116724">
                <text:p>0.0545067801116724</text:p>
              </table:table-cell>
            </table:table-row>
            <table:table-row>
              <table:table-cell office:value-type="string">
                <text:p>Junho_18</text:p>
              </table:table-cell>
              <table:table-cell office:value-type="float" office:value="0.0104966717869944">
                <text:p>0.0104966717869944</text:p>
              </table:table-cell>
              <table:table-cell office:value-type="float" office:value="0.00930603562882212">
                <text:p>0.009306035628822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45cm" svg:height="9.882cm" xlink:href=".." xlink:type="simple" chart:class="chart:bar" chart:style-name="ch1">
        <chart:title svg:x="7.6cm" svg:y="0.175cm" chart:style-name="ch2">
          <text:p>Estácio</text:p>
        </chart:title>
        <chart:plot-area chart:style-name="ch3" table:cell-range-address="'Questão 6'.B3:'Questão 6'.B12 'Questão 6'.D3:'Questão 6'.D12" chart:data-source-has-labels="column" svg:x="0.193cm" svg:y="0.621cm" svg:width="16.043cm" svg:height="9.467cm">
          <chartooo:coordinate-region svg:x="1.423cm" svg:y="0.82cm" svg:width="14.813cm" svg:height="5.538cm"/>
          <chart:axis chart:dimension="x" chart:name="primary-x" chart:style-name="ch4" chartooo:axis-type="auto">
            <chartooo:date-scale/>
            <chart:categories table:cell-range-address="'Questão 6'.B3:'Questão 6'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ão 6'.D3:'Questão 6'.D12" chart:class="chart:bar">
            <chart:data-point chart:style-name="ch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V1  </text:p>
                <draw:g>
                  <svg:desc>'Questão 6'.B3:'Questão 6'.B12</svg:desc>
                </draw:g>
              </table:table-cell>
              <table:table-cell office:value-type="float" office:value="0.00133542105040177">
                <text:p>0.00133542105040177</text:p>
                <draw:g>
                  <svg:desc>'Questão 6'.D3:'Questão 6'.D12</svg:desc>
                </draw:g>
              </table:table-cell>
            </table:table-row>
            <table:table-row>
              <table:table-cell office:value-type="string">
                <text:p>AV2</text:p>
              </table:table-cell>
              <table:table-cell office:value-type="float" office:value="0.00112712008021353">
                <text:p>0.00112712008021353</text:p>
              </table:table-cell>
            </table:table-row>
            <table:table-row>
              <table:table-cell office:value-type="string">
                <text:p>Avaliando o aprendizado</text:p>
              </table:table-cell>
              <table:table-cell office:value-type="float" office:value="0.00101943907020096">
                <text:p>0.00101943907020096</text:p>
              </table:table-cell>
            </table:table-row>
            <table:table-row>
              <table:table-cell office:value-type="string">
                <text:p>BDQ Prova</text:p>
              </table:table-cell>
              <table:table-cell office:value-type="float" office:value="0.00095588962166895">
                <text:p>0.00095588962166895</text:p>
              </table:table-cell>
            </table:table-row>
            <table:table-row>
              <table:table-cell office:value-type="string">
                <text:p>Resumo Epidemiologia AV</text:p>
              </table:table-cell>
              <table:table-cell office:value-type="float" office:value="0.000896753329284998">
                <text:p>0.000896753329284998</text:p>
              </table:table-cell>
            </table:table-row>
            <table:table-row>
              <table:table-cell office:value-type="string">
                <text:p>Plan de Carreira e Sucesso Prof.</text:p>
              </table:table-cell>
              <table:table-cell office:value-type="float" office:value="0.000866743867478217">
                <text:p>0.000866743867478217</text:p>
              </table:table-cell>
            </table:table-row>
            <table:table-row>
              <table:table-cell office:value-type="string">
                <text:p>Filosofia, ética e …</text:p>
              </table:table-cell>
              <table:table-cell office:value-type="float" office:value="0.000819964412308822">
                <text:p>0.000819964412308822</text:p>
              </table:table-cell>
            </table:table-row>
            <table:table-row>
              <table:table-cell office:value-type="string">
                <text:p>avaliando aprendizado</text:p>
              </table:table-cell>
              <table:table-cell office:value-type="float" office:value="0.000735231814266145">
                <text:p>0.000735231814266145</text:p>
              </table:table-cell>
            </table:table-row>
            <table:table-row>
              <table:table-cell office:value-type="string">
                <text:p>Processo Civil I – AV1</text:p>
              </table:table-cell>
              <table:table-cell office:value-type="float" office:value="0.000732583920577311">
                <text:p>0.000732583920577311</text:p>
              </table:table-cell>
            </table:table-row>
            <table:table-row>
              <table:table-cell office:value-type="string">
                <text:p>Bioquimica</text:p>
              </table:table-cell>
              <table:table-cell office:value-type="float" office:value="0.000723757608281199">
                <text:p>0.0007237576082811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07cm" svg:height="10.121cm" xlink:href=".." xlink:type="simple" chart:class="chart:bar" chart:style-name="ch1">
        <chart:title svg:x="8.991cm" svg:y="0.338cm" chart:style-name="ch2">
          <text:p>UNIP</text:p>
        </chart:title>
        <chart:plot-area chart:style-name="ch3" table:cell-range-address="'Questão 6'.G3:'Questão 6'.G12 'Questão 6'.I3:'Questão 6'.I12" chart:data-source-has-labels="column" svg:x="0.01cm" svg:y="0.67cm" svg:width="18.596cm" svg:height="10.542cm">
          <chartooo:coordinate-region svg:x="1.919cm" svg:y="0.87cm" svg:width="16.687cm" svg:height="6.892cm"/>
          <chart:axis chart:dimension="x" chart:name="primary-x" chart:style-name="ch4" chartooo:axis-type="auto">
            <chartooo:date-scale/>
            <chart:categories table:cell-range-address="'Questão 6'.G3:'Questão 6'.G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ão 6'.I3:'Questão 6'.I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panhadao Comunicação e Expressão</text:p>
                <draw:g>
                  <svg:desc>'Questão 6'.G3:'Questão 6'.G12</svg:desc>
                </draw:g>
              </table:table-cell>
              <table:table-cell office:value-type="float" office:value="0.00282182997540901">
                <text:p>0.00282182997540901</text:p>
                <draw:g>
                  <svg:desc>'Questão 6'.I3:'Questão 6'.I12</svg:desc>
                </draw:g>
              </table:table-cell>
            </table:table-row>
            <table:table-row>
              <table:table-cell office:value-type="string">
                <text:p>Resumão Homem e Sociedade</text:p>
              </table:table-cell>
              <table:table-cell office:value-type="float" office:value="0.00234174548053791">
                <text:p>0.00234174548053791</text:p>
              </table:table-cell>
            </table:table-row>
            <table:table-row>
              <table:table-cell office:value-type="string">
                <text:p>Disciplina online libras UNIP</text:p>
              </table:table-cell>
              <table:table-cell office:value-type="float" office:value="0.00185632671350158">
                <text:p>0.00185632671350158</text:p>
              </table:table-cell>
            </table:table-row>
            <table:table-row>
              <table:table-cell office:value-type="string">
                <text:p>Apanhado didatica fundamental</text:p>
              </table:table-cell>
              <table:table-cell office:value-type="float" office:value="0.00185632671350158">
                <text:p>0.00185632671350158</text:p>
              </table:table-cell>
            </table:table-row>
            <table:table-row>
              <table:table-cell office:value-type="string">
                <text:p>Prova apanhadão corrigido comunicação e expressão</text:p>
              </table:table-cell>
              <table:table-cell office:value-type="float" office:value="0.00172830418153595">
                <text:p>0.00172830418153595</text:p>
              </table:table-cell>
            </table:table-row>
            <table:table-row>
              <table:table-cell office:value-type="string">
                <text:p>Interpretação e produção de texto UNIP Unid. II</text:p>
              </table:table-cell>
              <table:table-cell office:value-type="float" office:value="0.00172296990937072">
                <text:p>0.00172296990937072</text:p>
              </table:table-cell>
            </table:table-row>
            <table:table-row>
              <table:table-cell office:value-type="string">
                <text:p>prova interpretação e produção de texto</text:p>
              </table:table-cell>
              <table:table-cell office:value-type="float" office:value="0.00171763563720548">
                <text:p>0.00171763563720548</text:p>
              </table:table-cell>
            </table:table-row>
            <table:table-row>
              <table:table-cell office:value-type="string">
                <text:p>APS</text:p>
              </table:table-cell>
              <table:table-cell office:value-type="float" office:value="0.00169629854854454">
                <text:p>0.00169629854854454</text:p>
              </table:table-cell>
            </table:table-row>
            <table:table-row>
              <table:table-cell office:value-type="string">
                <text:p>prova de comunicação e expressão (1)</text:p>
              </table:table-cell>
              <table:table-cell office:value-type="float" office:value="0.00163228728256173">
                <text:p>0.00163228728256173</text:p>
              </table:table-cell>
            </table:table-row>
            <table:table-row>
              <table:table-cell office:value-type="string">
                <text:p>ciencias sociais unip 1 2</text:p>
              </table:table-cell>
              <table:table-cell office:value-type="float" office:value="0.00153627038358751">
                <text:p>0.0015362703835875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6cm" svg:height="12.565cm" xlink:href=".." xlink:type="simple" chart:class="chart:bar" chart:style-name="ch1">
        <chart:title svg:x="8.785cm" svg:y="0.387cm" chart:style-name="ch2">
          <text:p>UNOPAR</text:p>
        </chart:title>
        <chart:plot-area chart:style-name="ch3" table:cell-range-address="'Questão 6'.L3:'Questão 6'.L14 'Questão 6'.N3:'Questão 6'.N12" chart:data-source-has-labels="column" svg:x="0.008cm" svg:y="1.136cm" svg:width="19.606cm" svg:height="12.532cm">
          <chartooo:coordinate-region svg:x="1.238cm" svg:y="1.335cm" svg:width="18.376cm" svg:height="10.024cm"/>
          <chart:axis chart:dimension="x" chart:name="primary-x" chart:style-name="ch4" chartooo:axis-type="auto">
            <chartooo:date-scale/>
            <chart:categories table:cell-range-address="'Questão 6'.L3:'Questão 6'.L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ão 6'.N3:'Questão 6'.N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rova presencial Met cient</text:p>
                <draw:g>
                  <svg:desc>'Questão 6'.L3:'Questão 6'.L14</svg:desc>
                </draw:g>
              </table:table-cell>
              <table:table-cell office:value-type="float" office:value="0.00856979622928966">
                <text:p>0.00856979622928966</text:p>
                <draw:g>
                  <svg:desc>'Questão 6'.N3:'Questão 6'.N12</svg:desc>
                </draw:g>
              </table:table-cell>
            </table:table-row>
            <table:table-row>
              <table:table-cell office:value-type="string">
                <text:p>Rel. de Estágio C. II  </text:p>
              </table:table-cell>
              <table:table-cell office:value-type="float" office:value="0.00763664063987812">
                <text:p>0.00763664063987812</text:p>
              </table:table-cell>
            </table:table-row>
            <table:table-row>
              <table:table-cell office:value-type="string">
                <text:p>Rel. de Estágio C III </text:p>
              </table:table-cell>
              <table:table-cell office:value-type="float" office:value="0.00510378975433251">
                <text:p>0.00510378975433251</text:p>
              </table:table-cell>
            </table:table-row>
            <table:table-row>
              <table:table-cell office:value-type="string">
                <text:p>Prod. Textual Inter.</text:p>
              </table:table-cell>
              <table:table-cell office:value-type="float" office:value="0.00403732622357646">
                <text:p>0.00403732622357646</text:p>
              </table:table-cell>
            </table:table-row>
            <table:table-row>
              <table:table-cell office:value-type="string">
                <text:p>prova presencial   </text:p>
              </table:table-cell>
              <table:table-cell office:value-type="float" office:value="0.00367549038278423">
                <text:p>0.00367549038278423</text:p>
              </table:table-cell>
            </table:table-row>
            <table:table-row>
              <table:table-cell office:value-type="string">
                <text:p>Prova presencial de homem</text:p>
              </table:table-cell>
              <table:table-cell office:value-type="float" office:value="0.00319939059226814">
                <text:p>0.00319939059226814</text:p>
              </table:table-cell>
            </table:table-row>
            <table:table-row>
              <table:table-cell office:value-type="string">
                <text:p>Prova presencial Met. Cient. 2017</text:p>
              </table:table-cell>
              <table:table-cell office:value-type="float" office:value="0.00279946676823462">
                <text:p>0.00279946676823462</text:p>
              </table:table-cell>
            </table:table-row>
            <table:table-row>
              <table:table-cell office:value-type="string">
                <text:p>Prova presencial met. Cient.</text:p>
              </table:table-cell>
              <table:table-cell office:value-type="float" office:value="0.00260902685202818">
                <text:p>0.00260902685202818</text:p>
              </table:table-cell>
            </table:table-row>
            <table:table-row>
              <table:table-cell office:value-type="string">
                <text:p>Resumo de Ética, política e soc.</text:p>
              </table:table-cell>
              <table:table-cell office:value-type="float" office:value="0.00243763092744239">
                <text:p>0.00243763092744239</text:p>
              </table:table-cell>
            </table:table-row>
            <table:table-row>
              <table:table-cell office:value-type="string">
                <text:p>Prova de empreendedorismo adm</text:p>
              </table:table-cell>
              <table:table-cell office:value-type="float" office:value="0.00241858693582175">
                <text:p>0.002418586935821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UNINTER</text:p>
        </chart:title>
        <chart:plot-area chart:style-name="ch3" table:cell-range-address="'Questão 6'.B43:'Questão 6'.B52 'Questão 6'.D43:'Questão 6'.D52" chart:data-source-has-labels="column" svg:x="1.108cm" svg:y="1.495cm" svg:width="13.597cm" svg:height="8.022cm">
          <chartooo:coordinate-region svg:x="2.338cm" svg:y="1.694cm" svg:width="12.367cm" svg:height="4.898cm"/>
          <chart:axis chart:dimension="x" chart:name="primary-x" chart:style-name="ch4" chartooo:axis-type="auto">
            <chartooo:date-scale/>
            <chart:categories table:cell-range-address="'Questão 6'.B43:'Questão 6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ão 6'.D43:'Questão 6'.D5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POL 2</text:p>
                <draw:g>
                  <svg:desc>'Questão 6'.B43:'Questão 6'.B52</svg:desc>
                </draw:g>
              </table:table-cell>
              <table:table-cell office:value-type="float" office:value="0.00200402988223142">
                <text:p>0.00200402988223142</text:p>
                <draw:g>
                  <svg:desc>'Questão 6'.D43:'Questão 6'.D52</svg:desc>
                </draw:g>
              </table:table-cell>
            </table:table-row>
            <table:table-row>
              <table:table-cell office:value-type="string">
                <text:p>APOL 5</text:p>
              </table:table-cell>
              <table:table-cell office:value-type="float" office:value="0.00185854676918377">
                <text:p>0.00185854676918377</text:p>
              </table:table-cell>
            </table:table-row>
            <table:table-row>
              <table:table-cell office:value-type="string">
                <text:p>APOL 4</text:p>
              </table:table-cell>
              <table:table-cell office:value-type="float" office:value="0.00183308722440043">
                <text:p>0.00183308722440043</text:p>
              </table:table-cell>
            </table:table-row>
            <table:table-row>
              <table:table-cell office:value-type="string">
                <text:p>APOL 3</text:p>
              </table:table-cell>
              <table:table-cell office:value-type="float" office:value="0.00175670859005041">
                <text:p>0.00175670859005041</text:p>
              </table:table-cell>
            </table:table-row>
            <table:table-row>
              <table:table-cell office:value-type="string">
                <text:p>APOL 3</text:p>
              </table:table-cell>
              <table:table-cell office:value-type="float" office:value="0.00156758054308846">
                <text:p>0.00156758054308846</text:p>
              </table:table-cell>
            </table:table-row>
            <table:table-row>
              <table:table-cell office:value-type="string">
                <text:p>APOL 1</text:p>
              </table:table-cell>
              <table:table-cell office:value-type="float" office:value="0.00154575807613131">
                <text:p>0.00154575807613131</text:p>
              </table:table-cell>
            </table:table-row>
            <table:table-row>
              <table:table-cell office:value-type="string">
                <text:p>Prova Conteúdos, Tendências …</text:p>
              </table:table-cell>
              <table:table-cell office:value-type="float" office:value="0.00154212099830512">
                <text:p>0.00154212099830512</text:p>
              </table:table-cell>
            </table:table-row>
            <table:table-row>
              <table:table-cell office:value-type="string">
                <text:p>APOL 4</text:p>
              </table:table-cell>
              <table:table-cell office:value-type="float" office:value="0.00152029853134797">
                <text:p>0.00152029853134797</text:p>
              </table:table-cell>
            </table:table-row>
            <table:table-row>
              <table:table-cell office:value-type="string">
                <text:p>Fundamentos e Metodologias </text:p>
              </table:table-cell>
              <table:table-cell office:value-type="float" office:value="0.00135299295134317">
                <text:p>0.00135299295134317</text:p>
              </table:table-cell>
            </table:table-row>
            <table:table-row>
              <table:table-cell office:value-type="string">
                <text:p>Prova Objetiva de Didática </text:p>
              </table:table-cell>
              <table:table-cell office:value-type="float" office:value="0.00135299295134317">
                <text:p>0.0013529929513431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6cm" chart:style-name="ch2">
          <text:p>Estácio EAD</text:p>
        </chart:title>
        <chart:plot-area chart:style-name="ch3" table:cell-range-address="'Questão 6'.G43:'Questão 6'.G52 'Questão 6'.I43:'Questão 6'.I52" chart:data-source-has-labels="column" svg:x="0.331cm" svg:y="1.075cm" svg:width="15.347cm" svg:height="8.297cm">
          <chartooo:coordinate-region svg:x="1.561cm" svg:y="1.274cm" svg:width="14.117cm" svg:height="5.659cm"/>
          <chart:axis chart:dimension="x" chart:name="primary-x" chart:style-name="ch4" chartooo:axis-type="auto">
            <chartooo:date-scale/>
            <chart:categories table:cell-range-address="'Questão 6'.G43:'Questão 6'.G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ão 6'.I43:'Questão 6'.I5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V1  </text:p>
                <draw:g>
                  <svg:desc>'Questão 6'.G43:'Questão 6'.G52</svg:desc>
                </draw:g>
              </table:table-cell>
              <table:table-cell office:value-type="float" office:value="0.00148391012167323">
                <text:p>0.00148391012167323</text:p>
                <draw:g>
                  <svg:desc>'Questão 6'.I43:'Questão 6'.I52</svg:desc>
                </draw:g>
              </table:table-cell>
            </table:table-row>
            <table:table-row>
              <table:table-cell office:value-type="string">
                <text:p>Avaliando o aprendizado </text:p>
              </table:table-cell>
              <table:table-cell office:value-type="float" office:value="0.00125447763403298">
                <text:p>0.00125447763403298</text:p>
              </table:table-cell>
            </table:table-row>
            <table:table-row>
              <table:table-cell office:value-type="string">
                <text:p>AV2 </text:p>
              </table:table-cell>
              <table:table-cell office:value-type="float" office:value="0.00109535510228248">
                <text:p>0.00109535510228248</text:p>
              </table:table-cell>
            </table:table-row>
            <table:table-row>
              <table:table-cell office:value-type="string">
                <text:p>Plan Carr e Sucesso</text:p>
              </table:table-cell>
              <table:table-cell office:value-type="float" office:value="0.000984339382456556">
                <text:p>0.000984339382456556</text:p>
              </table:table-cell>
            </table:table-row>
            <table:table-row>
              <table:table-cell office:value-type="string">
                <text:p>Avaliação</text:p>
              </table:table-cell>
              <table:table-cell office:value-type="float" office:value="0.000965836762485568">
                <text:p>0.000965836762485568</text:p>
              </table:table-cell>
            </table:table-row>
            <table:table-row>
              <table:table-cell office:value-type="string">
                <text:p>Exer L Portugues</text:p>
              </table:table-cell>
              <table:table-cell office:value-type="float" office:value="0.000902927854584209">
                <text:p>0.000902927854584209</text:p>
              </table:table-cell>
            </table:table-row>
            <table:table-row>
              <table:table-cell office:value-type="string">
                <text:p>Adm Estrat</text:p>
              </table:table-cell>
              <table:table-cell office:value-type="float" office:value="0.00082521685070606">
                <text:p>0.00082521685070606</text:p>
              </table:table-cell>
            </table:table-row>
            <table:table-row>
              <table:table-cell office:value-type="string">
                <text:p>BDQ Prova  </text:p>
              </table:table-cell>
              <table:table-cell office:value-type="float" office:value="0.000754906894816306">
                <text:p>0.000754906894816306</text:p>
              </table:table-cell>
            </table:table-row>
            <table:table-row>
              <table:table-cell office:value-type="string">
                <text:p>Avaliação Parcial </text:p>
              </table:table-cell>
              <table:table-cell office:value-type="float" office:value="0.00070309955889754">
                <text:p>0.00070309955889754</text:p>
              </table:table-cell>
            </table:table-row>
            <table:table-row>
              <table:table-cell office:value-type="string">
                <text:p>Aula 1-10 e simulados</text:p>
              </table:table-cell>
              <table:table-cell office:value-type="float" office:value="0.000640190650996181">
                <text:p>0.0006401906509961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2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42cm" svg:height="6.748cm" xlink:href=".." xlink:type="simple" chart:class="chart:circle" chart:style-name="ch1">
        <chart:title svg:x="2.27cm" svg:y="0.27cm" chart:style-name="ch2">
          <text:p>Meio de Acesso (Student  Client)</text:p>
        </chart:title>
        <chart:legend svg:x="8.491cm" svg:y="4.14cm" style:legend-expansion="custom" chartooo:width="2.75cm" chartooo:height="2.304cm" style:legend-expansion-aspect-ratio="1.19357638888889" chart:style-name="ch3"/>
        <chart:plot-area chart:style-name="ch4" table:cell-range-address="'Sessions.json'.I5:'Sessions.json'.I8 'Sessions.json'.K5:'Sessions.json'.K8" chart:data-source-has-labels="column" svg:x="0.224cm" svg:y="1.183cm" svg:width="10.794cm" svg:height="5.431cm">
          <chartooo:coordinate-region svg:x="2.906cm" svg:y="1.184cm" svg:width="5.43cm" svg:height="5.43cm"/>
          <chart:axis chart:dimension="x" chart:name="primary-x" chart:style-name="ch5" chartooo:axis-type="auto">
            <chartooo:date-scale/>
            <chart:categories table:cell-range-address="'Sessions.json'.I5:'Sessions.json'.I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ssions.json'.K5:'Sessions.json'.K8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Website    </text:p>
                <draw:g>
                  <svg:desc>'Sessions.json'.I5:'Sessions.json'.I8</svg:desc>
                </draw:g>
              </table:table-cell>
              <table:table-cell office:value-type="float" office:value="0.611621929549941">
                <text:p>0.611621929549941</text:p>
                <draw:g>
                  <svg:desc>'Sessions.json'.K5:'Sessions.json'.K8</svg:desc>
                </draw:g>
              </table:table-cell>
            </table:table-row>
            <table:table-row>
              <table:table-cell office:value-type="string">
                <text:p>Android    </text:p>
              </table:table-cell>
              <table:table-cell office:value-type="float" office:value="0.257590442739493">
                <text:p>0.257590442739493</text:p>
              </table:table-cell>
            </table:table-row>
            <table:table-row>
              <table:table-cell office:value-type="string">
                <text:p>iOS        </text:p>
              </table:table-cell>
              <table:table-cell office:value-type="float" office:value="0.0763847492105425">
                <text:p>0.0763847492105425</text:p>
              </table:table-cell>
            </table:table-row>
            <table:table-row>
              <table:table-cell office:value-type="string">
                <text:p>Webapp      </text:p>
              </table:table-cell>
              <table:table-cell office:value-type="float" office:value="0.0544028785000236">
                <text:p>0.054402878500023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 style:percentage-data-style-name="N10010">
      <style:chart-properties loext:label-stroke-color="#3465a4"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color="#000000" fo:font-size="12pt" style:font-size-asian="10pt" style:font-size-complex="10pt"/>
    </style:style>
    <style:style style:name="ch9" style:family="chart" style:data-style-name="N10">
      <style:chart-properties chart:solid-type="cuboid"/>
      <style:graphic-properties draw:fill-color="#004586"/>
    </style:style>
    <style:style style:name="ch10" style:family="chart" style:data-style-name="N10">
      <style:chart-properties chart:solid-type="cuboid"/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41cm" svg:height="9.722cm" xlink:href=".." xlink:type="simple" chart:class="chart:circle" chart:style-name="ch1">
        <chart:title svg:x="6.6cm" svg:y="0.067cm" chart:style-name="ch2">
          <text:p>Itens Avaliados</text:p>
        </chart:title>
        <chart:legend svg:x="0cm" svg:y="2.746cm" style:legend-expansion="custom" chartooo:width="4.696cm" chartooo:height="6.781cm" style:legend-expansion-aspect-ratio="0.692523226662734" chart:style-name="ch3"/>
        <chart:plot-area chart:style-name="ch4" table:cell-range-address="'filesviews.json_etc'.F38:'filesviews.json_etc'.F46 'filesviews.json_etc'.H38:'filesviews.json_etc'.H46" chart:data-source-has-labels="column" svg:x="4.896cm" svg:y="1.201cm" svg:width="7.382cm" svg:height="7.983cm">
          <chartooo:coordinate-region svg:x="4.896cm" svg:y="1.46cm" svg:width="7.382cm" svg:height="8.066cm"/>
          <chart:axis chart:dimension="x" chart:name="primary-x" chart:style-name="ch5" chartooo:axis-type="auto">
            <chartooo:date-scale/>
            <chart:categories table:cell-range-address="'filesviews.json_etc'.F38:'filesviews.json_etc'.F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lesviews.json_etc'.H38:'filesviews.json_etc'.H4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File </text:p>
                <draw:g>
                  <svg:desc>'filesviews.json_etc'.F38:'filesviews.json_etc'.F46</svg:desc>
                </draw:g>
              </table:table-cell>
              <table:table-cell office:value-type="float" office:value="0.783794403540121">
                <text:p>0.783794403540121</text:p>
                <draw:g>
                  <svg:desc>'filesviews.json_etc'.H38:'filesviews.json_etc'.H46</svg:desc>
                </draw:g>
              </table:table-cell>
            </table:table-row>
            <table:table-row>
              <table:table-cell office:value-type="string">
                <text:p>Comment  </text:p>
              </table:table-cell>
              <table:table-cell office:value-type="float" office:value="0.108944793196681">
                <text:p>0.108944793196681</text:p>
              </table:table-cell>
            </table:table-row>
            <table:table-row>
              <table:table-cell office:value-type="string">
                <text:p>Question </text:p>
              </table:table-cell>
              <table:table-cell office:value-type="float" office:value="0.053485391387327">
                <text:p>0.053485391387327</text:p>
              </table:table-cell>
            </table:table-row>
            <table:table-row>
              <table:table-cell office:value-type="string">
                <text:p>Answer</text:p>
              </table:table-cell>
              <table:table-cell office:value-type="float" office:value="0.0368980905425254">
                <text:p>0.0368980905425254</text:p>
              </table:table-cell>
            </table:table-row>
            <table:table-row>
              <table:table-cell office:value-type="string">
                <text:p>Video </text:p>
              </table:table-cell>
              <table:table-cell office:value-type="float" office:value="0.0086164151596516">
                <text:p>0.0086164151596516</text:p>
              </table:table-cell>
            </table:table-row>
            <table:table-row>
              <table:table-cell office:value-type="string">
                <text:p>Premium Content </text:p>
              </table:table-cell>
              <table:table-cell office:value-type="float" office:value="0.00637109524834174">
                <text:p>0.00637109524834174</text:p>
              </table:table-cell>
            </table:table-row>
            <table:table-row>
              <table:table-cell office:value-type="string">
                <text:p>BookSolution</text:p>
              </table:table-cell>
              <table:table-cell office:value-type="float" office:value="0.0014407469430905">
                <text:p>0.0014407469430905</text:p>
              </table:table-cell>
            </table:table-row>
            <table:table-row>
              <table:table-cell office:value-type="string">
                <text:p>Book  </text:p>
              </table:table-cell>
              <table:table-cell office:value-type="float" office:value="0.000439708482631515">
                <text:p>0.000439708482631515</text:p>
              </table:table-cell>
            </table:table-row>
            <table:table-row>
              <table:table-cell office:value-type="string">
                <text:p>Subject </text:p>
              </table:table-cell>
              <table:table-cell office:value-type="float" office:value="0.00000935549963045776">
                <text:p>0.0000093554996304577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7cm" svg:height="14.769cm" xlink:href=".." xlink:type="simple" chart:class="chart:bar" chart:style-name="ch1">
        <chart:title svg:x="8.757cm" svg:y="0.431cm" chart:style-name="ch2">
          <text:p>Pagamentos X Cancelamentos</text:p>
        </chart:title>
        <chart:legend svg:x="4.443cm" svg:y="3.905cm" style:legend-expansion="custom" chartooo:width="4.142cm" chartooo:height="1.425cm" style:legend-expansion-aspect-ratio="2.90666666666667" chart:style-name="ch3"/>
        <chart:plot-area chart:style-name="ch4" table:cell-range-address="'premiuṃ_payments.json_cancellation.json'.A11:'premiuṃ_payments.json_cancellation.json'.A36 'premiuṃ_payments.json_cancellation.json'.C11:'premiuṃ_payments.json_cancellation.json'.C36 'premiuṃ_payments.json_cancellation.json'.C51:'premiuṃ_payments.json_cancellation.json'.C76" chart:data-source-has-labels="both" svg:x="0.475cm" svg:y="1.505cm" svg:width="22.817cm" svg:height="12.969cm">
          <chartooo:coordinate-region svg:x="1.573cm" svg:y="1.505cm" svg:width="21.719cm" svg:height="10.285cm"/>
          <chart:axis chart:dimension="x" chart:name="primary-x" chart:style-name="ch5" chartooo:axis-type="auto">
            <chartooo:date-scale/>
            <chart:categories table:cell-range-address="'premiuṃ_payments.json_cancellation.json'.A11:'premiuṃ_payments.json_cancellation.json'.A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emiuṃ_payments.json_cancellation.json'.C11:'premiuṃ_payments.json_cancellation.json'.C36" loext:label-string="pagamentos" chart:class="chart:bar">
            <chart:data-point chart:repeated="26"/>
          </chart:series>
          <chart:series chart:style-name="ch9" chart:values-cell-range-address="'premiuṃ_payments.json_cancellation.json'.C51:'premiuṃ_payments.json_cancellation.json'.C76" loext:label-string="cancelamentos" chart:class="chart:bar">
            <chart:data-point chart:repeated="18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amentos</text:p>
              </table:table-cell>
              <table:table-cell office:value-type="string">
                <text:p>cancelamentos</text:p>
              </table:table-cell>
            </table:table-row>
          </table:table-header-rows>
          <table:table-rows>
            <table:table-row>
              <table:table-cell office:value-type="string">
                <text:p>Maio_16</text:p>
                <draw:g>
                  <svg:desc>'premiuṃ_payments.json_cancellation.json'.A11:'premiuṃ_payments.json_cancellation.json'.A36</svg:desc>
                </draw:g>
              </table:table-cell>
              <table:table-cell office:value-type="float" office:value="0.00235424456446476">
                <text:p>0.00235424456446476</text:p>
                <draw:g>
                  <svg:desc>'premiuṃ_payments.json_cancellation.json'.C11:'premiuṃ_payments.json_cancellation.json'.C36</svg:desc>
                </draw:g>
              </table:table-cell>
              <table:table-cell office:value-type="float" office:value="0.004739336492891">
                <text:p>0.004739336492891</text:p>
                <draw:g>
                  <svg:desc>'premiuṃ_payments.json_cancellation.json'.C51:'premiuṃ_payments.json_cancellation.json'.C76</svg:desc>
                </draw:g>
              </table:table-cell>
            </table:table-row>
            <table:table-row>
              <table:table-cell office:value-type="string">
                <text:p>Junho_16</text:p>
              </table:table-cell>
              <table:table-cell office:value-type="float" office:value="0.00263121451322531">
                <text:p>0.00263121451322531</text:p>
              </table:table-cell>
              <table:table-cell office:value-type="float" office:value="0.0023696682464455">
                <text:p>0.0023696682464455</text:p>
              </table:table-cell>
            </table:table-row>
            <table:table-row>
              <table:table-cell office:value-type="string">
                <text:p>Julho_16</text:p>
              </table:table-cell>
              <table:table-cell office:value-type="float" office:value="0.00387757928264783">
                <text:p>0.00387757928264783</text:p>
              </table:table-cell>
              <table:table-cell office:value-type="float" office:value="0.00592417061611374">
                <text:p>0.00592417061611374</text:p>
              </table:table-cell>
            </table:table-row>
            <table:table-row>
              <table:table-cell office:value-type="string">
                <text:p>Agosto_16</text:p>
              </table:table-cell>
              <table:table-cell office:value-type="float" office:value="0.00360060933388727">
                <text:p>0.00360060933388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tembro_16</text:p>
              </table:table-cell>
              <table:table-cell office:value-type="float" office:value="0.00346212435950699">
                <text:p>0.00346212435950699</text:p>
              </table:table-cell>
              <table:table-cell office:value-type="float" office:value="0.0023696682464455">
                <text:p>0.0023696682464455</text:p>
              </table:table-cell>
            </table:table-row>
            <table:table-row>
              <table:table-cell office:value-type="string">
                <text:p>Outubro_16</text:p>
              </table:table-cell>
              <table:table-cell office:value-type="float" office:value="0.00581636892397175">
                <text:p>0.00581636892397175</text:p>
              </table:table-cell>
              <table:table-cell office:value-type="float" office:value="0.00829383886255924">
                <text:p>0.00829383886255924</text:p>
              </table:table-cell>
            </table:table-row>
            <table:table-row>
              <table:table-cell office:value-type="string">
                <text:p>Novembro_16</text:p>
              </table:table-cell>
              <table:table-cell office:value-type="float" office:value="0.00941697825785902">
                <text:p>0.00941697825785902</text:p>
              </table:table-cell>
              <table:table-cell office:value-type="float" office:value="0.00829383886255924">
                <text:p>0.00829383886255924</text:p>
              </table:table-cell>
            </table:table-row>
            <table:table-row>
              <table:table-cell office:value-type="string">
                <text:p>Dezembro_16</text:p>
              </table:table-cell>
              <table:table-cell office:value-type="float" office:value="0.00872455338595762">
                <text:p>0.00872455338595762</text:p>
              </table:table-cell>
              <table:table-cell office:value-type="float" office:value="0.00829383886255924">
                <text:p>0.00829383886255924</text:p>
              </table:table-cell>
            </table:table-row>
            <table:table-row>
              <table:table-cell office:value-type="string">
                <text:p>Janeiro_17</text:p>
              </table:table-cell>
              <table:table-cell office:value-type="float" office:value="0.00706273369339427">
                <text:p>0.00706273369339427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string">
                <text:p>Fevereiro_17</text:p>
              </table:table-cell>
              <table:table-cell office:value-type="float" office:value="0.00720121866777455">
                <text:p>0.0072012186677745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string">
                <text:p>Março_17</text:p>
              </table:table-cell>
              <table:table-cell office:value-type="float" office:value="0.0137100124636477">
                <text:p>0.0137100124636477</text:p>
              </table:table-cell>
              <table:table-cell office:value-type="float" office:value="0.00710900473933649">
                <text:p>0.00710900473933649</text:p>
              </table:table-cell>
            </table:table-row>
            <table:table-row>
              <table:table-cell office:value-type="string">
                <text:p>Abril_17</text:p>
              </table:table-cell>
              <table:table-cell office:value-type="float" office:value="0.0174491067719152">
                <text:p>0.0174491067719152</text:p>
              </table:table-cell>
              <table:table-cell office:value-type="float" office:value="0.0106635071090047">
                <text:p>0.0106635071090047</text:p>
              </table:table-cell>
            </table:table-row>
            <table:table-row>
              <table:table-cell office:value-type="string">
                <text:p>Maio_17</text:p>
              </table:table-cell>
              <table:table-cell office:value-type="float" office:value="0.0195263813876194">
                <text:p>0.0195263813876194</text:p>
              </table:table-cell>
              <table:table-cell office:value-type="float" office:value="0.0106635071090047">
                <text:p>0.0106635071090047</text:p>
              </table:table-cell>
            </table:table-row>
            <table:table-row>
              <table:table-cell office:value-type="string">
                <text:p>Junho_17</text:p>
              </table:table-cell>
              <table:table-cell office:value-type="float" office:value="0.0250657803628306">
                <text:p>0.0250657803628306</text:p>
              </table:table-cell>
              <table:table-cell office:value-type="float" office:value="0.033175355450237">
                <text:p>0.033175355450237</text:p>
              </table:table-cell>
            </table:table-row>
            <table:table-row>
              <table:table-cell office:value-type="string">
                <text:p>Julho_17</text:p>
              </table:table-cell>
              <table:table-cell office:value-type="float" office:value="0.0199418363107603">
                <text:p>0.0199418363107603</text:p>
              </table:table-cell>
              <table:table-cell office:value-type="float" office:value="0.0296208530805687">
                <text:p>0.0296208530805687</text:p>
              </table:table-cell>
            </table:table-row>
            <table:table-row>
              <table:table-cell office:value-type="string">
                <text:p>Agosto_17</text:p>
              </table:table-cell>
              <table:table-cell office:value-type="float" office:value="0.0209112311314222">
                <text:p>0.0209112311314222</text:p>
              </table:table-cell>
              <table:table-cell office:value-type="float" office:value="0.0201421800947867">
                <text:p>0.0201421800947867</text:p>
              </table:table-cell>
            </table:table-row>
            <table:table-row>
              <table:table-cell office:value-type="string">
                <text:p>Setembro_17</text:p>
              </table:table-cell>
              <table:table-cell office:value-type="float" office:value="0.0290818446198587">
                <text:p>0.0290818446198587</text:p>
              </table:table-cell>
              <table:table-cell office:value-type="float" office:value="0.0225118483412322">
                <text:p>0.0225118483412322</text:p>
              </table:table-cell>
            </table:table-row>
            <table:table-row>
              <table:table-cell office:value-type="string">
                <text:p>Outubro_17</text:p>
              </table:table-cell>
              <table:table-cell office:value-type="float" office:value="0.0437612519041684">
                <text:p>0.0437612519041684</text:p>
              </table:table-cell>
              <table:table-cell office:value-type="float" office:value="0.0296208530805687">
                <text:p>0.0296208530805687</text:p>
              </table:table-cell>
            </table:table-row>
            <table:table-row>
              <table:table-cell office:value-type="string">
                <text:p>Novembro_17</text:p>
              </table:table-cell>
              <table:table-cell office:value-type="float" office:value="0.145132253150533">
                <text:p>0.145132253150533</text:p>
              </table:table-cell>
              <table:table-cell office:value-type="float" office:value="0.138625592417062">
                <text:p>0.138625592417062</text:p>
              </table:table-cell>
            </table:table-row>
            <table:table-row>
              <table:table-cell office:value-type="string">
                <text:p>Dezembro_17</text:p>
              </table:table-cell>
              <table:table-cell office:value-type="float" office:value="0.112865254119928">
                <text:p>0.112865254119928</text:p>
              </table:table-cell>
              <table:table-cell office:value-type="float" office:value="0.21563981042654">
                <text:p>0.21563981042654</text:p>
              </table:table-cell>
            </table:table-row>
            <table:table-row>
              <table:table-cell office:value-type="string">
                <text:p>Janeiro_18</text:p>
              </table:table-cell>
              <table:table-cell office:value-type="float" office:value="0.0857221991413932">
                <text:p>0.0857221991413932</text:p>
              </table:table-cell>
              <table:table-cell office:value-type="float" office:value="0.116113744075829">
                <text:p>0.116113744075829</text:p>
              </table:table-cell>
            </table:table-row>
            <table:table-row>
              <table:table-cell office:value-type="string">
                <text:p>Fevereiro_18</text:p>
              </table:table-cell>
              <table:table-cell office:value-type="float" office:value="0.0746434011909708">
                <text:p>0.0746434011909708</text:p>
              </table:table-cell>
              <table:table-cell office:value-type="float" office:value="0.0651658767772512">
                <text:p>0.0651658767772512</text:p>
              </table:table-cell>
            </table:table-row>
            <table:table-row>
              <table:table-cell office:value-type="string">
                <text:p>Março_18</text:p>
              </table:table-cell>
              <table:table-cell office:value-type="float" office:value="0.0815676499099848">
                <text:p>0.0815676499099848</text:p>
              </table:table-cell>
              <table:table-cell office:value-type="float" office:value="0.0675355450236967">
                <text:p>0.0675355450236967</text:p>
              </table:table-cell>
            </table:table-row>
            <table:table-row>
              <table:table-cell office:value-type="string">
                <text:p>Abril_18</text:p>
              </table:table-cell>
              <table:table-cell office:value-type="float" office:value="0.106633430272815">
                <text:p>0.106633430272815</text:p>
              </table:table-cell>
              <table:table-cell office:value-type="float" office:value="0.0521327014218009">
                <text:p>0.0521327014218009</text:p>
              </table:table-cell>
            </table:table-row>
            <table:table-row>
              <table:table-cell office:value-type="string">
                <text:p>Maio_18</text:p>
              </table:table-cell>
              <table:table-cell office:value-type="float" office:value="0.12380556709597">
                <text:p>0.12380556709597</text:p>
              </table:table-cell>
              <table:table-cell office:value-type="float" office:value="0.105450236966825">
                <text:p>0.105450236966825</text:p>
              </table:table-cell>
            </table:table-row>
            <table:table-row>
              <table:table-cell office:value-type="string">
                <text:p>Junho_18</text:p>
              </table:table-cell>
              <table:table-cell office:value-type="float" office:value="0.0260351751834926">
                <text:p>0.0260351751834926</text:p>
              </table:table-cell>
              <table:table-cell office:value-type="float" office:value="0.0260663507109005">
                <text:p>0.026066350710900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loext:label-stroke-color="#3465a4" chart:link-data-style-to-source="true" chart:data-label-number="value" chart:data-label-text="false" chart:data-label-symbol="false" chart:label-position="outside"/>
      <style:graphic-properties draw:stroke="none" draw:fill-color="#004586" dr3d:edge-rounding="5%"/>
      <style:text-properties fo:color="#000000" fo:font-size="12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66cm" svg:height="12.856cm" xlink:href=".." xlink:type="simple" chart:class="chart:circle" chart:style-name="ch1">
        <chart:title svg:x="5.099cm" svg:y="0.392cm" chart:style-name="ch2">
          <text:p>Período de Assinaturas Premium após cadastro</text:p>
        </chart:title>
        <chart:legend chart:legend-position="end" svg:x="18.038cm" svg:y="3.623cm" style:legend-expansion="high" chart:style-name="ch3"/>
        <chart:plot-area chart:style-name="ch4" table:cell-range-address="'Questão 1'.A76:'Questão 1'.A85 'Questão 1'.C76:'Questão 1'.C85" chart:data-source-has-labels="column" svg:x="0.433cm" svg:y="1.55cm" svg:width="17.172cm" svg:height="11.049cm">
          <chartooo:coordinate-region svg:x="3.629cm" svg:y="1.718cm" svg:width="10.881cm" svg:height="10.881cm"/>
          <chart:axis chart:dimension="x" chart:name="primary-x" chart:style-name="ch5" chartooo:axis-type="auto">
            <chartooo:date-scale/>
            <chart:categories table:cell-range-address="'Questão 1'.A76:'Questão 1'.A8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uestão 1'.C76:'Questão 1'.C8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 a 5 dias</text:p>
                <draw:g>
                  <svg:desc>'Questão 1'.A76:'Questão 1'.A85</svg:desc>
                </draw:g>
              </table:table-cell>
              <table:table-cell office:value-type="float" office:value="0.552396166134185">
                <text:p>0.552396166134185</text:p>
                <draw:g>
                  <svg:desc>'Questão 1'.C76:'Questão 1'.C85</svg:desc>
                </draw:g>
              </table:table-cell>
            </table:table-row>
            <table:table-row>
              <table:table-cell office:value-type="string">
                <text:p>5 a 10 dias</text:p>
              </table:table-cell>
              <table:table-cell office:value-type="float" office:value="0.0405750798722045">
                <text:p>0.0405750798722045</text:p>
              </table:table-cell>
            </table:table-row>
            <table:table-row>
              <table:table-cell office:value-type="string">
                <text:p>10 a 15 dias</text:p>
              </table:table-cell>
              <table:table-cell office:value-type="float" office:value="0.0253993610223642">
                <text:p>0.0253993610223642</text:p>
              </table:table-cell>
            </table:table-row>
            <table:table-row>
              <table:table-cell office:value-type="string">
                <text:p>15 a 30 dias</text:p>
              </table:table-cell>
              <table:table-cell office:value-type="float" office:value="0.0313099041533546">
                <text:p>0.0313099041533546</text:p>
              </table:table-cell>
            </table:table-row>
            <table:table-row>
              <table:table-cell office:value-type="string">
                <text:p>30 a 60 dias</text:p>
              </table:table-cell>
              <table:table-cell office:value-type="float" office:value="0.00958466453674121">
                <text:p>0.00958466453674121</text:p>
              </table:table-cell>
            </table:table-row>
            <table:table-row>
              <table:table-cell office:value-type="string">
                <text:p>60 a 90 dias</text:p>
              </table:table-cell>
              <table:table-cell office:value-type="float" office:value="0.00591054313099042">
                <text:p>0.00591054313099042</text:p>
              </table:table-cell>
            </table:table-row>
            <table:table-row>
              <table:table-cell office:value-type="string">
                <text:p>90 a 120 dias</text:p>
              </table:table-cell>
              <table:table-cell office:value-type="float" office:value="0.028594249201278">
                <text:p>0.028594249201278</text:p>
              </table:table-cell>
            </table:table-row>
            <table:table-row>
              <table:table-cell office:value-type="string">
                <text:p>120 a 150 dias</text:p>
              </table:table-cell>
              <table:table-cell office:value-type="float" office:value="0.060223642172524">
                <text:p>0.060223642172524</text:p>
              </table:table-cell>
            </table:table-row>
            <table:table-row>
              <table:table-cell office:value-type="string">
                <text:p>150 a 180 dias</text:p>
              </table:table-cell>
              <table:table-cell office:value-type="float" office:value="0.0932907348242811">
                <text:p>0.0932907348242811</text:p>
              </table:table-cell>
            </table:table-row>
            <table:table-row>
              <table:table-cell office:value-type="string">
                <text:p>Maior que 180</text:p>
              </table:table-cell>
              <table:table-cell office:value-type="float" office:value="0.121405750798722">
                <text:p>0.12140575079872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34cm" svg:height="10.557cm" xlink:href=".." xlink:type="simple" chart:class="chart:bar" chart:style-name="ch1">
        <chart:title svg:x="8.274cm" svg:y="0.347cm" chart:style-name="ch2">
          <text:p>Acessos</text:p>
        </chart:title>
        <chart:plot-area chart:style-name="ch3" table:cell-range-address="'Sessions.json'.B29:'Sessions.json'.B45 'Sessions.json'.D29:'Sessions.json'.D45" chart:data-source-has-labels="column" svg:x="1.252cm" svg:y="1.019cm" svg:width="16.611cm" svg:height="9.29cm">
          <chartooo:coordinate-region svg:x="2.746cm" svg:y="1.245cm" svg:width="15.117cm" svg:height="6.606cm"/>
          <chart:axis chart:dimension="x" chart:name="primary-x" chart:style-name="ch4" chartooo:axis-type="auto">
            <chartooo:date-scale/>
            <chart:categories table:cell-range-address="'Sessions.json'.B29:'Sessions.json'.B45"/>
          </chart:axis>
          <chart:axis chart:dimension="y" chart:name="primary-y" chart:style-name="ch5">
            <chart:title svg:x="0.537cm" svg:y="5.177cm" chart:style-name="ch6">
              <text:p>Percentual</text:p>
            </chart:title>
            <chart:grid chart:style-name="ch7" chart:class="major"/>
          </chart:axis>
          <chart:series chart:style-name="ch8" chart:values-cell-range-address="'Sessions.json'.D29:'Sessions.json'.D45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Fevereiro_17</text:p>
                <draw:g>
                  <svg:desc>'Sessions.json'.B29:'Sessions.json'.B45</svg:desc>
                </draw:g>
              </table:table-cell>
              <table:table-cell office:value-type="float" office:value="0.00881876571588679">
                <text:p>0.00881876571588679</text:p>
                <draw:g>
                  <svg:desc>'Sessions.json'.D29:'Sessions.json'.D45</svg:desc>
                </draw:g>
              </table:table-cell>
            </table:table-row>
            <table:table-row>
              <table:table-cell office:value-type="string">
                <text:p>Março_17</text:p>
              </table:table-cell>
              <table:table-cell office:value-type="float" office:value="0.0306712640326161">
                <text:p>0.0306712640326161</text:p>
              </table:table-cell>
            </table:table-row>
            <table:table-row>
              <table:table-cell office:value-type="string">
                <text:p>Abril_17</text:p>
              </table:table-cell>
              <table:table-cell office:value-type="float" office:value="0.0423733901714148">
                <text:p>0.0423733901714148</text:p>
              </table:table-cell>
            </table:table-row>
            <table:table-row>
              <table:table-cell office:value-type="string">
                <text:p>Maio_17</text:p>
              </table:table-cell>
              <table:table-cell office:value-type="float" office:value="0.0608800753647801">
                <text:p>0.0608800753647801</text:p>
              </table:table-cell>
            </table:table-row>
            <table:table-row>
              <table:table-cell office:value-type="string">
                <text:p>Junho_17</text:p>
              </table:table-cell>
              <table:table-cell office:value-type="float" office:value="0.079621203349101">
                <text:p>0.079621203349101</text:p>
              </table:table-cell>
            </table:table-row>
            <table:table-row>
              <table:table-cell office:value-type="string">
                <text:p>Julho_17</text:p>
              </table:table-cell>
              <table:table-cell office:value-type="float" office:value="0.0270938671767227">
                <text:p>0.0270938671767227</text:p>
              </table:table-cell>
            </table:table-row>
            <table:table-row>
              <table:table-cell office:value-type="string">
                <text:p>Agosto_17</text:p>
              </table:table-cell>
              <table:table-cell office:value-type="float" office:value="0.0502064954948387">
                <text:p>0.0502064954948387</text:p>
              </table:table-cell>
            </table:table-row>
            <table:table-row>
              <table:table-cell office:value-type="string">
                <text:p>Setembro_17</text:p>
              </table:table-cell>
              <table:table-cell office:value-type="float" office:value="0.0883684926043306">
                <text:p>0.0883684926043306</text:p>
              </table:table-cell>
            </table:table-row>
            <table:table-row>
              <table:table-cell office:value-type="string">
                <text:p>Outubro_17</text:p>
              </table:table-cell>
              <table:table-cell office:value-type="float" office:value="0.103477901622659">
                <text:p>0.103477901622659</text:p>
              </table:table-cell>
            </table:table-row>
            <table:table-row>
              <table:table-cell office:value-type="string">
                <text:p>Novembro_17</text:p>
              </table:table-cell>
              <table:table-cell office:value-type="float" office:value="0.20138778696012">
                <text:p>0.20138778696012</text:p>
              </table:table-cell>
            </table:table-row>
            <table:table-row>
              <table:table-cell office:value-type="string">
                <text:p>Dezembro_17</text:p>
              </table:table-cell>
              <table:table-cell office:value-type="float" office:value="0.0611223805664081">
                <text:p>0.0611223805664081</text:p>
              </table:table-cell>
            </table:table-row>
            <table:table-row>
              <table:table-cell office:value-type="string">
                <text:p>Janeiro_18</text:p>
              </table:table-cell>
              <table:table-cell office:value-type="float" office:value="0.0147598891257142">
                <text:p>0.0147598891257142</text:p>
              </table:table-cell>
            </table:table-row>
            <table:table-row>
              <table:table-cell office:value-type="string">
                <text:p>Fevereiro_18</text:p>
              </table:table-cell>
              <table:table-cell office:value-type="float" office:value="0.0212463779303562">
                <text:p>0.0212463779303562</text:p>
              </table:table-cell>
            </table:table-row>
            <table:table-row>
              <table:table-cell office:value-type="string">
                <text:p>Março_18</text:p>
              </table:table-cell>
              <table:table-cell office:value-type="float" office:value="0.0467670482080137">
                <text:p>0.0467670482080137</text:p>
              </table:table-cell>
            </table:table-row>
            <table:table-row>
              <table:table-cell office:value-type="string">
                <text:p>Abril_18</text:p>
              </table:table-cell>
              <table:table-cell office:value-type="float" office:value="0.0695637505700248">
                <text:p>0.0695637505700248</text:p>
              </table:table-cell>
            </table:table-row>
            <table:table-row>
              <table:table-cell office:value-type="string">
                <text:p>Maio_18</text:p>
              </table:table-cell>
              <table:table-cell office:value-type="float" office:value="0.0740067273644771">
                <text:p>0.0740067273644771</text:p>
              </table:table-cell>
            </table:table-row>
            <table:table-row>
              <table:table-cell office:value-type="string">
                <text:p>Junho_18</text:p>
              </table:table-cell>
              <table:table-cell office:value-type="float" office:value="0.0196345837425361">
                <text:p>0.01963458374253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loext:label-stroke-color="#3465a4" chart:link-data-style-to-source="true" chart:data-label-number="value" chart:data-label-text="false" chart:data-label-symbol="false" chart:label-position="outside"/>
      <style:graphic-properties draw:stroke="none" draw:fill-color="#00aaad" dr3d:edge-rounding="5%"/>
      <style:text-properties fo:font-size="12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557cm" svg:y="0.077cm" chart:style-name="ch2">
          <text:p>Tipos de Planos</text:p>
        </chart:title>
        <chart:legend svg:x="12.188cm" svg:y="4.005cm" style:legend-expansion="custom" chartooo:width="2.01cm" chartooo:height="1.202cm" style:legend-expansion-aspect-ratio="1.67221297836938" chart:style-name="ch3"/>
        <chart:plot-area chart:style-name="ch4" table:cell-range-address="'premiuṃ_payments.json_cancellation.json'.A4:'premiuṃ_payments.json_cancellation.json'.A5 'premiuṃ_payments.json_cancellation.json'.C4:'premiuṃ_payments.json_cancellation.json'.C5" chart:data-source-has-labels="column" svg:x="4.165cm" svg:y="0.909cm" svg:width="6.912cm" svg:height="8.042cm">
          <chartooo:coordinate-region svg:x="4.165cm" svg:y="1.475cm" svg:width="6.912cm" svg:height="6.912cm"/>
          <chart:axis chart:dimension="x" chart:name="primary-x" chart:style-name="ch5" chartooo:axis-type="auto">
            <chartooo:date-scale/>
            <chart:categories table:cell-range-address="'premiuṃ_payments.json_cancellation.json'.A4:'premiuṃ_payments.json_cancellation.json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emiuṃ_payments.json_cancellation.json'.C4:'premiuṃ_payments.json_cancellation.json'.C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ensal</text:p>
                <draw:g>
                  <svg:desc>'premiuṃ_payments.json_cancellation.json'.A4:'premiuṃ_payments.json_cancellation.json'.A5</svg:desc>
                </draw:g>
              </table:table-cell>
              <table:table-cell office:value-type="float" office:value="0.95519516217702">
                <text:p>0.95519516217702</text:p>
                <draw:g>
                  <svg:desc>'premiuṃ_payments.json_cancellation.json'.C4:'premiuṃ_payments.json_cancellation.json'.C5</svg:desc>
                </draw:g>
              </table:table-cell>
            </table:table-row>
            <table:table-row>
              <table:table-cell office:value-type="string">
                <text:p>Anual</text:p>
              </table:table-cell>
              <table:table-cell office:value-type="float" office:value="0.0448048378229797">
                <text:p>0.044804837822979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loext:label-stroke-color="#3465a4" chart:link-data-style-to-source="true" chart:data-label-number="value" chart:data-label-text="false" chart:data-label-symbol="false" chart:label-position="outside"/>
      <style:graphic-properties draw:stroke="none" draw:fill-color="#c7a0cb" dr3d:edge-rounding="5%"/>
      <style:text-properties fo:color="#000000" fo:font-size="12pt" style:font-size-asian="10pt" style:font-size-complex="10pt"/>
    </style:style>
    <style:style style:name="ch9" style:family="chart">
      <style:chart-properties chart:solid-type="cuboid"/>
      <style:graphic-properties draw:fill-color="#add58a"/>
    </style:style>
    <style:style style:name="ch10" style:family="chart">
      <style:chart-properties chart:solid-type="cuboid"/>
      <style:graphic-properties draw:fill-color="#ce181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1cm" svg:height="8.049cm" xlink:href=".." xlink:type="simple" chart:class="chart:circle" chart:style-name="ch1">
        <chart:title svg:x="2.449cm" svg:y="0.296cm" chart:style-name="ch2">
          <text:p>Avaliações</text:p>
        </chart:title>
        <chart:legend chart:legend-position="end" svg:x="9.637cm" svg:y="3.423cm" style:legend-expansion="high" chart:style-name="ch3"/>
        <chart:plot-area chart:style-name="ch4" table:cell-range-address="'filesviews.json_etc'.A38:'filesviews.json_etc'.A39 'filesviews.json_etc'.C38:'filesviews.json_etc'.C39" chart:data-source-has-labels="column" svg:x="3.117cm" svg:y="0.904cm" svg:width="5.417cm" svg:height="6.575cm">
          <chartooo:coordinate-region svg:x="3.117cm" svg:y="1.484cm" svg:width="5.418cm" svg:height="5.418cm"/>
          <chart:axis chart:dimension="x" chart:name="primary-x" chart:style-name="ch5" chartooo:axis-type="auto">
            <chartooo:date-scale/>
            <chart:categories table:cell-range-address="'filesviews.json_etc'.A38:'filesviews.json_etc'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lesviews.json_etc'.C38:'filesviews.json_etc'.C3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likes</text:p>
                <draw:g>
                  <svg:desc>'filesviews.json_etc'.A38:'filesviews.json_etc'.A39</svg:desc>
                </draw:g>
              </table:table-cell>
              <table:table-cell office:value-type="float" office:value="0.960594635556512">
                <text:p>0.960594635556512</text:p>
                <draw:g>
                  <svg:desc>'filesviews.json_etc'.C38:'filesviews.json_etc'.C39</svg:desc>
                </draw:g>
              </table:table-cell>
            </table:table-row>
            <table:table-row>
              <table:table-cell office:value-type="string">
                <text:p>dislikes</text:p>
              </table:table-cell>
              <table:table-cell office:value-type="float" office:value="0.0394053644434881">
                <text:p>0.03940536444348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2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602cm" svg:height="6.614cm" xlink:href=".." xlink:type="simple" chart:class="chart:circle" chart:style-name="ch1">
        <chart:title svg:x="2.522cm" svg:y="0.268cm" chart:style-name="ch2">
          <text:p>Login (Signup Source)</text:p>
        </chart:title>
        <chart:legend svg:x="7.059cm" svg:y="4.825cm" style:legend-expansion="custom" chartooo:width="2.542cm" chartooo:height="1.655cm" style:legend-expansion-aspect-ratio="1.53595166163142" chart:style-name="ch3"/>
        <chart:plot-area chart:style-name="ch4" table:cell-range-address="'Students.json'.A5:'Students.json'.A7 'Students.json'.C5:'Students.json'.C7" chart:data-source-has-labels="column" svg:x="0.192cm" svg:y="1.179cm" svg:width="9.218cm" svg:height="5.303cm">
          <chartooo:coordinate-region svg:x="2.15cm" svg:y="1.18cm" svg:width="5.302cm" svg:height="5.302cm"/>
          <chart:axis chart:dimension="x" chart:name="primary-x" chart:style-name="ch5" chartooo:axis-type="auto">
            <chartooo:date-scale/>
            <chart:categories table:cell-range-address="'Students.json'.A5:'Students.json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tudents.json'.C5:'Students.json'.C7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acebook</text:p>
                <draw:g>
                  <svg:desc>'Students.json'.A5:'Students.json'.A7</svg:desc>
                </draw:g>
              </table:table-cell>
              <table:table-cell office:value-type="float" office:value="0.502516666666667">
                <text:p>0.502516666666667</text:p>
                <draw:g>
                  <svg:desc>'Students.json'.C5:'Students.json'.C7</svg:desc>
                </draw:g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0.325916666666667">
                <text:p>0.325916666666667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0.171566666666667">
                <text:p>0.1715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5cm" svg:height="8.156cm" xlink:href=".." xlink:type="simple" chart:class="chart:bar" chart:style-name="ch1">
        <chart:title svg:x="4.931cm" svg:y="0.299cm" chart:style-name="ch2">
          <text:p>5 Maiores Universidades</text:p>
        </chart:title>
        <chart:plot-area chart:style-name="ch3" table:cell-range-address="'Students.json'.F5:'Students.json'.F9 'Students.json'.H5:'Students.json'.H9" chart:data-source-has-labels="column" svg:x="1.149cm" svg:y="0.937cm" svg:width="13.496cm" svg:height="7.017cm">
          <chartooo:coordinate-region svg:x="2.247cm" svg:y="1.163cm" svg:width="12.398cm" svg:height="6.091cm"/>
          <chart:axis chart:dimension="x" chart:name="primary-x" chart:style-name="ch4" chartooo:axis-type="auto">
            <chartooo:date-scale/>
            <chart:categories table:cell-range-address="'Students.json'.F5:'Students.json'.F9"/>
          </chart:axis>
          <chart:axis chart:dimension="y" chart:name="primary-y" chart:style-name="ch5">
            <chart:title svg:x="0.146cm" svg:y="5.54cm" chart:style-name="ch6">
              <text:p>Percentual</text:p>
            </chart:title>
            <chart:grid chart:style-name="ch7" chart:class="major"/>
          </chart:axis>
          <chart:series chart:style-name="ch8" chart:values-cell-range-address="'Students.json'.H5:'Students.json'.H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Estácio</text:p>
                <draw:g>
                  <svg:desc>'Students.json'.F5:'Students.json'.F9</svg:desc>
                </draw:g>
              </table:table-cell>
              <table:table-cell office:value-type="float" office:value="0.14865">
                <text:p>0.14865</text:p>
                <draw:g>
                  <svg:desc>'Students.json'.H5:'Students.json'.H9</svg:desc>
                </draw:g>
              </table:table-cell>
            </table:table-row>
            <table:table-row>
              <table:table-cell office:value-type="string">
                <text:p>UNIP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string">
                <text:p>UNOPAR</text:p>
              </table:table-cell>
              <table:table-cell office:value-type="float" office:value="0.0297333333333333">
                <text:p>0.0297333333333333</text:p>
              </table:table-cell>
            </table:table-row>
            <table:table-row>
              <table:table-cell office:value-type="string">
                <text:p>UNINTER</text:p>
              </table:table-cell>
              <table:table-cell office:value-type="float" office:value="0.0296666666666667">
                <text:p>0.0296666666666667</text:p>
              </table:table-cell>
            </table:table-row>
            <table:table-row>
              <table:table-cell office:value-type="string">
                <text:p>Estácio EAD</text:p>
              </table:table-cell>
              <table:table-cell office:value-type="float" office:value="0.0241">
                <text:p>0.02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5 Maiores Estados</text:p>
        </chart:title>
        <chart:plot-area chart:style-name="ch3" table:cell-range-address="'Students.json'.B33:'Students.json'.B37 'Students.json'.D33:'Students.json'.D37" chart:data-source-has-labels="column" svg:x="0.73cm" svg:y="1.042cm" svg:width="15.267cm" svg:height="7.774cm">
          <chartooo:coordinate-region svg:x="1.828cm" svg:y="1.269cm" svg:width="14.169cm" svg:height="6.847cm"/>
          <chart:axis chart:dimension="x" chart:name="primary-x" chart:style-name="ch4" chartooo:axis-type="auto">
            <chartooo:date-scale/>
            <chart:categories table:cell-range-address="'Students.json'.B33:'Students.json'.B37"/>
          </chart:axis>
          <chart:axis chart:dimension="y" chart:name="primary-y" chart:style-name="ch5">
            <chart:title svg:x="0cm" svg:y="6.024cm" chart:style-name="ch6">
              <text:p>Percentual</text:p>
            </chart:title>
            <chart:grid chart:style-name="ch7" chart:class="major"/>
          </chart:axis>
          <chart:series chart:style-name="ch8" chart:values-cell-range-address="'Students.json'.D33:'Students.json'.D3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io de Janeiro</text:p>
                <draw:g>
                  <svg:desc>'Students.json'.B33:'Students.json'.B37</svg:desc>
                </draw:g>
              </table:table-cell>
              <table:table-cell office:value-type="float" office:value="0.0866833333333333">
                <text:p>0.0866833333333333</text:p>
                <draw:g>
                  <svg:desc>'Students.json'.D33:'Students.json'.D37</svg:desc>
                </draw:g>
              </table:table-cell>
            </table:table-row>
            <table:table-row>
              <table:table-cell office:value-type="string">
                <text:p>São Paulo</text:p>
              </table:table-cell>
              <table:table-cell office:value-type="float" office:value="0.06455">
                <text:p>0.06455</text:p>
              </table:table-cell>
            </table:table-row>
            <table:table-row>
              <table:table-cell office:value-type="string">
                <text:p>Minas Gerais</text:p>
              </table:table-cell>
              <table:table-cell office:value-type="float" office:value="0.0393833333333333">
                <text:p>0.0393833333333333</text:p>
              </table:table-cell>
            </table:table-row>
            <table:table-row>
              <table:table-cell office:value-type="string">
                <text:p>Paraná</text:p>
              </table:table-cell>
              <table:table-cell office:value-type="float" office:value="0.02325">
                <text:p>0.02325</text:p>
              </table:table-cell>
            </table:table-row>
            <table:table-row>
              <table:table-cell office:value-type="string">
                <text:p>Bahia</text:p>
              </table:table-cell>
              <table:table-cell office:value-type="float" office:value="0.0219">
                <text:p>0.02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004cm" xlink:href=".." xlink:type="simple" chart:class="chart:bar" chart:style-name="ch1">
        <chart:title svg:x="6.056cm" svg:y="0.316cm" chart:style-name="ch2">
          <text:p>5 Maiores Cidades</text:p>
        </chart:title>
        <chart:plot-area chart:style-name="ch3" table:cell-range-address="'Students.json'.H33:'Students.json'.H37 'Students.json'.J33:'Students.json'.J37" chart:data-source-has-labels="column" svg:x="1.085cm" svg:y="0.913cm" svg:width="14.404cm" svg:height="7.756cm">
          <chartooo:coordinate-region svg:x="1.945cm" svg:y="1.139cm" svg:width="13.544cm" svg:height="6.83cm"/>
          <chart:axis chart:dimension="x" chart:name="primary-x" chart:style-name="ch4" chartooo:axis-type="auto">
            <chartooo:date-scale/>
            <chart:categories table:cell-range-address="'Students.json'.H33:'Students.json'.H37"/>
          </chart:axis>
          <chart:axis chart:dimension="y" chart:name="primary-y" chart:style-name="ch5">
            <chart:title svg:x="0.062cm" svg:y="5.886cm" chart:style-name="ch6">
              <text:p>Percentual</text:p>
            </chart:title>
            <chart:grid chart:style-name="ch7" chart:class="major"/>
          </chart:axis>
          <chart:series chart:style-name="ch8" chart:values-cell-range-address="'Students.json'.J33:'Students.json'.J3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Rio de Janeiro</text:p>
                <draw:g>
                  <svg:desc>'Students.json'.H33:'Students.json'.H37</svg:desc>
                </draw:g>
              </table:table-cell>
              <table:table-cell office:value-type="float" office:value="0.04095">
                <text:p>0.04095</text:p>
                <draw:g>
                  <svg:desc>'Students.json'.J33:'Students.json'.J37</svg:desc>
                </draw:g>
              </table:table-cell>
            </table:table-row>
            <table:table-row>
              <table:table-cell office:value-type="string">
                <text:p>São Paulo</text:p>
              </table:table-cell>
              <table:table-cell office:value-type="float" office:value="0.0193666666666667">
                <text:p>0.0193666666666667</text:p>
              </table:table-cell>
            </table:table-row>
            <table:table-row>
              <table:table-cell office:value-type="string">
                <text:p>Salvador</text:p>
              </table:table-cell>
              <table:table-cell office:value-type="float" office:value="0.0103833333333333">
                <text:p>0.0103833333333333</text:p>
              </table:table-cell>
            </table:table-row>
            <table:table-row>
              <table:table-cell office:value-type="string">
                <text:p>Belo Horizonte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Fortaleza</text:p>
              </table:table-cell>
              <table:table-cell office:value-type="float" office:value="0.00761666666666667">
                <text:p>0.00761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85cm" svg:height="8.262cm" xlink:href=".." xlink:type="simple" chart:class="chart:bar" chart:style-name="ch1">
        <chart:title svg:x="6.213cm" svg:y="0.301cm" chart:style-name="ch2">
          <text:p>Cursos com mais acessos</text:p>
        </chart:title>
        <chart:plot-area chart:style-name="ch3" table:cell-range-address="'Students.json'.L5:'Students.json'.L9 'Students.json'.N5:'Students.json'.N9" chart:data-source-has-labels="column" svg:x="1.065cm" svg:y="0.859cm" svg:width="16.459cm" svg:height="7.234cm">
          <chartooo:coordinate-region svg:x="2.163cm" svg:y="1.085cm" svg:width="15.361cm" svg:height="6.308cm"/>
          <chart:axis chart:dimension="x" chart:name="primary-x" chart:style-name="ch4" chartooo:axis-type="auto">
            <chartooo:date-scale/>
            <chart:categories table:cell-range-address="'Students.json'.L5:'Students.json'.L9"/>
          </chart:axis>
          <chart:axis chart:dimension="y" chart:name="primary-y" chart:style-name="ch5">
            <chart:title svg:x="0.004cm" svg:y="5.571cm" chart:style-name="ch6">
              <text:p>Percentual</text:p>
            </chart:title>
            <chart:grid chart:style-name="ch7" chart:class="major"/>
          </chart:axis>
          <chart:series chart:style-name="ch8" chart:values-cell-range-address="'Students.json'.N5:'Students.json'.N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Direito</text:p>
                <draw:g>
                  <svg:desc>'Students.json'.L5:'Students.json'.L9</svg:desc>
                </draw:g>
              </table:table-cell>
              <table:table-cell office:value-type="float" office:value="0.164366666666667">
                <text:p>0.164366666666667</text:p>
                <draw:g>
                  <svg:desc>'Students.json'.N5:'Students.json'.N9</svg:desc>
                </draw:g>
              </table:table-cell>
            </table:table-row>
            <table:table-row>
              <table:table-cell office:value-type="string">
                <text:p>Administração</text:p>
              </table:table-cell>
              <table:table-cell office:value-type="float" office:value="0.0683166666666667">
                <text:p>0.0683166666666667</text:p>
              </table:table-cell>
            </table:table-row>
            <table:table-row>
              <table:table-cell office:value-type="string">
                <text:p>Engenharia civil</text:p>
              </table:table-cell>
              <table:table-cell office:value-type="float" office:value="0.05975">
                <text:p>0.05975</text:p>
              </table:table-cell>
            </table:table-row>
            <table:table-row>
              <table:table-cell office:value-type="string">
                <text:p>Contabilidade</text:p>
              </table:table-cell>
              <table:table-cell office:value-type="float" office:value="0.0457333333333333">
                <text:p>0.0457333333333333</text:p>
              </table:table-cell>
            </table:table-row>
            <table:table-row>
              <table:table-cell office:value-type="string">
                <text:p>Pedagogia</text:p>
              </table:table-cell>
              <table:table-cell office:value-type="float" office:value="0.0437833333333333">
                <text:p>0.04378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49cm" svg:height="11.343cm" xlink:href="." xlink:type="simple" chart:class="chart:bar" chart:style-name="ch1">
        <chart:title svg:x="8.677cm" svg:y="0.362cm" chart:style-name="ch2">
          <text:p>Disciplinas Seguidas</text:p>
        </chart:title>
        <chart:plot-area chart:style-name="ch3" chart:data-source-has-labels="both" svg:x="1.066cm" svg:y="1.139cm" svg:width="20.143cm" svg:height="10.234cm">
          <chartooo:coordinate-region svg:x="2.087cm" svg:y="1.365cm" svg:width="19.122cm" svg:height="5.604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title svg:x="0.361cm" svg:y="5.022cm" chart:style-name="ch6">
              <text:p>Percentual</text:p>
            </chart:title>
            <chart:grid chart:style-name="ch7" chart:class="major"/>
          </chart:axis>
          <chart:series chart:style-name="ch8" chart:values-cell-range-address="local-table.$B$2:.$B$16" chart:label-cell-address="local-table.$B$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Bioquímica</text:p>
              </table:table-cell>
              <table:table-cell office:value-type="float" office:value="0.0704833333333333">
                <text:p>0.0704833333333333</text:p>
              </table:table-cell>
            </table:table-row>
            <table:table-row>
              <table:table-cell office:value-type="string">
                <text:p>Cálculo I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Anatomia Humana</text:p>
              </table:table-cell>
              <table:table-cell office:value-type="float" office:value="0.0664833333333333">
                <text:p>0.0664833333333333</text:p>
              </table:table-cell>
            </table:table-row>
            <table:table-row>
              <table:table-cell office:value-type="string">
                <text:p>Direito Constitucional</text:p>
              </table:table-cell>
              <table:table-cell office:value-type="float" office:value="0.0654666666666667">
                <text:p>0.0654666666666667</text:p>
              </table:table-cell>
            </table:table-row>
            <table:table-row>
              <table:table-cell office:value-type="string">
                <text:p>Matemática Financeira</text:p>
              </table:table-cell>
              <table:table-cell office:value-type="float" office:value="0.0569666666666667">
                <text:p>0.0569666666666667</text:p>
              </table:table-cell>
            </table:table-row>
            <table:table-row>
              <table:table-cell office:value-type="string">
                <text:p>Física I</text:p>
              </table:table-cell>
              <table:table-cell office:value-type="float" office:value="0.0515166666666667">
                <text:p>0.0515166666666667</text:p>
              </table:table-cell>
            </table:table-row>
            <table:table-row>
              <table:table-cell office:value-type="string">
                <text:p>Direito Penal I</text:p>
              </table:table-cell>
              <table:table-cell office:value-type="float" office:value="0.0494666666666667">
                <text:p>0.0494666666666667</text:p>
              </table:table-cell>
            </table:table-row>
            <table:table-row>
              <table:table-cell office:value-type="string">
                <text:p>Direito Constitucional I</text:p>
              </table:table-cell>
              <table:table-cell office:value-type="float" office:value="0.0482333333333333">
                <text:p>0.0482333333333333</text:p>
              </table:table-cell>
            </table:table-row>
            <table:table-row>
              <table:table-cell office:value-type="string">
                <text:p>Fisiologia Humana</text:p>
              </table:table-cell>
              <table:table-cell office:value-type="float" office:value="0.04765">
                <text:p>0.04765</text:p>
              </table:table-cell>
            </table:table-row>
            <table:table-row>
              <table:table-cell office:value-type="string">
                <text:p>Cálculo II</text:p>
              </table:table-cell>
              <table:table-cell office:value-type="float" office:value="0.0428666666666667">
                <text:p>0.0428666666666667</text:p>
              </table:table-cell>
            </table:table-row>
            <table:table-row>
              <table:table-cell office:value-type="string">
                <text:p>Direito Processual Civil I</text:p>
              </table:table-cell>
              <table:table-cell office:value-type="float" office:value="0.0427666666666667">
                <text:p>0.0427666666666667</text:p>
              </table:table-cell>
            </table:table-row>
            <table:table-row>
              <table:table-cell office:value-type="string">
                <text:p>Cálculo Diferencial e Integral I</text:p>
              </table:table-cell>
              <table:table-cell office:value-type="float" office:value="0.0411166666666667">
                <text:p>0.0411166666666667</text:p>
              </table:table-cell>
            </table:table-row>
            <table:table-row>
              <table:table-cell office:value-type="string">
                <text:p>Genética</text:p>
              </table:table-cell>
              <table:table-cell office:value-type="float" office:value="0.03855">
                <text:p>0.03855</text:p>
              </table:table-cell>
            </table:table-row>
            <table:table-row>
              <table:table-cell office:value-type="string">
                <text:p>Resistência dos Materiais</text:p>
              </table:table-cell>
              <table:table-cell office:value-type="float" office:value="0.0380666666666667">
                <text:p>0.0380666666666667</text:p>
              </table:table-cell>
            </table:table-row>
            <table:table-row>
              <table:table-cell office:value-type="string">
                <text:p>Metodologia Científica</text:p>
              </table:table-cell>
              <table:table-cell office:value-type="float" office:value="0.0357333333333333">
                <text:p>0.0357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